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6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ff99"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fo:background-color="#999999" fo:border="0.06pt solid #000000"/>
    </style:style>
    <style:style style:name="ce5" style:family="table-cell" style:parent-style-name="Default">
      <style:table-cell-properties fo:background-color="#99ff99" fo:border="0.06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06pt solid #000000" fo:background-color="#6666ff" fo:border-left="0.06pt solid #000000" fo:border-right="none" fo:border-top="0.06pt solid #000000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9" style:family="table-cell" style:parent-style-name="Default">
      <style:table-cell-properties fo:background-color="#6666ff"/>
    </style:style>
    <style:style style:name="ce10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</style:style>
    <style:style style:name="ce12" style:family="table-cell" style:parent-style-name="Default">
      <style:table-cell-properties fo:background-color="#6666ff" fo:border="0.06pt solid #000000"/>
      <style:text-properties fo:font-weight="bold" style:font-weight-asian="bold" style:font-weight-complex="bold"/>
    </style:style>
    <style:style style:name="ce13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0.06pt solid #000000" fo:background-color="#6666ff" fo:border-left="none" fo:border-right="none" fo:border-top="0.06pt solid #000000"/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</style:style>
    <style:style style:name="ce17" style:family="table-cell" style:parent-style-name="Default">
      <style:table-cell-properties fo:background-color="transparent"/>
    </style:style>
    <style:style style:name="ce18" style:family="table-cell" style:parent-style-name="Default">
      <style:table-cell-properties fo:border-bottom="0.06pt solid #000000" fo:background-color="#6666ff" fo:border-left="none" fo:border-right="none" fo:border-top="0.06pt solid #000000"/>
    </style:style>
    <style:style style:name="ce19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20" style:family="table-cell" style:parent-style-name="Default">
      <style:table-cell-properties fo:background-color="#99ff99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6666ff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0.06pt solid #000000" fo:background-color="#99ff99" fo:border-left="0.06pt solid #000000" fo:border-right="none" fo:border-top="0.06pt solid #000000"/>
      <style:text-properties fo:font-weight="bold" style:font-weight-asian="bold" style:font-weight-complex="bold"/>
    </style:style>
    <style:style style:name="ce2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24" style:family="table-cell" style:parent-style-name="Default">
      <style:table-cell-properties fo:border-bottom="0.06pt solid #000000" fo:background-color="#ff9900" fo:border-left="0.06pt solid #000000" fo:border-right="none" fo:border-top="0.06pt solid #000000"/>
      <style:text-properties fo:font-weight="bold" style:font-weight-asian="bold" style:font-weight-complex="bold"/>
    </style:style>
    <style:style style:name="ce25" style:family="table-cell" style:parent-style-name="Default">
      <style:table-cell-properties fo:border-bottom="0.06pt solid #000000" fo:background-color="#99ff99" fo:border-left="none" fo:border-right="none" fo:border-top="0.06pt solid #000000"/>
      <style:text-properties fo:font-weight="bold" style:font-weight-asian="bold" style:font-weight-complex="bold"/>
    </style:style>
    <style:style style:name="ce26" style:family="table-cell" style:parent-style-name="Default">
      <style:table-cell-properties fo:border-bottom="0.06pt solid #000000" fo:background-color="#ff9900" fo:border-left="none" fo:border-right="none" fo:border-top="0.06pt solid #000000"/>
      <style:text-properties fo:font-weight="bold" style:font-weight-asian="bold" style:font-weight-complex="bold"/>
    </style:style>
    <style:style style:name="ce27" style:family="table-cell" style:parent-style-name="Default">
      <style:table-cell-properties fo:border-bottom="0.06pt solid #000000" fo:background-color="#99ff99" style:text-align-source="value-type" style:repeat-content="false" fo:border-left="none" fo:border-right="none" fo:border-top="0.06pt solid #000000"/>
      <style:paragraph-properties fo:margin-left="0mm"/>
    </style:style>
    <style:style style:name="ce28" style:family="table-cell" style:parent-style-name="Default">
      <style:table-cell-properties fo:border-bottom="0.06pt solid #000000" fo:background-color="#ff9900" fo:border-left="none" fo:border-right="none" fo:border-top="0.06pt solid #000000"/>
    </style:style>
    <style:style style:name="ce29" style:family="table-cell" style:parent-style-name="Default">
      <style:table-cell-properties fo:border-bottom="0.06pt solid #000000" fo:background-color="#99ff99" style:text-align-source="value-type" style:repeat-content="false" fo:border-left="none" fo:border-right="none" fo:border-top="0.06pt solid #000000"/>
      <style:paragraph-properties fo:margin-left="0mm"/>
      <style:text-properties fo:font-weight="bold" style:font-weight-asian="bold" style:font-weight-complex="bold"/>
    </style:style>
    <style:style style:name="ce30" style:family="table-cell" style:parent-style-name="Default">
      <style:table-cell-properties fo:border-bottom="0.06pt solid #000000" fo:background-color="#6666ff" fo:border-left="none" fo:border-right="0.06pt solid #000000" fo:border-top="0.06pt solid #000000"/>
    </style:style>
    <style:style style:name="ce31" style:family="table-cell" style:parent-style-name="Default">
      <style:table-cell-properties fo:background-color="#6666ff" style:text-align-source="fix" style:repeat-content="false" fo:border="none"/>
      <style:paragraph-properties fo:text-align="center" fo:margin-left="0mm"/>
      <style:text-properties fo:color="#ff33ff"/>
    </style:style>
    <style:style style:name="ce32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mm"/>
      <style:text-properties fo:color="#000000" fo:font-style="normal" fo:font-weight="bold" style:font-style-asian="normal" style:font-weight-asian="bold" style:font-style-complex="normal" style:font-weight-complex="bold"/>
    </style:style>
    <style:style style:name="ce33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mm"/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ce34" style:family="table-cell" style:parent-style-name="Default">
      <style:table-cell-properties style:text-align-source="fix" style:repeat-content="false" fo:background-color="transparent"/>
      <style:paragraph-properties fo:text-align="end" fo:margin-left="0mm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36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37" style:family="table-cell" style:parent-style-name="Default">
      <style:table-cell-properties fo:background-color="#ff9900"/>
    </style:style>
    <style:style style:name="ce38" style:family="table-cell" style:parent-style-name="Default">
      <style:table-cell-properties fo:background-color="#ff9900" fo:border="0.06pt solid #000000"/>
      <style:text-properties fo:font-weight="bold" style:font-weight-asian="bold" style:font-weight-complex="bold"/>
    </style:style>
    <style:style style:name="ce39" style:family="table-cell" style:parent-style-name="Default">
      <style:table-cell-properties fo:border-bottom="0.06pt solid #000000" fo:background-color="#99ff99" fo:border-left="none" fo:border-right="none" fo:border-top="0.06pt solid #000000"/>
    </style:style>
    <style:style style:name="ce40" style:family="table-cell" style:parent-style-name="Default">
      <style:table-cell-properties fo:background-color="#6666ff" style:text-align-source="fix" style:repeat-content="false" fo:border="none"/>
      <style:paragraph-properties fo:text-align="center" fo:margin-left="0mm"/>
      <style:text-properties fo:color="#000000" fo:font-weight="bold" style:font-weight-asian="bold" style:font-weight-complex="bold"/>
    </style:style>
    <style:style style:name="ce41" style:family="table-cell" style:parent-style-name="Default">
      <style:table-cell-properties fo:border-bottom="0.06pt solid #000000" fo:background-color="#99ff99" fo:border-left="none" fo:border-right="0.06pt solid #000000" fo:border-top="0.06pt solid #000000"/>
    </style:style>
    <style:style style:name="ce42" style:family="table-cell" style:parent-style-name="Default">
      <style:table-cell-properties fo:border-bottom="0.06pt solid #000000" fo:background-color="#ff9900" fo:border-left="none" fo:border-right="0.06pt solid #000000" fo:border-top="0.06pt solid #000000"/>
    </style:style>
    <style:style style:name="ce43" style:family="table-cell" style:parent-style-name="Default">
      <style:table-cell-properties style:text-align-source="value-type" style:repeat-content="false" fo:background-color="transparent"/>
      <style:paragraph-properties fo:margin-left="0mm"/>
    </style:style>
    <style:style style:name="ce44" style:family="table-cell" style:parent-style-name="Default">
      <style:table-cell-properties fo:background-color="#ff9900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999999" fo:border="0.06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e46" style:family="table-cell" style:parent-style-name="Default">
      <style:table-cell-properties fo:background-color="#ff9900" style:text-align-source="fix" style:repeat-content="false" fo:border="none"/>
      <style:paragraph-properties fo:text-align="center" fo:margin-left="0mm"/>
      <style:text-properties fo:color="#ff33ff"/>
    </style:style>
    <style:style style:name="ce47" style:family="table-cell" style:parent-style-name="Default">
      <style:table-cell-properties fo:background-color="#ff9900" style:text-align-source="fix" style:repeat-content="false" fo:border="none"/>
      <style:paragraph-properties fo:text-align="center" fo:margin-left="0mm"/>
      <style:text-properties fo:color="#000000"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Tempos" table:style-name="ta1">
        <table:table-column table:style-name="co1" table:number-columns-repeated="23" table:default-cell-style-name="Default"/>
        <table:table-row table:style-name="ro1">
          <table:table-cell table:style-name="ce1" table:number-columns-repeated="3"/>
          <table:table-cell table:style-name="ce20" office:value-type="string" calcext:value-type="string">
            <text:p>SEQUENCIAL</text:p>
          </table:table-cell>
          <table:table-cell table:style-name="ce1" table:number-columns-repeated="3"/>
          <table:table-cell table:style-name="ce3"/>
          <table:table-cell table:style-name="ce31" table:number-columns-repeated="3"/>
          <table:table-cell table:style-name="ce40" office:value-type="string" calcext:value-type="string">
            <text:p>THREADS</text:p>
          </table:table-cell>
          <table:table-cell table:style-name="ce31" table:number-columns-repeated="3"/>
          <table:table-cell table:style-name="ce3"/>
          <table:table-cell table:style-name="ce46" table:number-columns-repeated="3"/>
          <table:table-cell table:style-name="ce47" office:value-type="string" calcext:value-type="string">
            <text:p>PROCESSOS</text:p>
          </table:table-cell>
          <table:table-cell table:style-name="ce46" table:number-columns-repeated="3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100000" calcext:value-type="float">
            <text:p>100000</text:p>
          </table:table-cell>
          <table:table-cell table:style-name="ce2" office:value-type="float" office:value="1000000" calcext:value-type="float">
            <text:p>1000000</text:p>
          </table:table-cell>
          <table:table-cell table:style-name="ce2" office:value-type="float" office:value="10000000" calcext:value-type="float">
            <text:p>10000000</text:p>
          </table:table-cell>
          <table:table-cell table:style-name="ce3"/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100" calcext:value-type="float">
            <text:p>100</text:p>
          </table:table-cell>
          <table:table-cell table:style-name="ce32" office:value-type="float" office:value="1000" calcext:value-type="float">
            <text:p>1000</text:p>
          </table:table-cell>
          <table:table-cell table:style-name="ce32" office:value-type="float" office:value="10000" calcext:value-type="float">
            <text:p>10000</text:p>
          </table:table-cell>
          <table:table-cell table:style-name="ce32" office:value-type="float" office:value="100000" calcext:value-type="float">
            <text:p>100000</text:p>
          </table:table-cell>
          <table:table-cell table:style-name="ce45" office:value-type="float" office:value="1000000" calcext:value-type="float">
            <text:p>1000000</text:p>
          </table:table-cell>
          <table:table-cell table:style-name="ce45" office:value-type="float" office:value="10000000" calcext:value-type="float">
            <text:p>10000000</text:p>
          </table:table-cell>
          <table:table-cell table:style-name="ce3" office:value-type="string" calcext:value-type="string">
            <text:p>tam_vet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office:value-type="float" office:value="1000" calcext:value-type="float">
            <text:p>1000</text:p>
          </table:table-cell>
          <table:table-cell table:style-name="ce10" office:value-type="float" office:value="10000" calcext:value-type="float">
            <text:p>10000</text:p>
          </table:table-cell>
          <table:table-cell table:style-name="ce10" office:value-type="float" office:value="1000000" calcext:value-type="float">
            <text:p>1000000</text:p>
          </table:table-cell>
          <table:table-cell table:style-name="ce10" office:value-type="float" office:value="10000000" calcext:value-type="float">
            <text:p>10000000</text:p>
          </table:table-cell>
        </table:table-row>
        <table:table-row table:style-name="ro1">
          <table:table-cell table:style-name="ce2" table:number-columns-repeated="7"/>
          <table:table-cell table:style-name="ce3" office:value-type="string" calcext:value-type="string">
            <text:p>tam_vet</text:p>
          </table:table-cell>
          <table:table-cell table:number-columns-repeated="7" table:style-name="ce33" office:value-type="float" office:value="2" calcext:value-type="float">
            <text:p>2</text:p>
          </table:table-cell>
          <table:table-cell table:style-name="ce3" office:value-type="string" calcext:value-type="string">
            <text:p>qtd_pt</text:p>
          </table:table-cell>
          <table:table-cell table:number-columns-repeated="7" table:style-name="ce11" office:value-type="float" office:value="2" calcext:value-type="float">
            <text:p>2</text:p>
          </table:table-cell>
        </table:table-row>
        <table:table-row table:style-name="ro1">
          <table:table-cell table:style-name="ce3" office:value-type="float" office:value="0.000039" calcext:value-type="float">
            <text:p>0,000039</text:p>
          </table:table-cell>
          <table:table-cell table:style-name="ce8" office:value-type="float" office:value="0.000046" calcext:value-type="float">
            <text:p>0,000046</text:p>
          </table:table-cell>
          <table:table-cell table:style-name="ce8" office:value-type="float" office:value="0.000172" calcext:value-type="float">
            <text:p>0,000172</text:p>
          </table:table-cell>
          <table:table-cell table:style-name="ce8" office:value-type="float" office:value="0.000976" calcext:value-type="float">
            <text:p>0,000976</text:p>
          </table:table-cell>
          <table:table-cell table:style-name="ce8" office:value-type="float" office:value="0.012576" calcext:value-type="float">
            <text:p>0,012576</text:p>
          </table:table-cell>
          <table:table-cell table:style-name="ce8" office:value-type="float" office:value="0.10449" calcext:value-type="float">
            <text:p>0,10449</text:p>
          </table:table-cell>
          <table:table-cell table:style-name="ce8" office:value-type="float" office:value="0.950736" calcext:value-type="float">
            <text:p>0,950736</text:p>
          </table:table-cell>
          <table:table-cell table:style-name="ce3"/>
          <table:table-cell table:style-name="ce34" office:value-type="float" office:value="0.000227" calcext:value-type="float">
            <text:p>0,000227</text:p>
          </table:table-cell>
          <table:table-cell office:value-type="float" office:value="0.000198" calcext:value-type="float">
            <text:p>0,000198</text:p>
          </table:table-cell>
          <table:table-cell table:style-name="ce34" office:value-type="float" office:value="0.000232" calcext:value-type="float">
            <text:p>0,000232</text:p>
          </table:table-cell>
          <table:table-cell office:value-type="float" office:value="0.000617" calcext:value-type="float">
            <text:p>0,000617</text:p>
          </table:table-cell>
          <table:table-cell table:style-name="ce43" office:value-type="float" office:value="0.006427" calcext:value-type="float">
            <text:p>0,006427</text:p>
          </table:table-cell>
          <table:table-cell office:value-type="float" office:value="0.04815" calcext:value-type="float">
            <text:p>0,04815</text:p>
          </table:table-cell>
          <table:table-cell table:style-name="ce34" office:value-type="float" office:value="0.520481" calcext:value-type="float">
            <text:p>0,520481</text:p>
          </table:table-cell>
          <table:table-cell table:style-name="ce3"/>
          <table:table-cell table:style-name="ce34" office:value-type="float" office:value="0.000479" calcext:value-type="float">
            <text:p>0,000479</text:p>
          </table:table-cell>
          <table:table-cell office:value-type="float" office:value="0.000844" calcext:value-type="float">
            <text:p>0,000844</text:p>
          </table:table-cell>
          <table:table-cell table:style-name="ce34" office:value-type="float" office:value="0.000819" calcext:value-type="float">
            <text:p>0,000819</text:p>
          </table:table-cell>
          <table:table-cell office:value-type="float" office:value="0.001529" calcext:value-type="float">
            <text:p>0,001529</text:p>
          </table:table-cell>
          <table:table-cell table:style-name="ce34" office:value-type="float" office:value="0.011175" calcext:value-type="float">
            <text:p>0,011175</text:p>
          </table:table-cell>
          <table:table-cell office:value-type="float" office:value="0.096478" calcext:value-type="float">
            <text:p>0,096478</text:p>
          </table:table-cell>
          <table:table-cell table:style-name="ce34" office:value-type="float" office:value="0.97936" calcext:value-type="float">
            <text:p>0,97936</text:p>
          </table:table-cell>
        </table:table-row>
        <table:table-row table:style-name="ro1">
          <table:table-cell table:style-name="ce3" office:value-type="float" office:value="0.000033" calcext:value-type="float">
            <text:p>0,000033</text:p>
          </table:table-cell>
          <table:table-cell table:style-name="ce8" office:value-type="float" office:value="0.000042" calcext:value-type="float">
            <text:p>0,000042</text:p>
          </table:table-cell>
          <table:table-cell table:style-name="ce8" office:value-type="float" office:value="0.000173" calcext:value-type="float">
            <text:p>0,000173</text:p>
          </table:table-cell>
          <table:table-cell table:style-name="ce8" office:value-type="float" office:value="0.001073" calcext:value-type="float">
            <text:p>0,001073</text:p>
          </table:table-cell>
          <table:table-cell table:style-name="ce8" office:value-type="float" office:value="0.01008" calcext:value-type="float">
            <text:p>0,01008</text:p>
          </table:table-cell>
          <table:table-cell table:style-name="ce8" office:value-type="float" office:value="0.095669" calcext:value-type="float">
            <text:p>0,095669</text:p>
          </table:table-cell>
          <table:table-cell table:style-name="ce8" office:value-type="float" office:value="0.951427" calcext:value-type="float">
            <text:p>0,951427</text:p>
          </table:table-cell>
          <table:table-cell table:style-name="ce3"/>
          <table:table-cell table:style-name="ce34" office:value-type="float" office:value="0.000117" calcext:value-type="float">
            <text:p>0,000117</text:p>
          </table:table-cell>
          <table:table-cell office:value-type="float" office:value="0.000195" calcext:value-type="float">
            <text:p>0,000195</text:p>
          </table:table-cell>
          <table:table-cell table:style-name="ce34" office:value-type="float" office:value="0.000267" calcext:value-type="float">
            <text:p>0,000267</text:p>
          </table:table-cell>
          <table:table-cell office:value-type="float" office:value="0.000583" calcext:value-type="float">
            <text:p>0,000583</text:p>
          </table:table-cell>
          <table:table-cell table:style-name="ce43" office:value-type="float" office:value="0.007537" calcext:value-type="float">
            <text:p>0,007537</text:p>
          </table:table-cell>
          <table:table-cell office:value-type="float" office:value="0.049765" calcext:value-type="float">
            <text:p>0,049765</text:p>
          </table:table-cell>
          <table:table-cell table:style-name="ce34" office:value-type="float" office:value="0.500467" calcext:value-type="float">
            <text:p>0,500467</text:p>
          </table:table-cell>
          <table:table-cell table:style-name="ce3"/>
          <table:table-cell table:style-name="ce34" office:value-type="float" office:value="0.000437" calcext:value-type="float">
            <text:p>0,000437</text:p>
          </table:table-cell>
          <table:table-cell office:value-type="float" office:value="0.000939" calcext:value-type="float">
            <text:p>0,000939</text:p>
          </table:table-cell>
          <table:table-cell table:style-name="ce34" office:value-type="float" office:value="0.000969" calcext:value-type="float">
            <text:p>0,000969</text:p>
          </table:table-cell>
          <table:table-cell office:value-type="float" office:value="0.001498" calcext:value-type="float">
            <text:p>0,001498</text:p>
          </table:table-cell>
          <table:table-cell table:style-name="ce34" office:value-type="float" office:value="0.010397" calcext:value-type="float">
            <text:p>0,010397</text:p>
          </table:table-cell>
          <table:table-cell office:value-type="float" office:value="0.096549" calcext:value-type="float">
            <text:p>0,096549</text:p>
          </table:table-cell>
          <table:table-cell table:style-name="ce34" office:value-type="float" office:value="0.991258" calcext:value-type="float">
            <text:p>0,991258</text:p>
          </table:table-cell>
        </table:table-row>
        <table:table-row table:style-name="ro1">
          <table:table-cell table:style-name="ce3" office:value-type="float" office:value="0.000021" calcext:value-type="float">
            <text:p>0,000021</text:p>
          </table:table-cell>
          <table:table-cell table:style-name="ce8" office:value-type="float" office:value="0.000053" calcext:value-type="float">
            <text:p>0,000053</text:p>
          </table:table-cell>
          <table:table-cell table:style-name="ce8" office:value-type="float" office:value="0.000165" calcext:value-type="float">
            <text:p>0,000165</text:p>
          </table:table-cell>
          <table:table-cell table:style-name="ce8" office:value-type="float" office:value="0.001019" calcext:value-type="float">
            <text:p>0,001019</text:p>
          </table:table-cell>
          <table:table-cell table:style-name="ce8" office:value-type="float" office:value="0.009565" calcext:value-type="float">
            <text:p>0,009565</text:p>
          </table:table-cell>
          <table:table-cell table:style-name="ce8" office:value-type="float" office:value="0.095877" calcext:value-type="float">
            <text:p>0,095877</text:p>
          </table:table-cell>
          <table:table-cell table:style-name="ce8" office:value-type="float" office:value="0.951969" calcext:value-type="float">
            <text:p>0,951969</text:p>
          </table:table-cell>
          <table:table-cell table:style-name="ce3"/>
          <table:table-cell table:style-name="ce34" office:value-type="float" office:value="0.000087" calcext:value-type="float">
            <text:p>0,000087</text:p>
          </table:table-cell>
          <table:table-cell office:value-type="float" office:value="0.000144" calcext:value-type="float">
            <text:p>0,000144</text:p>
          </table:table-cell>
          <table:table-cell table:style-name="ce34" office:value-type="float" office:value="0.000359" calcext:value-type="float">
            <text:p>0,000359</text:p>
          </table:table-cell>
          <table:table-cell office:value-type="float" office:value="0.000812" calcext:value-type="float">
            <text:p>0,000812</text:p>
          </table:table-cell>
          <table:table-cell table:style-name="ce43" office:value-type="float" office:value="0.00493" calcext:value-type="float">
            <text:p>0,00493</text:p>
          </table:table-cell>
          <table:table-cell office:value-type="float" office:value="0.048108" calcext:value-type="float">
            <text:p>0,048108</text:p>
          </table:table-cell>
          <table:table-cell table:style-name="ce34" office:value-type="float" office:value="0.48412" calcext:value-type="float">
            <text:p>0,48412</text:p>
          </table:table-cell>
          <table:table-cell/>
          <table:table-cell table:style-name="ce34" office:value-type="float" office:value="0.000393" calcext:value-type="float">
            <text:p>0,000393</text:p>
          </table:table-cell>
          <table:table-cell office:value-type="float" office:value="0.000786" calcext:value-type="float">
            <text:p>0,000786</text:p>
          </table:table-cell>
          <table:table-cell table:style-name="ce34" office:value-type="float" office:value="0.000761" calcext:value-type="float">
            <text:p>0,000761</text:p>
          </table:table-cell>
          <table:table-cell office:value-type="float" office:value="0.001446" calcext:value-type="float">
            <text:p>0,001446</text:p>
          </table:table-cell>
          <table:table-cell table:style-name="ce34" office:value-type="float" office:value="0.010068" calcext:value-type="float">
            <text:p>0,010068</text:p>
          </table:table-cell>
          <table:table-cell office:value-type="float" office:value="0.096646" calcext:value-type="float">
            <text:p>0,096646</text:p>
          </table:table-cell>
          <table:table-cell table:style-name="ce34" office:value-type="float" office:value="0.992729" calcext:value-type="float">
            <text:p>0,992729</text:p>
          </table:table-cell>
        </table:table-row>
        <table:table-row table:style-name="ro1">
          <table:table-cell table:style-name="ce3" office:value-type="float" office:value="0.000021" calcext:value-type="float">
            <text:p>0,000021</text:p>
          </table:table-cell>
          <table:table-cell table:style-name="ce8" office:value-type="float" office:value="0.00004" calcext:value-type="float">
            <text:p>0,00004</text:p>
          </table:table-cell>
          <table:table-cell table:style-name="ce8" office:value-type="float" office:value="0.000158" calcext:value-type="float">
            <text:p>0,000158</text:p>
          </table:table-cell>
          <table:table-cell table:style-name="ce8" office:value-type="float" office:value="0.001032" calcext:value-type="float">
            <text:p>0,001032</text:p>
          </table:table-cell>
          <table:table-cell table:style-name="ce8" office:value-type="float" office:value="0.009566" calcext:value-type="float">
            <text:p>0,009566</text:p>
          </table:table-cell>
          <table:table-cell table:style-name="ce8" office:value-type="float" office:value="0.095693" calcext:value-type="float">
            <text:p>0,095693</text:p>
          </table:table-cell>
          <table:table-cell table:style-name="ce8" office:value-type="float" office:value="0.950438" calcext:value-type="float">
            <text:p>0,950438</text:p>
          </table:table-cell>
          <table:table-cell table:style-name="ce3"/>
          <table:table-cell table:style-name="ce34" office:value-type="float" office:value="0.000134" calcext:value-type="float">
            <text:p>0,000134</text:p>
          </table:table-cell>
          <table:table-cell office:value-type="float" office:value="0.000194" calcext:value-type="float">
            <text:p>0,000194</text:p>
          </table:table-cell>
          <table:table-cell table:style-name="ce34" office:value-type="float" office:value="0.000219" calcext:value-type="float">
            <text:p>0,000219</text:p>
          </table:table-cell>
          <table:table-cell office:value-type="float" office:value="0.000966" calcext:value-type="float">
            <text:p>0,000966</text:p>
          </table:table-cell>
          <table:table-cell table:style-name="ce43" office:value-type="float" office:value="0.004889" calcext:value-type="float">
            <text:p>0,004889</text:p>
          </table:table-cell>
          <table:table-cell office:value-type="float" office:value="0.049468" calcext:value-type="float">
            <text:p>0,049468</text:p>
          </table:table-cell>
          <table:table-cell table:style-name="ce34" office:value-type="float" office:value="0.477239" calcext:value-type="float">
            <text:p>0,477239</text:p>
          </table:table-cell>
          <table:table-cell/>
          <table:table-cell table:style-name="ce34" office:value-type="float" office:value="0.000568" calcext:value-type="float">
            <text:p>0,000568</text:p>
          </table:table-cell>
          <table:table-cell office:value-type="float" office:value="0.000851" calcext:value-type="float">
            <text:p>0,000851</text:p>
          </table:table-cell>
          <table:table-cell table:style-name="ce34" office:value-type="float" office:value="0.000695" calcext:value-type="float">
            <text:p>0,000695</text:p>
          </table:table-cell>
          <table:table-cell office:value-type="float" office:value="0.001472" calcext:value-type="float">
            <text:p>0,001472</text:p>
          </table:table-cell>
          <table:table-cell table:style-name="ce34" office:value-type="float" office:value="0.010153" calcext:value-type="float">
            <text:p>0,010153</text:p>
          </table:table-cell>
          <table:table-cell office:value-type="float" office:value="0.118356" calcext:value-type="float">
            <text:p>0,118356</text:p>
          </table:table-cell>
          <table:table-cell table:style-name="ce34" office:value-type="float" office:value="0.981384" calcext:value-type="float">
            <text:p>0,981384</text:p>
          </table:table-cell>
        </table:table-row>
        <table:table-row table:style-name="ro1">
          <table:table-cell table:style-name="ce3" office:value-type="float" office:value="0.000026" calcext:value-type="float">
            <text:p>0,000026</text:p>
          </table:table-cell>
          <table:table-cell table:style-name="ce8" office:value-type="float" office:value="0.000049" calcext:value-type="float">
            <text:p>0,000049</text:p>
          </table:table-cell>
          <table:table-cell table:style-name="ce8" office:value-type="float" office:value="0.000167" calcext:value-type="float">
            <text:p>0,000167</text:p>
          </table:table-cell>
          <table:table-cell table:style-name="ce8" office:value-type="float" office:value="0.000964" calcext:value-type="float">
            <text:p>0,000964</text:p>
          </table:table-cell>
          <table:table-cell table:style-name="ce8" office:value-type="float" office:value="0.009661" calcext:value-type="float">
            <text:p>0,009661</text:p>
          </table:table-cell>
          <table:table-cell table:style-name="ce8" office:value-type="float" office:value="0.108639" calcext:value-type="float">
            <text:p>0,108639</text:p>
          </table:table-cell>
          <table:table-cell table:style-name="ce8" office:value-type="float" office:value="0.951539" calcext:value-type="float">
            <text:p>0,951539</text:p>
          </table:table-cell>
          <table:table-cell table:style-name="ce3"/>
          <table:table-cell table:style-name="ce34" office:value-type="float" office:value="0.000116" calcext:value-type="float">
            <text:p>0,000116</text:p>
          </table:table-cell>
          <table:table-cell office:value-type="float" office:value="0.000163" calcext:value-type="float">
            <text:p>0,000163</text:p>
          </table:table-cell>
          <table:table-cell table:style-name="ce34" office:value-type="float" office:value="0.000195" calcext:value-type="float">
            <text:p>0,000195</text:p>
          </table:table-cell>
          <table:table-cell office:value-type="float" office:value="0.001089" calcext:value-type="float">
            <text:p>0,001089</text:p>
          </table:table-cell>
          <table:table-cell table:style-name="ce43" office:value-type="float" office:value="0.004864" calcext:value-type="float">
            <text:p>0,004864</text:p>
          </table:table-cell>
          <table:table-cell office:value-type="float" office:value="0.080918" calcext:value-type="float">
            <text:p>0,080918</text:p>
          </table:table-cell>
          <table:table-cell table:style-name="ce34" office:value-type="float" office:value="0.523465" calcext:value-type="float">
            <text:p>0,523465</text:p>
          </table:table-cell>
          <table:table-cell/>
          <table:table-cell table:style-name="ce34" office:value-type="float" office:value="0.000466" calcext:value-type="float">
            <text:p>0,000466</text:p>
          </table:table-cell>
          <table:table-cell office:value-type="float" office:value="0.000689" calcext:value-type="float">
            <text:p>0,000689</text:p>
          </table:table-cell>
          <table:table-cell table:style-name="ce34" office:value-type="float" office:value="0.000783" calcext:value-type="float">
            <text:p>0,000783</text:p>
          </table:table-cell>
          <table:table-cell office:value-type="float" office:value="0.001497" calcext:value-type="float">
            <text:p>0,001497</text:p>
          </table:table-cell>
          <table:table-cell table:style-name="ce34" office:value-type="float" office:value="0.010977" calcext:value-type="float">
            <text:p>0,010977</text:p>
          </table:table-cell>
          <table:table-cell office:value-type="float" office:value="0.120422" calcext:value-type="float">
            <text:p>0,120422</text:p>
          </table:table-cell>
          <table:table-cell table:style-name="ce34" office:value-type="float" office:value="1.017026" calcext:value-type="float">
            <text:p>1,017026</text:p>
          </table:table-cell>
        </table:table-row>
        <table:table-row table:style-name="ro1">
          <table:table-cell table:style-name="ce3" office:value-type="float" office:value="0.00002" calcext:value-type="float">
            <text:p>0,00002</text:p>
          </table:table-cell>
          <table:table-cell table:style-name="ce8" office:value-type="float" office:value="0.000067" calcext:value-type="float">
            <text:p>0,000067</text:p>
          </table:table-cell>
          <table:table-cell table:style-name="ce8" office:value-type="float" office:value="0.000173" calcext:value-type="float">
            <text:p>0,000173</text:p>
          </table:table-cell>
          <table:table-cell table:style-name="ce8" office:value-type="float" office:value="0.000981" calcext:value-type="float">
            <text:p>0,000981</text:p>
          </table:table-cell>
          <table:table-cell table:style-name="ce8" office:value-type="float" office:value="0.010183" calcext:value-type="float">
            <text:p>0,010183</text:p>
          </table:table-cell>
          <table:table-cell table:style-name="ce8" office:value-type="float" office:value="0.115872" calcext:value-type="float">
            <text:p>0,115872</text:p>
          </table:table-cell>
          <table:table-cell table:style-name="ce8" office:value-type="float" office:value="0.951444" calcext:value-type="float">
            <text:p>0,951444</text:p>
          </table:table-cell>
          <table:table-cell table:style-name="ce3"/>
          <table:table-cell table:style-name="ce34" office:value-type="float" office:value="0.000079" calcext:value-type="float">
            <text:p>0,000079</text:p>
          </table:table-cell>
          <table:table-cell office:value-type="float" office:value="0.000158" calcext:value-type="float">
            <text:p>0,000158</text:p>
          </table:table-cell>
          <table:table-cell table:style-name="ce34" office:value-type="float" office:value="0.000203" calcext:value-type="float">
            <text:p>0,000203</text:p>
          </table:table-cell>
          <table:table-cell office:value-type="float" office:value="0.000883" calcext:value-type="float">
            <text:p>0,000883</text:p>
          </table:table-cell>
          <table:table-cell table:style-name="ce43" office:value-type="float" office:value="0.007937" calcext:value-type="float">
            <text:p>0,007937</text:p>
          </table:table-cell>
          <table:table-cell office:value-type="float" office:value="0.074489" calcext:value-type="float">
            <text:p>0,074489</text:p>
          </table:table-cell>
          <table:table-cell table:style-name="ce34" office:value-type="float" office:value="0.475976" calcext:value-type="float">
            <text:p>0,475976</text:p>
          </table:table-cell>
          <table:table-cell/>
          <table:table-cell table:style-name="ce34" office:value-type="float" office:value="0.00051" calcext:value-type="float">
            <text:p>0,00051</text:p>
          </table:table-cell>
          <table:table-cell office:value-type="float" office:value="0.00069" calcext:value-type="float">
            <text:p>0,00069</text:p>
          </table:table-cell>
          <table:table-cell table:style-name="ce34" office:value-type="float" office:value="0.000663" calcext:value-type="float">
            <text:p>0,000663</text:p>
          </table:table-cell>
          <table:table-cell office:value-type="float" office:value="0.001497" calcext:value-type="float">
            <text:p>0,001497</text:p>
          </table:table-cell>
          <table:table-cell table:style-name="ce34" office:value-type="float" office:value="0.010384" calcext:value-type="float">
            <text:p>0,010384</text:p>
          </table:table-cell>
          <table:table-cell office:value-type="float" office:value="0.127247" calcext:value-type="float">
            <text:p>0,127247</text:p>
          </table:table-cell>
          <table:table-cell table:style-name="ce34" office:value-type="float" office:value="0.999025" calcext:value-type="float">
            <text:p>0,999025</text:p>
          </table:table-cell>
        </table:table-row>
        <table:table-row table:style-name="ro1">
          <table:table-cell table:style-name="ce3" office:value-type="float" office:value="0.000025" calcext:value-type="float">
            <text:p>0,000025</text:p>
          </table:table-cell>
          <table:table-cell table:style-name="ce8" office:value-type="float" office:value="0.000044" calcext:value-type="float">
            <text:p>0,000044</text:p>
          </table:table-cell>
          <table:table-cell table:style-name="ce8" office:value-type="float" office:value="0.000148" calcext:value-type="float">
            <text:p>0,000148</text:p>
          </table:table-cell>
          <table:table-cell table:style-name="ce8" office:value-type="float" office:value="0.00097" calcext:value-type="float">
            <text:p>0,00097</text:p>
          </table:table-cell>
          <table:table-cell table:style-name="ce8" office:value-type="float" office:value="0.009573" calcext:value-type="float">
            <text:p>0,009573</text:p>
          </table:table-cell>
          <table:table-cell table:style-name="ce8" office:value-type="float" office:value="0.118914" calcext:value-type="float">
            <text:p>0,118914</text:p>
          </table:table-cell>
          <table:table-cell table:style-name="ce8" office:value-type="float" office:value="0.950801" calcext:value-type="float">
            <text:p>0,950801</text:p>
          </table:table-cell>
          <table:table-cell/>
          <table:table-cell table:style-name="ce34" office:value-type="float" office:value="0.000119" calcext:value-type="float">
            <text:p>0,000119</text:p>
          </table:table-cell>
          <table:table-cell office:value-type="float" office:value="0.000166" calcext:value-type="float">
            <text:p>0,000166</text:p>
          </table:table-cell>
          <table:table-cell table:style-name="ce34" office:value-type="float" office:value="0.000191" calcext:value-type="float">
            <text:p>0,000191</text:p>
          </table:table-cell>
          <table:table-cell office:value-type="float" office:value="0.000845" calcext:value-type="float">
            <text:p>0,000845</text:p>
          </table:table-cell>
          <table:table-cell table:style-name="ce43" office:value-type="float" office:value="0.004879" calcext:value-type="float">
            <text:p>0,004879</text:p>
          </table:table-cell>
          <table:table-cell office:value-type="float" office:value="0.048195" calcext:value-type="float">
            <text:p>0,048195</text:p>
          </table:table-cell>
          <table:table-cell table:style-name="ce34" office:value-type="float" office:value="0.481162" calcext:value-type="float">
            <text:p>0,481162</text:p>
          </table:table-cell>
          <table:table-cell/>
          <table:table-cell table:style-name="ce34" office:value-type="float" office:value="0.000422" calcext:value-type="float">
            <text:p>0,000422</text:p>
          </table:table-cell>
          <table:table-cell office:value-type="float" office:value="0.000668" calcext:value-type="float">
            <text:p>0,000668</text:p>
          </table:table-cell>
          <table:table-cell table:style-name="ce34" office:value-type="float" office:value="0.000618" calcext:value-type="float">
            <text:p>0,000618</text:p>
          </table:table-cell>
          <table:table-cell office:value-type="float" office:value="0.001521" calcext:value-type="float">
            <text:p>0,001521</text:p>
          </table:table-cell>
          <table:table-cell table:style-name="ce34" office:value-type="float" office:value="0.010042" calcext:value-type="float">
            <text:p>0,010042</text:p>
          </table:table-cell>
          <table:table-cell office:value-type="float" office:value="0.096571" calcext:value-type="float">
            <text:p>0,096571</text:p>
          </table:table-cell>
          <table:table-cell table:style-name="ce34" office:value-type="float" office:value="0.950269" calcext:value-type="float">
            <text:p>0,950269</text:p>
          </table:table-cell>
        </table:table-row>
        <table:table-row table:style-name="ro1">
          <table:table-cell table:style-name="ce3" office:value-type="float" office:value="0.000025" calcext:value-type="float">
            <text:p>0,000025</text:p>
          </table:table-cell>
          <table:table-cell table:style-name="ce8" office:value-type="float" office:value="0.000042" calcext:value-type="float">
            <text:p>0,000042</text:p>
          </table:table-cell>
          <table:table-cell table:style-name="ce8" office:value-type="float" office:value="0.000146" calcext:value-type="float">
            <text:p>0,000146</text:p>
          </table:table-cell>
          <table:table-cell office:value-type="float" office:value="0.000963" calcext:value-type="float">
            <text:p>0,000963</text:p>
          </table:table-cell>
          <table:table-cell table:style-name="ce8" office:value-type="float" office:value="0.009509" calcext:value-type="float">
            <text:p>0,009509</text:p>
          </table:table-cell>
          <table:table-cell table:style-name="ce8" office:value-type="float" office:value="0.120742" calcext:value-type="float">
            <text:p>0,120742</text:p>
          </table:table-cell>
          <table:table-cell table:style-name="ce8" office:value-type="float" office:value="0.951903" calcext:value-type="float">
            <text:p>0,951903</text:p>
          </table:table-cell>
          <table:table-cell/>
          <table:table-cell table:style-name="ce34" office:value-type="float" office:value="0.000109" calcext:value-type="float">
            <text:p>0,000109</text:p>
          </table:table-cell>
          <table:table-cell office:value-type="float" office:value="0.000143" calcext:value-type="float">
            <text:p>0,000143</text:p>
          </table:table-cell>
          <table:table-cell table:style-name="ce34" office:value-type="float" office:value="0.000169" calcext:value-type="float">
            <text:p>0,000169</text:p>
          </table:table-cell>
          <table:table-cell office:value-type="float" office:value="0.000808" calcext:value-type="float">
            <text:p>0,000808</text:p>
          </table:table-cell>
          <table:table-cell table:style-name="ce43" office:value-type="float" office:value="0.00557" calcext:value-type="float">
            <text:p>0,00557</text:p>
          </table:table-cell>
          <table:table-cell office:value-type="float" office:value="0.056315" calcext:value-type="float">
            <text:p>0,056315</text:p>
          </table:table-cell>
          <table:table-cell table:style-name="ce34" office:value-type="float" office:value="0.477699" calcext:value-type="float">
            <text:p>0,477699</text:p>
          </table:table-cell>
          <table:table-cell/>
          <table:table-cell table:style-name="ce34" office:value-type="float" office:value="0.000386" calcext:value-type="float">
            <text:p>0,000386</text:p>
          </table:table-cell>
          <table:table-cell office:value-type="float" office:value="0.000595" calcext:value-type="float">
            <text:p>0,000595</text:p>
          </table:table-cell>
          <table:table-cell table:style-name="ce34" office:value-type="float" office:value="0.000678" calcext:value-type="float">
            <text:p>0,000678</text:p>
          </table:table-cell>
          <table:table-cell office:value-type="float" office:value="0.001474" calcext:value-type="float">
            <text:p>0,001474</text:p>
          </table:table-cell>
          <table:table-cell table:style-name="ce34" office:value-type="float" office:value="0.010268" calcext:value-type="float">
            <text:p>0,010268</text:p>
          </table:table-cell>
          <table:table-cell office:value-type="float" office:value="0.096148" calcext:value-type="float">
            <text:p>0,096148</text:p>
          </table:table-cell>
          <table:table-cell table:style-name="ce34" office:value-type="float" office:value="0.982836" calcext:value-type="float">
            <text:p>0,982836</text:p>
          </table:table-cell>
        </table:table-row>
        <table:table-row table:style-name="ro1">
          <table:table-cell table:style-name="ce3" office:value-type="float" office:value="0.00002" calcext:value-type="float">
            <text:p>0,00002</text:p>
          </table:table-cell>
          <table:table-cell table:style-name="ce8" office:value-type="float" office:value="0.000037" calcext:value-type="float">
            <text:p>0,000037</text:p>
          </table:table-cell>
          <table:table-cell table:style-name="ce8" office:value-type="float" office:value="0.000153" calcext:value-type="float">
            <text:p>0,000153</text:p>
          </table:table-cell>
          <table:table-cell office:value-type="float" office:value="0.000973" calcext:value-type="float">
            <text:p>0,000973</text:p>
          </table:table-cell>
          <table:table-cell table:style-name="ce8" office:value-type="float" office:value="0.009534" calcext:value-type="float">
            <text:p>0,009534</text:p>
          </table:table-cell>
          <table:table-cell office:value-type="float" office:value="0.101714" calcext:value-type="float">
            <text:p>0,101714</text:p>
          </table:table-cell>
          <table:table-cell table:style-name="ce8" office:value-type="float" office:value="0.951322" calcext:value-type="float">
            <text:p>0,951322</text:p>
          </table:table-cell>
          <table:table-cell/>
          <table:table-cell table:style-name="ce34" office:value-type="float" office:value="0.000088" calcext:value-type="float">
            <text:p>0,000088</text:p>
          </table:table-cell>
          <table:table-cell office:value-type="float" office:value="0.000134" calcext:value-type="float">
            <text:p>0,000134</text:p>
          </table:table-cell>
          <table:table-cell table:style-name="ce34" office:value-type="float" office:value="0.000196" calcext:value-type="float">
            <text:p>0,000196</text:p>
          </table:table-cell>
          <table:table-cell office:value-type="float" office:value="0.000558" calcext:value-type="float">
            <text:p>0,000558</text:p>
          </table:table-cell>
          <table:table-cell table:style-name="ce43" office:value-type="float" office:value="0.007307" calcext:value-type="float">
            <text:p>0,007307</text:p>
          </table:table-cell>
          <table:table-cell office:value-type="float" office:value="0.050997" calcext:value-type="float">
            <text:p>0,050997</text:p>
          </table:table-cell>
          <table:table-cell table:style-name="ce34" office:value-type="float" office:value="0.479673" calcext:value-type="float">
            <text:p>0,479673</text:p>
          </table:table-cell>
          <table:table-cell/>
          <table:table-cell table:style-name="ce34" office:value-type="float" office:value="0.000393" calcext:value-type="float">
            <text:p>0,000393</text:p>
          </table:table-cell>
          <table:table-cell office:value-type="float" office:value="0.000692" calcext:value-type="float">
            <text:p>0,000692</text:p>
          </table:table-cell>
          <table:table-cell table:style-name="ce34" office:value-type="float" office:value="0.000608" calcext:value-type="float">
            <text:p>0,000608</text:p>
          </table:table-cell>
          <table:table-cell office:value-type="float" office:value="0.001478" calcext:value-type="float">
            <text:p>0,001478</text:p>
          </table:table-cell>
          <table:table-cell table:style-name="ce34" office:value-type="float" office:value="0.010823" calcext:value-type="float">
            <text:p>0,010823</text:p>
          </table:table-cell>
          <table:table-cell office:value-type="float" office:value="0.097338" calcext:value-type="float">
            <text:p>0,097338</text:p>
          </table:table-cell>
          <table:table-cell table:style-name="ce34" office:value-type="float" office:value="0.969945" calcext:value-type="float">
            <text:p>0,969945</text:p>
          </table:table-cell>
        </table:table-row>
        <table:table-row table:style-name="ro1">
          <table:table-cell table:style-name="ce3" office:value-type="float" office:value="0.000038" calcext:value-type="float">
            <text:p>0,000038</text:p>
          </table:table-cell>
          <table:table-cell table:style-name="ce8" office:value-type="float" office:value="0.000041" calcext:value-type="float">
            <text:p>0,000041</text:p>
          </table:table-cell>
          <table:table-cell office:value-type="float" office:value="0.000155" calcext:value-type="float">
            <text:p>0,000155</text:p>
          </table:table-cell>
          <table:table-cell office:value-type="float" office:value="0.000966" calcext:value-type="float">
            <text:p>0,000966</text:p>
          </table:table-cell>
          <table:table-cell table:style-name="ce8" office:value-type="float" office:value="0.009496" calcext:value-type="float">
            <text:p>0,009496</text:p>
          </table:table-cell>
          <table:table-cell office:value-type="float" office:value="0.095485" calcext:value-type="float">
            <text:p>0,095485</text:p>
          </table:table-cell>
          <table:table-cell table:style-name="ce8" office:value-type="float" office:value="0.951469" calcext:value-type="float">
            <text:p>0,951469</text:p>
          </table:table-cell>
          <table:table-cell/>
          <table:table-cell table:style-name="ce34" office:value-type="float" office:value="0.000157" calcext:value-type="float">
            <text:p>0,000157</text:p>
          </table:table-cell>
          <table:table-cell office:value-type="float" office:value="0.000149" calcext:value-type="float">
            <text:p>0,000149</text:p>
          </table:table-cell>
          <table:table-cell table:style-name="ce34" office:value-type="float" office:value="0.000173" calcext:value-type="float">
            <text:p>0,000173</text:p>
          </table:table-cell>
          <table:table-cell office:value-type="float" office:value="0.000575" calcext:value-type="float">
            <text:p>0,000575</text:p>
          </table:table-cell>
          <table:table-cell table:style-name="ce43" office:value-type="float" office:value="0.007525" calcext:value-type="float">
            <text:p>0,007525</text:p>
          </table:table-cell>
          <table:table-cell office:value-type="float" office:value="0.04793" calcext:value-type="float">
            <text:p>0,04793</text:p>
          </table:table-cell>
          <table:table-cell table:style-name="ce34" office:value-type="float" office:value="0.478433" calcext:value-type="float">
            <text:p>0,478433</text:p>
          </table:table-cell>
          <table:table-cell/>
          <table:table-cell table:style-name="ce34" office:value-type="float" office:value="0.00048" calcext:value-type="float">
            <text:p>0,00048</text:p>
          </table:table-cell>
          <table:table-cell office:value-type="float" office:value="0.000625" calcext:value-type="float">
            <text:p>0,000625</text:p>
          </table:table-cell>
          <table:table-cell table:style-name="ce34" office:value-type="float" office:value="0.000634" calcext:value-type="float">
            <text:p>0,000634</text:p>
          </table:table-cell>
          <table:table-cell office:value-type="float" office:value="0.001492" calcext:value-type="float">
            <text:p>0,001492</text:p>
          </table:table-cell>
          <table:table-cell table:style-name="ce34" office:value-type="float" office:value="0.010199" calcext:value-type="float">
            <text:p>0,010199</text:p>
          </table:table-cell>
          <table:table-cell office:value-type="float" office:value="0.096511" calcext:value-type="float">
            <text:p>0,096511</text:p>
          </table:table-cell>
          <table:table-cell table:style-name="ce34" office:value-type="float" office:value="1.015919" calcext:value-type="float">
            <text:p>1,015919</text:p>
          </table:table-cell>
        </table:table-row>
        <table:table-row table:style-name="ro1">
          <table:table-cell table:style-name="ce3" office:value-type="float" office:value="0.000021" calcext:value-type="float">
            <text:p>0,000021</text:p>
          </table:table-cell>
          <table:table-cell table:style-name="ce8" office:value-type="float" office:value="0.000036" calcext:value-type="float">
            <text:p>0,000036</text:p>
          </table:table-cell>
          <table:table-cell office:value-type="float" office:value="0.000147" calcext:value-type="float">
            <text:p>0,000147</text:p>
          </table:table-cell>
          <table:table-cell office:value-type="float" office:value="0.000964" calcext:value-type="float">
            <text:p>0,000964</text:p>
          </table:table-cell>
          <table:table-cell table:style-name="ce8" office:value-type="float" office:value="0.00951" calcext:value-type="float">
            <text:p>0,00951</text:p>
          </table:table-cell>
          <table:table-cell office:value-type="float" office:value="0.101462" calcext:value-type="float">
            <text:p>0,101462</text:p>
          </table:table-cell>
          <table:table-cell table:style-name="ce8" office:value-type="float" office:value="0.95072" calcext:value-type="float">
            <text:p>0,95072</text:p>
          </table:table-cell>
          <table:table-cell/>
          <table:table-cell table:style-name="ce34" office:value-type="float" office:value="0.0001" calcext:value-type="float">
            <text:p>0,0001</text:p>
          </table:table-cell>
          <table:table-cell office:value-type="float" office:value="0.00015" calcext:value-type="float">
            <text:p>0,00015</text:p>
          </table:table-cell>
          <table:table-cell table:style-name="ce34" office:value-type="float" office:value="0.000202" calcext:value-type="float">
            <text:p>0,000202</text:p>
          </table:table-cell>
          <table:table-cell office:value-type="float" office:value="0.000599" calcext:value-type="float">
            <text:p>0,000599</text:p>
          </table:table-cell>
          <table:table-cell table:style-name="ce43" office:value-type="float" office:value="0.004826" calcext:value-type="float">
            <text:p>0,004826</text:p>
          </table:table-cell>
          <table:table-cell office:value-type="float" office:value="0.047917" calcext:value-type="float">
            <text:p>0,047917</text:p>
          </table:table-cell>
          <table:table-cell table:style-name="ce34" office:value-type="float" office:value="0.476907" calcext:value-type="float">
            <text:p>0,476907</text:p>
          </table:table-cell>
          <table:table-cell/>
          <table:table-cell table:style-name="ce34" office:value-type="float" office:value="0.000382" calcext:value-type="float">
            <text:p>0,000382</text:p>
          </table:table-cell>
          <table:table-cell office:value-type="float" office:value="0.000734" calcext:value-type="float">
            <text:p>0,000734</text:p>
          </table:table-cell>
          <table:table-cell table:style-name="ce34" office:value-type="float" office:value="0.000977" calcext:value-type="float">
            <text:p>0,000977</text:p>
          </table:table-cell>
          <table:table-cell office:value-type="float" office:value="0.001444" calcext:value-type="float">
            <text:p>0,001444</text:p>
          </table:table-cell>
          <table:table-cell table:style-name="ce34" office:value-type="float" office:value="0.010542" calcext:value-type="float">
            <text:p>0,010542</text:p>
          </table:table-cell>
          <table:table-cell office:value-type="float" office:value="0.096659" calcext:value-type="float">
            <text:p>0,096659</text:p>
          </table:table-cell>
          <table:table-cell table:style-name="ce34" office:value-type="float" office:value="0.969851" calcext:value-type="float">
            <text:p>0,969851</text:p>
          </table:table-cell>
        </table:table-row>
        <table:table-row table:style-name="ro1">
          <table:table-cell table:style-name="ce3" office:value-type="float" office:value="0.000023" calcext:value-type="float">
            <text:p>0,000023</text:p>
          </table:table-cell>
          <table:table-cell table:style-name="ce8" office:value-type="float" office:value="0.000062" calcext:value-type="float">
            <text:p>0,000062</text:p>
          </table:table-cell>
          <table:table-cell office:value-type="float" office:value="0.000176" calcext:value-type="float">
            <text:p>0,000176</text:p>
          </table:table-cell>
          <table:table-cell office:value-type="float" office:value="0.000968" calcext:value-type="float">
            <text:p>0,000968</text:p>
          </table:table-cell>
          <table:table-cell table:style-name="ce8" office:value-type="float" office:value="0.009486" calcext:value-type="float">
            <text:p>0,009486</text:p>
          </table:table-cell>
          <table:table-cell office:value-type="float" office:value="0.095648" calcext:value-type="float">
            <text:p>0,095648</text:p>
          </table:table-cell>
          <table:table-cell table:style-name="ce8" office:value-type="float" office:value="0.951419" calcext:value-type="float">
            <text:p>0,951419</text:p>
          </table:table-cell>
          <table:table-cell/>
          <table:table-cell table:style-name="ce34" office:value-type="float" office:value="0.000086" calcext:value-type="float">
            <text:p>0,000086</text:p>
          </table:table-cell>
          <table:table-cell office:value-type="float" office:value="0.000135" calcext:value-type="float">
            <text:p>0,000135</text:p>
          </table:table-cell>
          <table:table-cell table:style-name="ce34" office:value-type="float" office:value="0.000177" calcext:value-type="float">
            <text:p>0,000177</text:p>
          </table:table-cell>
          <table:table-cell office:value-type="float" office:value="0.000806" calcext:value-type="float">
            <text:p>0,000806</text:p>
          </table:table-cell>
          <table:table-cell table:style-name="ce43" office:value-type="float" office:value="0.007522" calcext:value-type="float">
            <text:p>0,007522</text:p>
          </table:table-cell>
          <table:table-cell office:value-type="float" office:value="0.051172" calcext:value-type="float">
            <text:p>0,051172</text:p>
          </table:table-cell>
          <table:table-cell table:style-name="ce34" office:value-type="float" office:value="0.476547" calcext:value-type="float">
            <text:p>0,476547</text:p>
          </table:table-cell>
          <table:table-cell/>
          <table:table-cell table:style-name="ce34" office:value-type="float" office:value="0.000374" calcext:value-type="float">
            <text:p>0,000374</text:p>
          </table:table-cell>
          <table:table-cell office:value-type="float" office:value="0.000719" calcext:value-type="float">
            <text:p>0,000719</text:p>
          </table:table-cell>
          <table:table-cell table:style-name="ce34" office:value-type="float" office:value="0.00069" calcext:value-type="float">
            <text:p>0,00069</text:p>
          </table:table-cell>
          <table:table-cell office:value-type="float" office:value="0.001407" calcext:value-type="float">
            <text:p>0,001407</text:p>
          </table:table-cell>
          <table:table-cell table:style-name="ce34" office:value-type="float" office:value="0.010725" calcext:value-type="float">
            <text:p>0,010725</text:p>
          </table:table-cell>
          <table:table-cell office:value-type="float" office:value="0.130064" calcext:value-type="float">
            <text:p>0,130064</text:p>
          </table:table-cell>
          <table:table-cell table:style-name="ce34" office:value-type="float" office:value="1.006533" calcext:value-type="float">
            <text:p>1,006533</text:p>
          </table:table-cell>
        </table:table-row>
        <table:table-row table:style-name="ro1">
          <table:table-cell table:style-name="ce3" office:value-type="float" office:value="0.000019" calcext:value-type="float">
            <text:p>0,000019</text:p>
          </table:table-cell>
          <table:table-cell table:style-name="ce8" office:value-type="float" office:value="0.000043" calcext:value-type="float">
            <text:p>0,000043</text:p>
          </table:table-cell>
          <table:table-cell office:value-type="float" office:value="0.00016" calcext:value-type="float">
            <text:p>0,00016</text:p>
          </table:table-cell>
          <table:table-cell office:value-type="float" office:value="0.000967" calcext:value-type="float">
            <text:p>0,000967</text:p>
          </table:table-cell>
          <table:table-cell table:style-name="ce8" office:value-type="float" office:value="0.009521" calcext:value-type="float">
            <text:p>0,009521</text:p>
          </table:table-cell>
          <table:table-cell office:value-type="float" office:value="0.101086" calcext:value-type="float">
            <text:p>0,101086</text:p>
          </table:table-cell>
          <table:table-cell table:style-name="ce8" office:value-type="float" office:value="0.950847" calcext:value-type="float">
            <text:p>0,950847</text:p>
          </table:table-cell>
          <table:table-cell/>
          <table:table-cell table:style-name="ce34" office:value-type="float" office:value="0.00008" calcext:value-type="float">
            <text:p>0,00008</text:p>
          </table:table-cell>
          <table:table-cell office:value-type="float" office:value="0.000159" calcext:value-type="float">
            <text:p>0,000159</text:p>
          </table:table-cell>
          <table:table-cell table:style-name="ce34" office:value-type="float" office:value="0.000242" calcext:value-type="float">
            <text:p>0,000242</text:p>
          </table:table-cell>
          <table:table-cell office:value-type="float" office:value="0.000851" calcext:value-type="float">
            <text:p>0,000851</text:p>
          </table:table-cell>
          <table:table-cell table:style-name="ce43" office:value-type="float" office:value="0.005328" calcext:value-type="float">
            <text:p>0,005328</text:p>
          </table:table-cell>
          <table:table-cell office:value-type="float" office:value="0.047878" calcext:value-type="float">
            <text:p>0,047878</text:p>
          </table:table-cell>
          <table:table-cell table:style-name="ce34" office:value-type="float" office:value="0.529184" calcext:value-type="float">
            <text:p>0,529184</text:p>
          </table:table-cell>
          <table:table-cell/>
          <table:table-cell table:style-name="ce34" office:value-type="float" office:value="0.000377" calcext:value-type="float">
            <text:p>0,000377</text:p>
          </table:table-cell>
          <table:table-cell office:value-type="float" office:value="0.000776" calcext:value-type="float">
            <text:p>0,000776</text:p>
          </table:table-cell>
          <table:table-cell table:style-name="ce34" office:value-type="float" office:value="0.000776" calcext:value-type="float">
            <text:p>0,000776</text:p>
          </table:table-cell>
          <table:table-cell office:value-type="float" office:value="0.001417" calcext:value-type="float">
            <text:p>0,001417</text:p>
          </table:table-cell>
          <table:table-cell table:style-name="ce34" office:value-type="float" office:value="0.01079" calcext:value-type="float">
            <text:p>0,01079</text:p>
          </table:table-cell>
          <table:table-cell office:value-type="float" office:value="0.096595" calcext:value-type="float">
            <text:p>0,096595</text:p>
          </table:table-cell>
          <table:table-cell table:style-name="ce34" office:value-type="float" office:value="1.022593" calcext:value-type="float">
            <text:p>1,022593</text:p>
          </table:table-cell>
        </table:table-row>
        <table:table-row table:style-name="ro1">
          <table:table-cell table:style-name="ce3" office:value-type="float" office:value="0.000019" calcext:value-type="float">
            <text:p>0,000019</text:p>
          </table:table-cell>
          <table:table-cell table:style-name="ce8" office:value-type="float" office:value="0.000049" calcext:value-type="float">
            <text:p>0,000049</text:p>
          </table:table-cell>
          <table:table-cell office:value-type="float" office:value="0.000142" calcext:value-type="float">
            <text:p>0,000142</text:p>
          </table:table-cell>
          <table:table-cell office:value-type="float" office:value="0.001013" calcext:value-type="float">
            <text:p>0,001013</text:p>
          </table:table-cell>
          <table:table-cell table:style-name="ce8" office:value-type="float" office:value="0.009496" calcext:value-type="float">
            <text:p>0,009496</text:p>
          </table:table-cell>
          <table:table-cell office:value-type="float" office:value="0.117394" calcext:value-type="float">
            <text:p>0,117394</text:p>
          </table:table-cell>
          <table:table-cell table:style-name="ce8" office:value-type="float" office:value="0.950563" calcext:value-type="float">
            <text:p>0,950563</text:p>
          </table:table-cell>
          <table:table-cell/>
          <table:table-cell table:style-name="ce34" office:value-type="float" office:value="0.000079" calcext:value-type="float">
            <text:p>0,000079</text:p>
          </table:table-cell>
          <table:table-cell office:value-type="float" office:value="0.000542" calcext:value-type="float">
            <text:p>0,000542</text:p>
          </table:table-cell>
          <table:table-cell table:style-name="ce34" office:value-type="float" office:value="0.000193" calcext:value-type="float">
            <text:p>0,000193</text:p>
          </table:table-cell>
          <table:table-cell office:value-type="float" office:value="0.000841" calcext:value-type="float">
            <text:p>0,000841</text:p>
          </table:table-cell>
          <table:table-cell table:style-name="ce43" office:value-type="float" office:value="0.004874" calcext:value-type="float">
            <text:p>0,004874</text:p>
          </table:table-cell>
          <table:table-cell office:value-type="float" office:value="0.047912" calcext:value-type="float">
            <text:p>0,047912</text:p>
          </table:table-cell>
          <table:table-cell table:style-name="ce34" office:value-type="float" office:value="0.476566" calcext:value-type="float">
            <text:p>0,476566</text:p>
          </table:table-cell>
          <table:table-cell/>
          <table:table-cell table:style-name="ce34" office:value-type="float" office:value="0.000388" calcext:value-type="float">
            <text:p>0,000388</text:p>
          </table:table-cell>
          <table:table-cell office:value-type="float" office:value="0.000642" calcext:value-type="float">
            <text:p>0,000642</text:p>
          </table:table-cell>
          <table:table-cell table:style-name="ce34" office:value-type="float" office:value="0.00059" calcext:value-type="float">
            <text:p>0,00059</text:p>
          </table:table-cell>
          <table:table-cell office:value-type="float" office:value="0.001563" calcext:value-type="float">
            <text:p>0,001563</text:p>
          </table:table-cell>
          <table:table-cell table:style-name="ce34" office:value-type="float" office:value="0.010032" calcext:value-type="float">
            <text:p>0,010032</text:p>
          </table:table-cell>
          <table:table-cell office:value-type="float" office:value="0.11022" calcext:value-type="float">
            <text:p>0,11022</text:p>
          </table:table-cell>
          <table:table-cell table:style-name="ce34" office:value-type="float" office:value="1.02613" calcext:value-type="float">
            <text:p>1,02613</text:p>
          </table:table-cell>
        </table:table-row>
        <table:table-row table:style-name="ro1">
          <table:table-cell table:style-name="ce3" office:value-type="float" office:value="0.00002" calcext:value-type="float">
            <text:p>0,00002</text:p>
          </table:table-cell>
          <table:table-cell table:style-name="ce8" office:value-type="float" office:value="0.000043" calcext:value-type="float">
            <text:p>0,000043</text:p>
          </table:table-cell>
          <table:table-cell office:value-type="float" office:value="0.000146" calcext:value-type="float">
            <text:p>0,000146</text:p>
          </table:table-cell>
          <table:table-cell office:value-type="float" office:value="0.000999" calcext:value-type="float">
            <text:p>0,000999</text:p>
          </table:table-cell>
          <table:table-cell table:style-name="ce8" office:value-type="float" office:value="0.009573" calcext:value-type="float">
            <text:p>0,009573</text:p>
          </table:table-cell>
          <table:table-cell office:value-type="float" office:value="0.095736" calcext:value-type="float">
            <text:p>0,095736</text:p>
          </table:table-cell>
          <table:table-cell table:style-name="ce8" office:value-type="float" office:value="0.952126" calcext:value-type="float">
            <text:p>0,952126</text:p>
          </table:table-cell>
          <table:table-cell/>
          <table:table-cell table:style-name="ce34" office:value-type="float" office:value="0.000082" calcext:value-type="float">
            <text:p>0,000082</text:p>
          </table:table-cell>
          <table:table-cell office:value-type="float" office:value="0.000126" calcext:value-type="float">
            <text:p>0,000126</text:p>
          </table:table-cell>
          <table:table-cell table:style-name="ce34" office:value-type="float" office:value="0.000163" calcext:value-type="float">
            <text:p>0,000163</text:p>
          </table:table-cell>
          <table:table-cell office:value-type="float" office:value="0.000577" calcext:value-type="float">
            <text:p>0,000577</text:p>
          </table:table-cell>
          <table:table-cell table:style-name="ce43" office:value-type="float" office:value="0.004827" calcext:value-type="float">
            <text:p>0,004827</text:p>
          </table:table-cell>
          <table:table-cell office:value-type="float" office:value="0.04798" calcext:value-type="float">
            <text:p>0,04798</text:p>
          </table:table-cell>
          <table:table-cell table:style-name="ce34" office:value-type="float" office:value="0.486923" calcext:value-type="float">
            <text:p>0,486923</text:p>
          </table:table-cell>
          <table:table-cell/>
          <table:table-cell table:style-name="ce34" office:value-type="float" office:value="0.000377" calcext:value-type="float">
            <text:p>0,000377</text:p>
          </table:table-cell>
          <table:table-cell office:value-type="float" office:value="0.000559" calcext:value-type="float">
            <text:p>0,000559</text:p>
          </table:table-cell>
          <table:table-cell table:style-name="ce34" office:value-type="float" office:value="0.00057" calcext:value-type="float">
            <text:p>0,00057</text:p>
          </table:table-cell>
          <table:table-cell office:value-type="float" office:value="0.001353" calcext:value-type="float">
            <text:p>0,001353</text:p>
          </table:table-cell>
          <table:table-cell table:style-name="ce34" office:value-type="float" office:value="0.010063" calcext:value-type="float">
            <text:p>0,010063</text:p>
          </table:table-cell>
          <table:table-cell office:value-type="float" office:value="0.0971" calcext:value-type="float">
            <text:p>0,0971</text:p>
          </table:table-cell>
          <table:table-cell table:style-name="ce34" office:value-type="float" office:value="0.972779" calcext:value-type="float">
            <text:p>0,972779</text:p>
          </table:table-cell>
        </table:table-row>
        <table:table-row table:style-name="ro1">
          <table:table-cell table:style-name="ce3" office:value-type="float" office:value="0.000025" calcext:value-type="float">
            <text:p>0,000025</text:p>
          </table:table-cell>
          <table:table-cell table:style-name="ce8" office:value-type="float" office:value="0.000033" calcext:value-type="float">
            <text:p>0,000033</text:p>
          </table:table-cell>
          <table:table-cell office:value-type="float" office:value="0.000139" calcext:value-type="float">
            <text:p>0,000139</text:p>
          </table:table-cell>
          <table:table-cell office:value-type="float" office:value="0.000985" calcext:value-type="float">
            <text:p>0,000985</text:p>
          </table:table-cell>
          <table:table-cell table:style-name="ce8" office:value-type="float" office:value="0.009855" calcext:value-type="float">
            <text:p>0,009855</text:p>
          </table:table-cell>
          <table:table-cell office:value-type="float" office:value="0.095426" calcext:value-type="float">
            <text:p>0,095426</text:p>
          </table:table-cell>
          <table:table-cell table:style-name="ce8" office:value-type="float" office:value="0.951049" calcext:value-type="float">
            <text:p>0,951049</text:p>
          </table:table-cell>
          <table:table-cell/>
          <table:table-cell table:style-name="ce34" office:value-type="float" office:value="0.000094" calcext:value-type="float">
            <text:p>0,000094</text:p>
          </table:table-cell>
          <table:table-cell office:value-type="float" office:value="0.000104" calcext:value-type="float">
            <text:p>0,000104</text:p>
          </table:table-cell>
          <table:table-cell table:style-name="ce34" office:value-type="float" office:value="0.000172" calcext:value-type="float">
            <text:p>0,000172</text:p>
          </table:table-cell>
          <table:table-cell office:value-type="float" office:value="0.000561" calcext:value-type="float">
            <text:p>0,000561</text:p>
          </table:table-cell>
          <table:table-cell table:style-name="ce43" office:value-type="float" office:value="0.00753" calcext:value-type="float">
            <text:p>0,00753</text:p>
          </table:table-cell>
          <table:table-cell office:value-type="float" office:value="0.047839" calcext:value-type="float">
            <text:p>0,047839</text:p>
          </table:table-cell>
          <table:table-cell table:style-name="ce34" office:value-type="float" office:value="0.480833" calcext:value-type="float">
            <text:p>0,480833</text:p>
          </table:table-cell>
          <table:table-cell/>
          <table:table-cell table:style-name="ce34" office:value-type="float" office:value="0.000383" calcext:value-type="float">
            <text:p>0,000383</text:p>
          </table:table-cell>
          <table:table-cell office:value-type="float" office:value="0.000599" calcext:value-type="float">
            <text:p>0,000599</text:p>
          </table:table-cell>
          <table:table-cell table:style-name="ce34" office:value-type="float" office:value="0.000603" calcext:value-type="float">
            <text:p>0,000603</text:p>
          </table:table-cell>
          <table:table-cell office:value-type="float" office:value="0.001363" calcext:value-type="float">
            <text:p>0,001363</text:p>
          </table:table-cell>
          <table:table-cell table:style-name="ce34" office:value-type="float" office:value="0.010128" calcext:value-type="float">
            <text:p>0,010128</text:p>
          </table:table-cell>
          <table:table-cell office:value-type="float" office:value="0.127859" calcext:value-type="float">
            <text:p>0,127859</text:p>
          </table:table-cell>
          <table:table-cell table:style-name="ce34" office:value-type="float" office:value="0.978516" calcext:value-type="float">
            <text:p>0,978516</text:p>
          </table:table-cell>
        </table:table-row>
        <table:table-row table:style-name="ro1">
          <table:table-cell table:style-name="ce3" office:value-type="float" office:value="0.000021" calcext:value-type="float">
            <text:p>0,000021</text:p>
          </table:table-cell>
          <table:table-cell table:style-name="ce8" office:value-type="float" office:value="0.000035" calcext:value-type="float">
            <text:p>0,000035</text:p>
          </table:table-cell>
          <table:table-cell office:value-type="float" office:value="0.00014" calcext:value-type="float">
            <text:p>0,00014</text:p>
          </table:table-cell>
          <table:table-cell office:value-type="float" office:value="0.000989" calcext:value-type="float">
            <text:p>0,000989</text:p>
          </table:table-cell>
          <table:table-cell table:style-name="ce8" office:value-type="float" office:value="0.009754" calcext:value-type="float">
            <text:p>0,009754</text:p>
          </table:table-cell>
          <table:table-cell office:value-type="float" office:value="0.095703" calcext:value-type="float">
            <text:p>0,095703</text:p>
          </table:table-cell>
          <table:table-cell table:style-name="ce8" office:value-type="float" office:value="0.952412" calcext:value-type="float">
            <text:p>0,952412</text:p>
          </table:table-cell>
          <table:table-cell/>
          <table:table-cell table:style-name="ce34" office:value-type="float" office:value="0.000099" calcext:value-type="float">
            <text:p>0,000099</text:p>
          </table:table-cell>
          <table:table-cell office:value-type="float" office:value="0.000107" calcext:value-type="float">
            <text:p>0,000107</text:p>
          </table:table-cell>
          <table:table-cell table:style-name="ce34" office:value-type="float" office:value="0.000168" calcext:value-type="float">
            <text:p>0,000168</text:p>
          </table:table-cell>
          <table:table-cell office:value-type="float" office:value="0.000566" calcext:value-type="float">
            <text:p>0,000566</text:p>
          </table:table-cell>
          <table:table-cell table:style-name="ce43" office:value-type="float" office:value="0.004988" calcext:value-type="float">
            <text:p>0,004988</text:p>
          </table:table-cell>
          <table:table-cell office:value-type="float" office:value="0.057851" calcext:value-type="float">
            <text:p>0,057851</text:p>
          </table:table-cell>
          <table:table-cell table:style-name="ce34" office:value-type="float" office:value="0.475353" calcext:value-type="float">
            <text:p>0,475353</text:p>
          </table:table-cell>
          <table:table-cell/>
          <table:table-cell table:style-name="ce34" office:value-type="float" office:value="0.00045" calcext:value-type="float">
            <text:p>0,00045</text:p>
          </table:table-cell>
          <table:table-cell office:value-type="float" office:value="0.000536" calcext:value-type="float">
            <text:p>0,000536</text:p>
          </table:table-cell>
          <table:table-cell table:style-name="ce34" office:value-type="float" office:value="0.000584" calcext:value-type="float">
            <text:p>0,000584</text:p>
          </table:table-cell>
          <table:table-cell office:value-type="float" office:value="0.001775" calcext:value-type="float">
            <text:p>0,001775</text:p>
          </table:table-cell>
          <table:table-cell table:style-name="ce34" office:value-type="float" office:value="0.011728" calcext:value-type="float">
            <text:p>0,011728</text:p>
          </table:table-cell>
          <table:table-cell office:value-type="float" office:value="0.125072" calcext:value-type="float">
            <text:p>0,125072</text:p>
          </table:table-cell>
          <table:table-cell table:style-name="ce34" office:value-type="float" office:value="0.97276" calcext:value-type="float">
            <text:p>0,97276</text:p>
          </table:table-cell>
        </table:table-row>
        <table:table-row table:style-name="ro1">
          <table:table-cell table:style-name="ce3" office:value-type="float" office:value="0.000027" calcext:value-type="float">
            <text:p>0,000027</text:p>
          </table:table-cell>
          <table:table-cell table:style-name="ce8" office:value-type="float" office:value="0.000037" calcext:value-type="float">
            <text:p>0,000037</text:p>
          </table:table-cell>
          <table:table-cell office:value-type="float" office:value="0.000131" calcext:value-type="float">
            <text:p>0,000131</text:p>
          </table:table-cell>
          <table:table-cell office:value-type="float" office:value="0.001148" calcext:value-type="float">
            <text:p>0,001148</text:p>
          </table:table-cell>
          <table:table-cell table:style-name="ce8" office:value-type="float" office:value="0.009637" calcext:value-type="float">
            <text:p>0,009637</text:p>
          </table:table-cell>
          <table:table-cell office:value-type="float" office:value="0.125394" calcext:value-type="float">
            <text:p>0,125394</text:p>
          </table:table-cell>
          <table:table-cell table:style-name="ce8" office:value-type="float" office:value="0.951463" calcext:value-type="float">
            <text:p>0,951463</text:p>
          </table:table-cell>
          <table:table-cell/>
          <table:table-cell table:style-name="ce34" office:value-type="float" office:value="0.000315" calcext:value-type="float">
            <text:p>0,000315</text:p>
          </table:table-cell>
          <table:table-cell office:value-type="float" office:value="0.000127" calcext:value-type="float">
            <text:p>0,000127</text:p>
          </table:table-cell>
          <table:table-cell table:style-name="ce34" office:value-type="float" office:value="0.000159" calcext:value-type="float">
            <text:p>0,000159</text:p>
          </table:table-cell>
          <table:table-cell office:value-type="float" office:value="0.003102" calcext:value-type="float">
            <text:p>0,003102</text:p>
          </table:table-cell>
          <table:table-cell table:style-name="ce43" office:value-type="float" office:value="0.004913" calcext:value-type="float">
            <text:p>0,004913</text:p>
          </table:table-cell>
          <table:table-cell office:value-type="float" office:value="0.049491" calcext:value-type="float">
            <text:p>0,049491</text:p>
          </table:table-cell>
          <table:table-cell table:style-name="ce34" office:value-type="float" office:value="0.47632" calcext:value-type="float">
            <text:p>0,47632</text:p>
          </table:table-cell>
          <table:table-cell/>
          <table:table-cell table:style-name="ce34" office:value-type="float" office:value="0.000578" calcext:value-type="float">
            <text:p>0,000578</text:p>
          </table:table-cell>
          <table:table-cell office:value-type="float" office:value="0.000556" calcext:value-type="float">
            <text:p>0,000556</text:p>
          </table:table-cell>
          <table:table-cell table:style-name="ce34" office:value-type="float" office:value="0.000589" calcext:value-type="float">
            <text:p>0,000589</text:p>
          </table:table-cell>
          <table:table-cell office:value-type="float" office:value="0.001959" calcext:value-type="float">
            <text:p>0,001959</text:p>
          </table:table-cell>
          <table:table-cell table:style-name="ce34" office:value-type="float" office:value="0.01008" calcext:value-type="float">
            <text:p>0,01008</text:p>
          </table:table-cell>
          <table:table-cell office:value-type="float" office:value="0.116643" calcext:value-type="float">
            <text:p>0,116643</text:p>
          </table:table-cell>
          <table:table-cell table:style-name="ce34" office:value-type="float" office:value="0.982008" calcext:value-type="float">
            <text:p>0,982008</text:p>
          </table:table-cell>
        </table:table-row>
        <table:table-row table:style-name="ro1">
          <table:table-cell table:style-name="ce3" office:value-type="float" office:value="0.000022" calcext:value-type="float">
            <text:p>0,000022</text:p>
          </table:table-cell>
          <table:table-cell table:style-name="ce8" office:value-type="float" office:value="0.000033" calcext:value-type="float">
            <text:p>0,000033</text:p>
          </table:table-cell>
          <table:table-cell office:value-type="float" office:value="0.000131" calcext:value-type="float">
            <text:p>0,000131</text:p>
          </table:table-cell>
          <table:table-cell office:value-type="float" office:value="0.000977" calcext:value-type="float">
            <text:p>0,000977</text:p>
          </table:table-cell>
          <table:table-cell table:style-name="ce8" office:value-type="float" office:value="0.009514" calcext:value-type="float">
            <text:p>0,009514</text:p>
          </table:table-cell>
          <table:table-cell office:value-type="float" office:value="0.106957" calcext:value-type="float">
            <text:p>0,106957</text:p>
          </table:table-cell>
          <table:table-cell table:style-name="ce8" office:value-type="float" office:value="0.951443" calcext:value-type="float">
            <text:p>0,951443</text:p>
          </table:table-cell>
          <table:table-cell/>
          <table:table-cell table:style-name="ce34" office:value-type="float" office:value="0.000097" calcext:value-type="float">
            <text:p>0,000097</text:p>
          </table:table-cell>
          <table:table-cell office:value-type="float" office:value="0.000109" calcext:value-type="float">
            <text:p>0,000109</text:p>
          </table:table-cell>
          <table:table-cell table:style-name="ce34" office:value-type="float" office:value="0.000156" calcext:value-type="float">
            <text:p>0,000156</text:p>
          </table:table-cell>
          <table:table-cell office:value-type="float" office:value="0.000757" calcext:value-type="float">
            <text:p>0,000757</text:p>
          </table:table-cell>
          <table:table-cell table:style-name="ce43" office:value-type="float" office:value="0.005013" calcext:value-type="float">
            <text:p>0,005013</text:p>
          </table:table-cell>
          <table:table-cell office:value-type="float" office:value="0.053958" calcext:value-type="float">
            <text:p>0,053958</text:p>
          </table:table-cell>
          <table:table-cell table:style-name="ce34" office:value-type="float" office:value="0.481832" calcext:value-type="float">
            <text:p>0,481832</text:p>
          </table:table-cell>
          <table:table-cell/>
          <table:table-cell table:style-name="ce34" office:value-type="float" office:value="0.000385" calcext:value-type="float">
            <text:p>0,000385</text:p>
          </table:table-cell>
          <table:table-cell office:value-type="float" office:value="0.000569" calcext:value-type="float">
            <text:p>0,000569</text:p>
          </table:table-cell>
          <table:table-cell table:style-name="ce34" office:value-type="float" office:value="0.000563" calcext:value-type="float">
            <text:p>0,000563</text:p>
          </table:table-cell>
          <table:table-cell office:value-type="float" office:value="0.001658" calcext:value-type="float">
            <text:p>0,001658</text:p>
          </table:table-cell>
          <table:table-cell table:style-name="ce34" office:value-type="float" office:value="0.010144" calcext:value-type="float">
            <text:p>0,010144</text:p>
          </table:table-cell>
          <table:table-cell office:value-type="float" office:value="0.097024" calcext:value-type="float">
            <text:p>0,097024</text:p>
          </table:table-cell>
          <table:table-cell table:style-name="ce34" office:value-type="float" office:value="0.983946" calcext:value-type="float">
            <text:p>0,983946</text:p>
          </table:table-cell>
        </table:table-row>
        <table:table-row table:style-name="ro1">
          <table:table-cell table:style-name="ce3" office:value-type="float" office:value="0.000021" calcext:value-type="float">
            <text:p>0,000021</text:p>
          </table:table-cell>
          <table:table-cell table:style-name="ce8" office:value-type="float" office:value="0.000034" calcext:value-type="float">
            <text:p>0,000034</text:p>
          </table:table-cell>
          <table:table-cell office:value-type="float" office:value="0.000134" calcext:value-type="float">
            <text:p>0,000134</text:p>
          </table:table-cell>
          <table:table-cell office:value-type="float" office:value="0.000966" calcext:value-type="float">
            <text:p>0,000966</text:p>
          </table:table-cell>
          <table:table-cell table:style-name="ce8" office:value-type="float" office:value="0.009516" calcext:value-type="float">
            <text:p>0,009516</text:p>
          </table:table-cell>
          <table:table-cell office:value-type="float" office:value="0.115386" calcext:value-type="float">
            <text:p>0,115386</text:p>
          </table:table-cell>
          <table:table-cell table:style-name="ce8" office:value-type="float" office:value="0.950287" calcext:value-type="float">
            <text:p>0,950287</text:p>
          </table:table-cell>
          <table:table-cell/>
          <table:table-cell table:style-name="ce34" office:value-type="float" office:value="0.000081" calcext:value-type="float">
            <text:p>0,000081</text:p>
          </table:table-cell>
          <table:table-cell office:value-type="float" office:value="0.000179" calcext:value-type="float">
            <text:p>0,000179</text:p>
          </table:table-cell>
          <table:table-cell table:style-name="ce34" office:value-type="float" office:value="0.000148" calcext:value-type="float">
            <text:p>0,000148</text:p>
          </table:table-cell>
          <table:table-cell office:value-type="float" office:value="0.000585" calcext:value-type="float">
            <text:p>0,000585</text:p>
          </table:table-cell>
          <table:table-cell table:style-name="ce43" office:value-type="float" office:value="0.007854" calcext:value-type="float">
            <text:p>0,007854</text:p>
          </table:table-cell>
          <table:table-cell office:value-type="float" office:value="0.047957" calcext:value-type="float">
            <text:p>0,047957</text:p>
          </table:table-cell>
          <table:table-cell table:style-name="ce34" office:value-type="float" office:value="0.477412" calcext:value-type="float">
            <text:p>0,477412</text:p>
          </table:table-cell>
          <table:table-cell/>
          <table:table-cell table:style-name="ce34" office:value-type="float" office:value="0.000366" calcext:value-type="float">
            <text:p>0,000366</text:p>
          </table:table-cell>
          <table:table-cell office:value-type="float" office:value="0.000535" calcext:value-type="float">
            <text:p>0,000535</text:p>
          </table:table-cell>
          <table:table-cell table:style-name="ce34" office:value-type="float" office:value="0.000562" calcext:value-type="float">
            <text:p>0,000562</text:p>
          </table:table-cell>
          <table:table-cell office:value-type="float" office:value="0.00174" calcext:value-type="float">
            <text:p>0,00174</text:p>
          </table:table-cell>
          <table:table-cell table:style-name="ce34" office:value-type="float" office:value="0.010293" calcext:value-type="float">
            <text:p>0,010293</text:p>
          </table:table-cell>
          <table:table-cell office:value-type="float" office:value="0.104219" calcext:value-type="float">
            <text:p>0,104219</text:p>
          </table:table-cell>
          <table:table-cell table:style-name="ce34" office:value-type="float" office:value="0.972946" calcext:value-type="float">
            <text:p>0,972946</text:p>
          </table:table-cell>
        </table:table-row>
        <table:table-row table:style-name="ro1">
          <table:table-cell table:style-name="ce3" office:value-type="float" office:value="0.000021" calcext:value-type="float">
            <text:p>0,000021</text:p>
          </table:table-cell>
          <table:table-cell table:style-name="ce8" office:value-type="float" office:value="0.000135" calcext:value-type="float">
            <text:p>0,000135</text:p>
          </table:table-cell>
          <table:table-cell office:value-type="float" office:value="0.000136" calcext:value-type="float">
            <text:p>0,000136</text:p>
          </table:table-cell>
          <table:table-cell office:value-type="float" office:value="0.001029" calcext:value-type="float">
            <text:p>0,001029</text:p>
          </table:table-cell>
          <table:table-cell table:style-name="ce8" office:value-type="float" office:value="0.00949" calcext:value-type="float">
            <text:p>0,00949</text:p>
          </table:table-cell>
          <table:table-cell office:value-type="float" office:value="0.098869" calcext:value-type="float">
            <text:p>0,098869</text:p>
          </table:table-cell>
          <table:table-cell table:style-name="ce8" office:value-type="float" office:value="0.951635" calcext:value-type="float">
            <text:p>0,951635</text:p>
          </table:table-cell>
          <table:table-cell/>
          <table:table-cell table:style-name="ce34" office:value-type="float" office:value="0.000079" calcext:value-type="float">
            <text:p>0,000079</text:p>
          </table:table-cell>
          <table:table-cell office:value-type="float" office:value="0.00012" calcext:value-type="float">
            <text:p>0,00012</text:p>
          </table:table-cell>
          <table:table-cell table:style-name="ce34" office:value-type="float" office:value="0.00015" calcext:value-type="float">
            <text:p>0,00015</text:p>
          </table:table-cell>
          <table:table-cell office:value-type="float" office:value="0.000937" calcext:value-type="float">
            <text:p>0,000937</text:p>
          </table:table-cell>
          <table:table-cell table:style-name="ce43" office:value-type="float" office:value="0.004943" calcext:value-type="float">
            <text:p>0,004943</text:p>
          </table:table-cell>
          <table:table-cell office:value-type="float" office:value="0.056157" calcext:value-type="float">
            <text:p>0,056157</text:p>
          </table:table-cell>
          <table:table-cell table:style-name="ce34" office:value-type="float" office:value="0.500792" calcext:value-type="float">
            <text:p>0,500792</text:p>
          </table:table-cell>
          <table:table-cell/>
          <table:table-cell table:style-name="ce34" office:value-type="float" office:value="0.000437" calcext:value-type="float">
            <text:p>0,000437</text:p>
          </table:table-cell>
          <table:table-cell office:value-type="float" office:value="0.000519" calcext:value-type="float">
            <text:p>0,000519</text:p>
          </table:table-cell>
          <table:table-cell table:style-name="ce34" office:value-type="float" office:value="0.000526" calcext:value-type="float">
            <text:p>0,000526</text:p>
          </table:table-cell>
          <table:table-cell office:value-type="float" office:value="0.002056" calcext:value-type="float">
            <text:p>0,002056</text:p>
          </table:table-cell>
          <table:table-cell table:style-name="ce34" office:value-type="float" office:value="0.012423" calcext:value-type="float">
            <text:p>0,012423</text:p>
          </table:table-cell>
          <table:table-cell office:value-type="float" office:value="0.096321" calcext:value-type="float">
            <text:p>0,096321</text:p>
          </table:table-cell>
          <table:table-cell table:style-name="ce34" office:value-type="float" office:value="0.974015" calcext:value-type="float">
            <text:p>0,974015</text:p>
          </table:table-cell>
        </table:table-row>
        <table:table-row table:style-name="ro1">
          <table:table-cell table:style-name="ce3" office:value-type="float" office:value="0.000036" calcext:value-type="float">
            <text:p>0,000036</text:p>
          </table:table-cell>
          <table:table-cell table:style-name="ce8" office:value-type="float" office:value="0.000032" calcext:value-type="float">
            <text:p>0,000032</text:p>
          </table:table-cell>
          <table:table-cell office:value-type="float" office:value="0.000134" calcext:value-type="float">
            <text:p>0,000134</text:p>
          </table:table-cell>
          <table:table-cell office:value-type="float" office:value="0.000994" calcext:value-type="float">
            <text:p>0,000994</text:p>
          </table:table-cell>
          <table:table-cell table:style-name="ce8" office:value-type="float" office:value="0.0095" calcext:value-type="float">
            <text:p>0,0095</text:p>
          </table:table-cell>
          <table:table-cell office:value-type="float" office:value="0.095715" calcext:value-type="float">
            <text:p>0,095715</text:p>
          </table:table-cell>
          <table:table-cell table:style-name="ce8" office:value-type="float" office:value="0.950056" calcext:value-type="float">
            <text:p>0,950056</text:p>
          </table:table-cell>
          <table:table-cell/>
          <table:table-cell table:style-name="ce34" office:value-type="float" office:value="0.000131" calcext:value-type="float">
            <text:p>0,000131</text:p>
          </table:table-cell>
          <table:table-cell office:value-type="float" office:value="0.000114" calcext:value-type="float">
            <text:p>0,000114</text:p>
          </table:table-cell>
          <table:table-cell table:style-name="ce34" office:value-type="float" office:value="0.000146" calcext:value-type="float">
            <text:p>0,000146</text:p>
          </table:table-cell>
          <table:table-cell office:value-type="float" office:value="0.000577" calcext:value-type="float">
            <text:p>0,000577</text:p>
          </table:table-cell>
          <table:table-cell table:style-name="ce43" office:value-type="float" office:value="0.004856" calcext:value-type="float">
            <text:p>0,004856</text:p>
          </table:table-cell>
          <table:table-cell office:value-type="float" office:value="0.050362" calcext:value-type="float">
            <text:p>0,050362</text:p>
          </table:table-cell>
          <table:table-cell table:style-name="ce34" office:value-type="float" office:value="0.475325" calcext:value-type="float">
            <text:p>0,475325</text:p>
          </table:table-cell>
          <table:table-cell/>
          <table:table-cell table:style-name="ce34" office:value-type="float" office:value="0.000499" calcext:value-type="float">
            <text:p>0,000499</text:p>
          </table:table-cell>
          <table:table-cell office:value-type="float" office:value="0.000519" calcext:value-type="float">
            <text:p>0,000519</text:p>
          </table:table-cell>
          <table:table-cell table:style-name="ce34" office:value-type="float" office:value="0.000606" calcext:value-type="float">
            <text:p>0,000606</text:p>
          </table:table-cell>
          <table:table-cell office:value-type="float" office:value="0.001623" calcext:value-type="float">
            <text:p>0,001623</text:p>
          </table:table-cell>
          <table:table-cell table:style-name="ce34" office:value-type="float" office:value="0.010584" calcext:value-type="float">
            <text:p>0,010584</text:p>
          </table:table-cell>
          <table:table-cell office:value-type="float" office:value="0.096548" calcext:value-type="float">
            <text:p>0,096548</text:p>
          </table:table-cell>
          <table:table-cell table:style-name="ce34" office:value-type="float" office:value="0.992526" calcext:value-type="float">
            <text:p>0,992526</text:p>
          </table:table-cell>
        </table:table-row>
        <table:table-row table:style-name="ro1">
          <table:table-cell table:style-name="ce3" office:value-type="float" office:value="0.000023" calcext:value-type="float">
            <text:p>0,000023</text:p>
          </table:table-cell>
          <table:table-cell table:style-name="ce8" office:value-type="float" office:value="0.000038" calcext:value-type="float">
            <text:p>0,000038</text:p>
          </table:table-cell>
          <table:table-cell office:value-type="float" office:value="0.00013" calcext:value-type="float">
            <text:p>0,00013</text:p>
          </table:table-cell>
          <table:table-cell office:value-type="float" office:value="0.001061" calcext:value-type="float">
            <text:p>0,001061</text:p>
          </table:table-cell>
          <table:table-cell table:style-name="ce8" office:value-type="float" office:value="0.009549" calcext:value-type="float">
            <text:p>0,009549</text:p>
          </table:table-cell>
          <table:table-cell office:value-type="float" office:value="0.100814" calcext:value-type="float">
            <text:p>0,100814</text:p>
          </table:table-cell>
          <table:table-cell table:style-name="ce8" office:value-type="float" office:value="0.951123" calcext:value-type="float">
            <text:p>0,951123</text:p>
          </table:table-cell>
          <table:table-cell/>
          <table:table-cell table:style-name="ce34" office:value-type="float" office:value="0.000091" calcext:value-type="float">
            <text:p>0,000091</text:p>
          </table:table-cell>
          <table:table-cell office:value-type="float" office:value="0.000114" calcext:value-type="float">
            <text:p>0,000114</text:p>
          </table:table-cell>
          <table:table-cell table:style-name="ce34" office:value-type="float" office:value="0.000148" calcext:value-type="float">
            <text:p>0,000148</text:p>
          </table:table-cell>
          <table:table-cell office:value-type="float" office:value="0.000841" calcext:value-type="float">
            <text:p>0,000841</text:p>
          </table:table-cell>
          <table:table-cell table:style-name="ce43" office:value-type="float" office:value="0.004875" calcext:value-type="float">
            <text:p>0,004875</text:p>
          </table:table-cell>
          <table:table-cell office:value-type="float" office:value="0.048048" calcext:value-type="float">
            <text:p>0,048048</text:p>
          </table:table-cell>
          <table:table-cell table:style-name="ce34" office:value-type="float" office:value="0.475304" calcext:value-type="float">
            <text:p>0,475304</text:p>
          </table:table-cell>
          <table:table-cell/>
          <table:table-cell table:style-name="ce34" office:value-type="float" office:value="0.000387" calcext:value-type="float">
            <text:p>0,000387</text:p>
          </table:table-cell>
          <table:table-cell office:value-type="float" office:value="0.000525" calcext:value-type="float">
            <text:p>0,000525</text:p>
          </table:table-cell>
          <table:table-cell table:style-name="ce34" office:value-type="float" office:value="0.00055" calcext:value-type="float">
            <text:p>0,00055</text:p>
          </table:table-cell>
          <table:table-cell office:value-type="float" office:value="0.001443" calcext:value-type="float">
            <text:p>0,001443</text:p>
          </table:table-cell>
          <table:table-cell table:style-name="ce34" office:value-type="float" office:value="0.0104" calcext:value-type="float">
            <text:p>0,0104</text:p>
          </table:table-cell>
          <table:table-cell office:value-type="float" office:value="0.096597" calcext:value-type="float">
            <text:p>0,096597</text:p>
          </table:table-cell>
          <table:table-cell table:style-name="ce34" office:value-type="float" office:value="0.951208" calcext:value-type="float">
            <text:p>0,951208</text:p>
          </table:table-cell>
        </table:table-row>
        <table:table-row table:style-name="ro1">
          <table:table-cell table:style-name="ce3" office:value-type="float" office:value="0.000019" calcext:value-type="float">
            <text:p>0,000019</text:p>
          </table:table-cell>
          <table:table-cell table:style-name="ce8" office:value-type="float" office:value="0.000034" calcext:value-type="float">
            <text:p>0,000034</text:p>
          </table:table-cell>
          <table:table-cell office:value-type="float" office:value="0.000131" calcext:value-type="float">
            <text:p>0,000131</text:p>
          </table:table-cell>
          <table:table-cell office:value-type="float" office:value="0.000971" calcext:value-type="float">
            <text:p>0,000971</text:p>
          </table:table-cell>
          <table:table-cell table:style-name="ce8" office:value-type="float" office:value="0.00955" calcext:value-type="float">
            <text:p>0,00955</text:p>
          </table:table-cell>
          <table:table-cell office:value-type="float" office:value="0.096043" calcext:value-type="float">
            <text:p>0,096043</text:p>
          </table:table-cell>
          <table:table-cell table:style-name="ce8" office:value-type="float" office:value="0.950769" calcext:value-type="float">
            <text:p>0,950769</text:p>
          </table:table-cell>
          <table:table-cell/>
          <table:table-cell table:style-name="ce34" office:value-type="float" office:value="0.000083" calcext:value-type="float">
            <text:p>0,000083</text:p>
          </table:table-cell>
          <table:table-cell office:value-type="float" office:value="0.000102" calcext:value-type="float">
            <text:p>0,000102</text:p>
          </table:table-cell>
          <table:table-cell table:style-name="ce34" office:value-type="float" office:value="0.000149" calcext:value-type="float">
            <text:p>0,000149</text:p>
          </table:table-cell>
          <table:table-cell office:value-type="float" office:value="0.000561" calcext:value-type="float">
            <text:p>0,000561</text:p>
          </table:table-cell>
          <table:table-cell table:style-name="ce43" office:value-type="float" office:value="0.004828" calcext:value-type="float">
            <text:p>0,004828</text:p>
          </table:table-cell>
          <table:table-cell office:value-type="float" office:value="0.048247" calcext:value-type="float">
            <text:p>0,048247</text:p>
          </table:table-cell>
          <table:table-cell table:style-name="ce34" office:value-type="float" office:value="0.480995" calcext:value-type="float">
            <text:p>0,480995</text:p>
          </table:table-cell>
          <table:table-cell/>
          <table:table-cell table:style-name="ce34" office:value-type="float" office:value="0.000373" calcext:value-type="float">
            <text:p>0,000373</text:p>
          </table:table-cell>
          <table:table-cell office:value-type="float" office:value="0.000478" calcext:value-type="float">
            <text:p>0,000478</text:p>
          </table:table-cell>
          <table:table-cell table:style-name="ce34" office:value-type="float" office:value="0.000544" calcext:value-type="float">
            <text:p>0,000544</text:p>
          </table:table-cell>
          <table:table-cell office:value-type="float" office:value="0.001418" calcext:value-type="float">
            <text:p>0,001418</text:p>
          </table:table-cell>
          <table:table-cell table:style-name="ce34" office:value-type="float" office:value="0.010048" calcext:value-type="float">
            <text:p>0,010048</text:p>
          </table:table-cell>
          <table:table-cell office:value-type="float" office:value="0.114891" calcext:value-type="float">
            <text:p>0,114891</text:p>
          </table:table-cell>
          <table:table-cell table:style-name="ce34" office:value-type="float" office:value="0.977665" calcext:value-type="float">
            <text:p>0,977665</text:p>
          </table:table-cell>
        </table:table-row>
        <table:table-row table:style-name="ro1">
          <table:table-cell table:style-name="ce3" office:value-type="float" office:value="0.000018" calcext:value-type="float">
            <text:p>0,000018</text:p>
          </table:table-cell>
          <table:table-cell table:style-name="ce8" office:value-type="float" office:value="0.000034" calcext:value-type="float">
            <text:p>0,000034</text:p>
          </table:table-cell>
          <table:table-cell office:value-type="float" office:value="0.00013" calcext:value-type="float">
            <text:p>0,00013</text:p>
          </table:table-cell>
          <table:table-cell office:value-type="float" office:value="0.00097" calcext:value-type="float">
            <text:p>0,00097</text:p>
          </table:table-cell>
          <table:table-cell table:style-name="ce8" office:value-type="float" office:value="0.009577" calcext:value-type="float">
            <text:p>0,009577</text:p>
          </table:table-cell>
          <table:table-cell office:value-type="float" office:value="0.095571" calcext:value-type="float">
            <text:p>0,095571</text:p>
          </table:table-cell>
          <table:table-cell table:style-name="ce8" office:value-type="float" office:value="0.952278" calcext:value-type="float">
            <text:p>0,952278</text:p>
          </table:table-cell>
          <table:table-cell/>
          <table:table-cell table:style-name="ce34" office:value-type="float" office:value="0.000078" calcext:value-type="float">
            <text:p>0,000078</text:p>
          </table:table-cell>
          <table:table-cell office:value-type="float" office:value="0.000106" calcext:value-type="float">
            <text:p>0,000106</text:p>
          </table:table-cell>
          <table:table-cell table:style-name="ce34" office:value-type="float" office:value="0.000146" calcext:value-type="float">
            <text:p>0,000146</text:p>
          </table:table-cell>
          <table:table-cell office:value-type="float" office:value="0.000554" calcext:value-type="float">
            <text:p>0,000554</text:p>
          </table:table-cell>
          <table:table-cell table:style-name="ce43" office:value-type="float" office:value="0.004907" calcext:value-type="float">
            <text:p>0,004907</text:p>
          </table:table-cell>
          <table:table-cell office:value-type="float" office:value="0.056664" calcext:value-type="float">
            <text:p>0,056664</text:p>
          </table:table-cell>
          <table:table-cell table:style-name="ce34" office:value-type="float" office:value="0.498512" calcext:value-type="float">
            <text:p>0,498512</text:p>
          </table:table-cell>
          <table:table-cell/>
          <table:table-cell table:style-name="ce34" office:value-type="float" office:value="0.000375" calcext:value-type="float">
            <text:p>0,000375</text:p>
          </table:table-cell>
          <table:table-cell office:value-type="float" office:value="0.00053" calcext:value-type="float">
            <text:p>0,00053</text:p>
          </table:table-cell>
          <table:table-cell table:style-name="ce34" office:value-type="float" office:value="0.000502" calcext:value-type="float">
            <text:p>0,000502</text:p>
          </table:table-cell>
          <table:table-cell office:value-type="float" office:value="0.001396" calcext:value-type="float">
            <text:p>0,001396</text:p>
          </table:table-cell>
          <table:table-cell table:style-name="ce34" office:value-type="float" office:value="0.010542" calcext:value-type="float">
            <text:p>0,010542</text:p>
          </table:table-cell>
          <table:table-cell office:value-type="float" office:value="0.116377" calcext:value-type="float">
            <text:p>0,116377</text:p>
          </table:table-cell>
          <table:table-cell table:style-name="ce34" office:value-type="float" office:value="0.977321" calcext:value-type="float">
            <text:p>0,977321</text:p>
          </table:table-cell>
        </table:table-row>
        <table:table-row table:style-name="ro1">
          <table:table-cell table:style-name="ce3" office:value-type="float" office:value="0.000024" calcext:value-type="float">
            <text:p>0,000024</text:p>
          </table:table-cell>
          <table:table-cell table:style-name="ce8" office:value-type="float" office:value="0.000039" calcext:value-type="float">
            <text:p>0,000039</text:p>
          </table:table-cell>
          <table:table-cell office:value-type="float" office:value="0.000129" calcext:value-type="float">
            <text:p>0,000129</text:p>
          </table:table-cell>
          <table:table-cell office:value-type="float" office:value="0.000973" calcext:value-type="float">
            <text:p>0,000973</text:p>
          </table:table-cell>
          <table:table-cell table:style-name="ce8" office:value-type="float" office:value="0.009838" calcext:value-type="float">
            <text:p>0,009838</text:p>
          </table:table-cell>
          <table:table-cell office:value-type="float" office:value="0.106713" calcext:value-type="float">
            <text:p>0,106713</text:p>
          </table:table-cell>
          <table:table-cell table:style-name="ce8" office:value-type="float" office:value="0.951045" calcext:value-type="float">
            <text:p>0,951045</text:p>
          </table:table-cell>
          <table:table-cell/>
          <table:table-cell table:style-name="ce34" office:value-type="float" office:value="0.000087" calcext:value-type="float">
            <text:p>0,000087</text:p>
          </table:table-cell>
          <table:table-cell office:value-type="float" office:value="0.000097" calcext:value-type="float">
            <text:p>0,000097</text:p>
          </table:table-cell>
          <table:table-cell table:style-name="ce34" office:value-type="float" office:value="0.000149" calcext:value-type="float">
            <text:p>0,000149</text:p>
          </table:table-cell>
          <table:table-cell office:value-type="float" office:value="0.000561" calcext:value-type="float">
            <text:p>0,000561</text:p>
          </table:table-cell>
          <table:table-cell table:style-name="ce43" office:value-type="float" office:value="0.007538" calcext:value-type="float">
            <text:p>0,007538</text:p>
          </table:table-cell>
          <table:table-cell office:value-type="float" office:value="0.049662" calcext:value-type="float">
            <text:p>0,049662</text:p>
          </table:table-cell>
          <table:table-cell table:style-name="ce34" office:value-type="float" office:value="0.523099" calcext:value-type="float">
            <text:p>0,523099</text:p>
          </table:table-cell>
          <table:table-cell/>
          <table:table-cell table:style-name="ce34" office:value-type="float" office:value="0.000362" calcext:value-type="float">
            <text:p>0,000362</text:p>
          </table:table-cell>
          <table:table-cell office:value-type="float" office:value="0.000485" calcext:value-type="float">
            <text:p>0,000485</text:p>
          </table:table-cell>
          <table:table-cell table:style-name="ce34" office:value-type="float" office:value="0.000566" calcext:value-type="float">
            <text:p>0,000566</text:p>
          </table:table-cell>
          <table:table-cell office:value-type="float" office:value="0.001477" calcext:value-type="float">
            <text:p>0,001477</text:p>
          </table:table-cell>
          <table:table-cell table:style-name="ce34" office:value-type="float" office:value="0.01008" calcext:value-type="float">
            <text:p>0,01008</text:p>
          </table:table-cell>
          <table:table-cell office:value-type="float" office:value="0.126393" calcext:value-type="float">
            <text:p>0,126393</text:p>
          </table:table-cell>
          <table:table-cell table:style-name="ce34" office:value-type="float" office:value="0.971599" calcext:value-type="float">
            <text:p>0,971599</text:p>
          </table:table-cell>
        </table:table-row>
        <table:table-row table:style-name="ro1">
          <table:table-cell table:style-name="ce3" office:value-type="float" office:value="0.000018" calcext:value-type="float">
            <text:p>0,000018</text:p>
          </table:table-cell>
          <table:table-cell table:style-name="ce8" office:value-type="float" office:value="0.000034" calcext:value-type="float">
            <text:p>0,000034</text:p>
          </table:table-cell>
          <table:table-cell office:value-type="float" office:value="0.000127" calcext:value-type="float">
            <text:p>0,000127</text:p>
          </table:table-cell>
          <table:table-cell office:value-type="float" office:value="0.001254" calcext:value-type="float">
            <text:p>0,001254</text:p>
          </table:table-cell>
          <table:table-cell table:style-name="ce8" office:value-type="float" office:value="0.009564" calcext:value-type="float">
            <text:p>0,009564</text:p>
          </table:table-cell>
          <table:table-cell office:value-type="float" office:value="0.132335" calcext:value-type="float">
            <text:p>0,132335</text:p>
          </table:table-cell>
          <table:table-cell table:style-name="ce8" office:value-type="float" office:value="0.95195" calcext:value-type="float">
            <text:p>0,95195</text:p>
          </table:table-cell>
          <table:table-cell/>
          <table:table-cell table:style-name="ce34" office:value-type="float" office:value="0.000076" calcext:value-type="float">
            <text:p>0,000076</text:p>
          </table:table-cell>
          <table:table-cell office:value-type="float" office:value="0.000113" calcext:value-type="float">
            <text:p>0,000113</text:p>
          </table:table-cell>
          <table:table-cell table:style-name="ce34" office:value-type="float" office:value="0.000185" calcext:value-type="float">
            <text:p>0,000185</text:p>
          </table:table-cell>
          <table:table-cell office:value-type="float" office:value="0.000922" calcext:value-type="float">
            <text:p>0,000922</text:p>
          </table:table-cell>
          <table:table-cell table:style-name="ce43" office:value-type="float" office:value="0.007564" calcext:value-type="float">
            <text:p>0,007564</text:p>
          </table:table-cell>
          <table:table-cell office:value-type="float" office:value="0.04796" calcext:value-type="float">
            <text:p>0,04796</text:p>
          </table:table-cell>
          <table:table-cell table:style-name="ce34" office:value-type="float" office:value="0.483374" calcext:value-type="float">
            <text:p>0,483374</text:p>
          </table:table-cell>
          <table:table-cell/>
          <table:table-cell table:style-name="ce34" office:value-type="float" office:value="0.000382" calcext:value-type="float">
            <text:p>0,000382</text:p>
          </table:table-cell>
          <table:table-cell office:value-type="float" office:value="0.000533" calcext:value-type="float">
            <text:p>0,000533</text:p>
          </table:table-cell>
          <table:table-cell table:style-name="ce34" office:value-type="float" office:value="0.000549" calcext:value-type="float">
            <text:p>0,000549</text:p>
          </table:table-cell>
          <table:table-cell office:value-type="float" office:value="0.001615" calcext:value-type="float">
            <text:p>0,001615</text:p>
          </table:table-cell>
          <table:table-cell table:style-name="ce34" office:value-type="float" office:value="0.010085" calcext:value-type="float">
            <text:p>0,010085</text:p>
          </table:table-cell>
          <table:table-cell office:value-type="float" office:value="0.157683" calcext:value-type="float">
            <text:p>0,157683</text:p>
          </table:table-cell>
          <table:table-cell table:style-name="ce34" office:value-type="float" office:value="0.981787" calcext:value-type="float">
            <text:p>0,981787</text:p>
          </table:table-cell>
        </table:table-row>
        <table:table-row table:style-name="ro1">
          <table:table-cell table:style-name="ce3" office:value-type="float" office:value="0.000018" calcext:value-type="float">
            <text:p>0,000018</text:p>
          </table:table-cell>
          <table:table-cell table:style-name="ce8" office:value-type="float" office:value="0.000033" calcext:value-type="float">
            <text:p>0,000033</text:p>
          </table:table-cell>
          <table:table-cell office:value-type="float" office:value="0.000129" calcext:value-type="float">
            <text:p>0,000129</text:p>
          </table:table-cell>
          <table:table-cell office:value-type="float" office:value="0.000971" calcext:value-type="float">
            <text:p>0,000971</text:p>
          </table:table-cell>
          <table:table-cell table:style-name="ce8" office:value-type="float" office:value="0.009615" calcext:value-type="float">
            <text:p>0,009615</text:p>
          </table:table-cell>
          <table:table-cell office:value-type="float" office:value="0.127015" calcext:value-type="float">
            <text:p>0,127015</text:p>
          </table:table-cell>
          <table:table-cell table:style-name="ce8" office:value-type="float" office:value="0.952258" calcext:value-type="float">
            <text:p>0,952258</text:p>
          </table:table-cell>
          <table:table-cell/>
          <table:table-cell table:style-name="ce34" office:value-type="float" office:value="0.000078" calcext:value-type="float">
            <text:p>0,000078</text:p>
          </table:table-cell>
          <table:table-cell office:value-type="float" office:value="0.000097" calcext:value-type="float">
            <text:p>0,000097</text:p>
          </table:table-cell>
          <table:table-cell table:style-name="ce34" office:value-type="float" office:value="0.000169" calcext:value-type="float">
            <text:p>0,000169</text:p>
          </table:table-cell>
          <table:table-cell office:value-type="float" office:value="0.000693" calcext:value-type="float">
            <text:p>0,000693</text:p>
          </table:table-cell>
          <table:table-cell table:style-name="ce43" office:value-type="float" office:value="0.00764" calcext:value-type="float">
            <text:p>0,00764</text:p>
          </table:table-cell>
          <table:table-cell office:value-type="float" office:value="0.048448" calcext:value-type="float">
            <text:p>0,048448</text:p>
          </table:table-cell>
          <table:table-cell table:style-name="ce34" office:value-type="float" office:value="0.479335" calcext:value-type="float">
            <text:p>0,479335</text:p>
          </table:table-cell>
          <table:table-cell/>
          <table:table-cell table:style-name="ce34" office:value-type="float" office:value="0.000374" calcext:value-type="float">
            <text:p>0,000374</text:p>
          </table:table-cell>
          <table:table-cell office:value-type="float" office:value="0.000495" calcext:value-type="float">
            <text:p>0,000495</text:p>
          </table:table-cell>
          <table:table-cell table:style-name="ce34" office:value-type="float" office:value="0.000561" calcext:value-type="float">
            <text:p>0,000561</text:p>
          </table:table-cell>
          <table:table-cell office:value-type="float" office:value="0.001396" calcext:value-type="float">
            <text:p>0,001396</text:p>
          </table:table-cell>
          <table:table-cell table:style-name="ce34" office:value-type="float" office:value="0.010114" calcext:value-type="float">
            <text:p>0,010114</text:p>
          </table:table-cell>
          <table:table-cell office:value-type="float" office:value="0.096379" calcext:value-type="float">
            <text:p>0,096379</text:p>
          </table:table-cell>
          <table:table-cell table:style-name="ce34" office:value-type="float" office:value="1.024919" calcext:value-type="float">
            <text:p>1,024919</text:p>
          </table:table-cell>
        </table:table-row>
        <table:table-row table:style-name="ro1">
          <table:table-cell table:style-name="ce3" office:value-type="float" office:value="0.000018" calcext:value-type="float">
            <text:p>0,000018</text:p>
          </table:table-cell>
          <table:table-cell table:style-name="ce8" office:value-type="float" office:value="0.000192" calcext:value-type="float">
            <text:p>0,000192</text:p>
          </table:table-cell>
          <table:table-cell office:value-type="float" office:value="0.000223" calcext:value-type="float">
            <text:p>0,000223</text:p>
          </table:table-cell>
          <table:table-cell office:value-type="float" office:value="0.000993" calcext:value-type="float">
            <text:p>0,000993</text:p>
          </table:table-cell>
          <table:table-cell table:style-name="ce8" office:value-type="float" office:value="0.009541" calcext:value-type="float">
            <text:p>0,009541</text:p>
          </table:table-cell>
          <table:table-cell office:value-type="float" office:value="0.108374" calcext:value-type="float">
            <text:p>0,108374</text:p>
          </table:table-cell>
          <table:table-cell table:style-name="ce8" office:value-type="float" office:value="0.951881" calcext:value-type="float">
            <text:p>0,951881</text:p>
          </table:table-cell>
          <table:table-cell/>
          <table:table-cell table:style-name="ce34" office:value-type="float" office:value="0.000091" calcext:value-type="float">
            <text:p>0,000091</text:p>
          </table:table-cell>
          <table:table-cell office:value-type="float" office:value="0.000426" calcext:value-type="float">
            <text:p>0,000426</text:p>
          </table:table-cell>
          <table:table-cell table:style-name="ce34" office:value-type="float" office:value="0.000167" calcext:value-type="float">
            <text:p>0,000167</text:p>
          </table:table-cell>
          <table:table-cell office:value-type="float" office:value="0.000913" calcext:value-type="float">
            <text:p>0,000913</text:p>
          </table:table-cell>
          <table:table-cell table:style-name="ce43" office:value-type="float" office:value="0.005925" calcext:value-type="float">
            <text:p>0,005925</text:p>
          </table:table-cell>
          <table:table-cell office:value-type="float" office:value="0.051758" calcext:value-type="float">
            <text:p>0,051758</text:p>
          </table:table-cell>
          <table:table-cell table:style-name="ce34" office:value-type="float" office:value="0.475932" calcext:value-type="float">
            <text:p>0,475932</text:p>
          </table:table-cell>
          <table:table-cell table:style-name="ce3"/>
          <table:table-cell table:style-name="ce34" office:value-type="float" office:value="0.000395" calcext:value-type="float">
            <text:p>0,000395</text:p>
          </table:table-cell>
          <table:table-cell office:value-type="float" office:value="0.00099" calcext:value-type="float">
            <text:p>0,00099</text:p>
          </table:table-cell>
          <table:table-cell table:style-name="ce34" office:value-type="float" office:value="0.000885" calcext:value-type="float">
            <text:p>0,000885</text:p>
          </table:table-cell>
          <table:table-cell office:value-type="float" office:value="0.001426" calcext:value-type="float">
            <text:p>0,001426</text:p>
          </table:table-cell>
          <table:table-cell table:style-name="ce34" office:value-type="float" office:value="0.010534" calcext:value-type="float">
            <text:p>0,010534</text:p>
          </table:table-cell>
          <table:table-cell office:value-type="float" office:value="0.096161" calcext:value-type="float">
            <text:p>0,096161</text:p>
          </table:table-cell>
          <table:table-cell table:style-name="ce34" office:value-type="float" office:value="1.015387" calcext:value-type="float">
            <text:p>1,015387</text:p>
          </table:table-cell>
        </table:table-row>
        <table:table-row table:style-name="ro1">
          <table:table-cell table:style-name="ce3" office:value-type="float" office:value="0.000018" calcext:value-type="float">
            <text:p>0,000018</text:p>
          </table:table-cell>
          <table:table-cell table:style-name="ce8" office:value-type="float" office:value="0.000042" calcext:value-type="float">
            <text:p>0,000042</text:p>
          </table:table-cell>
          <table:table-cell office:value-type="float" office:value="0.000145" calcext:value-type="float">
            <text:p>0,000145</text:p>
          </table:table-cell>
          <table:table-cell office:value-type="float" office:value="0.001017" calcext:value-type="float">
            <text:p>0,001017</text:p>
          </table:table-cell>
          <table:table-cell table:style-name="ce8" office:value-type="float" office:value="0.009515" calcext:value-type="float">
            <text:p>0,009515</text:p>
          </table:table-cell>
          <table:table-cell office:value-type="float" office:value="0.096059" calcext:value-type="float">
            <text:p>0,096059</text:p>
          </table:table-cell>
          <table:table-cell table:style-name="ce8" office:value-type="float" office:value="0.951846" calcext:value-type="float">
            <text:p>0,951846</text:p>
          </table:table-cell>
          <table:table-cell table:style-name="ce3"/>
          <table:table-cell table:style-name="ce34" office:value-type="float" office:value="0.000075" calcext:value-type="float">
            <text:p>0,000075</text:p>
          </table:table-cell>
          <table:table-cell office:value-type="float" office:value="0.000244" calcext:value-type="float">
            <text:p>0,000244</text:p>
          </table:table-cell>
          <table:table-cell table:style-name="ce34" office:value-type="float" office:value="0.000136" calcext:value-type="float">
            <text:p>0,000136</text:p>
          </table:table-cell>
          <table:table-cell office:value-type="float" office:value="0.000593" calcext:value-type="float">
            <text:p>0,000593</text:p>
          </table:table-cell>
          <table:table-cell table:style-name="ce43" office:value-type="float" office:value="0.005089" calcext:value-type="float">
            <text:p>0,005089</text:p>
          </table:table-cell>
          <table:table-cell office:value-type="float" office:value="0.049954" calcext:value-type="float">
            <text:p>0,049954</text:p>
          </table:table-cell>
          <table:table-cell table:style-name="ce34" office:value-type="float" office:value="0.505557" calcext:value-type="float">
            <text:p>0,505557</text:p>
          </table:table-cell>
          <table:table-cell table:style-name="ce3"/>
          <table:table-cell table:style-name="ce34" office:value-type="float" office:value="0.000379" calcext:value-type="float">
            <text:p>0,000379</text:p>
          </table:table-cell>
          <table:table-cell office:value-type="float" office:value="0.000495" calcext:value-type="float">
            <text:p>0,000495</text:p>
          </table:table-cell>
          <table:table-cell table:style-name="ce34" office:value-type="float" office:value="0.000783" calcext:value-type="float">
            <text:p>0,000783</text:p>
          </table:table-cell>
          <table:table-cell office:value-type="float" office:value="0.001398" calcext:value-type="float">
            <text:p>0,001398</text:p>
          </table:table-cell>
          <table:table-cell table:style-name="ce34" office:value-type="float" office:value="0.010156" calcext:value-type="float">
            <text:p>0,010156</text:p>
          </table:table-cell>
          <table:table-cell office:value-type="float" office:value="0.1232" calcext:value-type="float">
            <text:p>0,1232</text:p>
          </table:table-cell>
          <table:table-cell table:style-name="ce34" office:value-type="float" office:value="0.987689" calcext:value-type="float">
            <text:p>0,987689</text:p>
          </table:table-cell>
        </table:table-row>
        <table:table-row table:style-name="ro1">
          <table:table-cell table:style-name="ce4" table:formula="of:=SUM([.A4:.A33])" office:value-type="float" office:value="0.000699" calcext:value-type="float">
            <text:p>0,000699</text:p>
          </table:table-cell>
          <table:table-cell table:style-name="ce4" table:formula="of:=SUM([.B4:.B33])" office:value-type="float" office:value="0.001479" calcext:value-type="float">
            <text:p>0,001479</text:p>
          </table:table-cell>
          <table:table-cell table:style-name="ce4" table:formula="of:=SUM([.C4:.C33])" office:value-type="float" office:value="0.00447" calcext:value-type="float">
            <text:p>0,00447</text:p>
          </table:table-cell>
          <table:table-cell table:style-name="ce4" table:formula="of:=SUM([.D4:.D33])" office:value-type="float" office:value="0.030126" calcext:value-type="float">
            <text:p>0,030126</text:p>
          </table:table-cell>
          <table:table-cell table:style-name="ce4" table:formula="of:=SUM([.E4:.E33])" office:value-type="float" office:value="0.291344" calcext:value-type="float">
            <text:p>0,291344</text:p>
          </table:table-cell>
          <table:table-cell table:style-name="ce4" table:formula="of:=SUM([.F4:.F33])" office:value-type="float" office:value="3.160795" calcext:value-type="float">
            <text:p>3,160795</text:p>
          </table:table-cell>
          <table:table-cell table:style-name="ce4" table:formula="of:=SUM([.G4:.G33])" office:value-type="float" office:value="28.540218" calcext:value-type="float">
            <text:p>28,540218</text:p>
          </table:table-cell>
          <table:table-cell table:style-name="ce3" office:value-type="string" calcext:value-type="string">
            <text:p>soma</text:p>
          </table:table-cell>
          <table:table-cell table:style-name="ce4" table:formula="of:=SUM([.I4:.I33])" office:value-type="float" office:value="0.003215" calcext:value-type="float">
            <text:p>0,003215</text:p>
          </table:table-cell>
          <table:table-cell table:style-name="ce4" table:formula="of:=SUM([.J4:.J33])" office:value-type="float" office:value="0.004915" calcext:value-type="float">
            <text:p>0,004915</text:p>
          </table:table-cell>
          <table:table-cell table:style-name="ce4" table:formula="of:=SUM([.K4:.K33])" office:value-type="float" office:value="0.005529" calcext:value-type="float">
            <text:p>0,005529</text:p>
          </table:table-cell>
          <table:table-cell table:style-name="ce4" table:formula="of:=SUM([.L4:.L33])" office:value-type="float" office:value="0.024133" calcext:value-type="float">
            <text:p>0,024133</text:p>
          </table:table-cell>
          <table:table-cell table:style-name="ce4" table:formula="of:=SUM([.M4:.M33])" office:value-type="float" office:value="0.177705" calcext:value-type="float">
            <text:p>0,177705</text:p>
          </table:table-cell>
          <table:table-cell table:style-name="ce4" table:formula="of:=SUM([.N4:.N33])" office:value-type="float" office:value="1.56155" calcext:value-type="float">
            <text:p>1,56155</text:p>
          </table:table-cell>
          <table:table-cell table:style-name="ce4" table:formula="of:=SUM([.O4:.O33])" office:value-type="float" office:value="14.634817" calcext:value-type="float">
            <text:p>14,634817</text:p>
          </table:table-cell>
          <table:table-cell table:style-name="ce3" office:value-type="string" calcext:value-type="string">
            <text:p>soma</text:p>
          </table:table-cell>
          <table:table-cell table:style-name="ce4" table:formula="of:=SUM([.Q4:.Q33])" office:value-type="float" office:value="0.012557" calcext:value-type="float">
            <text:p>0,012557</text:p>
          </table:table-cell>
          <table:table-cell table:style-name="ce4" table:formula="of:=SUM([.R4:.R33])" office:value-type="float" office:value="0.019173" calcext:value-type="float">
            <text:p>0,019173</text:p>
          </table:table-cell>
          <table:table-cell table:style-name="ce4" table:formula="of:=SUM([.S4:.S33])" office:value-type="float" office:value="0.019804" calcext:value-type="float">
            <text:p>0,019804</text:p>
          </table:table-cell>
          <table:table-cell table:style-name="ce4" table:formula="of:=SUM([.T4:.T33])" office:value-type="float" office:value="0.045831" calcext:value-type="float">
            <text:p>0,045831</text:p>
          </table:table-cell>
          <table:table-cell table:style-name="ce4" table:formula="of:=SUM([.U4:.U33])" office:value-type="float" office:value="0.313977" calcext:value-type="float">
            <text:p>0,313977</text:p>
          </table:table-cell>
          <table:table-cell table:style-name="ce4" table:formula="of:=SUM([.V4:.V33])" office:value-type="float" office:value="3.264271" calcext:value-type="float">
            <text:p>3,264271</text:p>
          </table:table-cell>
          <table:table-cell table:style-name="ce4" table:formula="of:=SUM([.W4:.W33])" office:value-type="float" office:value="29.621929" calcext:value-type="float">
            <text:p>29,621929</text:p>
          </table:table-cell>
        </table:table-row>
        <table:table-row table:style-name="ro1">
          <table:table-cell table:style-name="ce5" table:formula="of:=[.A34]/30" office:value-type="float" office:value="0.0000233" calcext:value-type="float">
            <text:p>0,0000233</text:p>
          </table:table-cell>
          <table:table-cell table:style-name="ce5" table:formula="of:=[.B34]/30" office:value-type="float" office:value="0.0000493" calcext:value-type="float">
            <text:p>0,0000493</text:p>
          </table:table-cell>
          <table:table-cell table:style-name="ce5" table:formula="of:=[.C34]/30" office:value-type="float" office:value="0.000149" calcext:value-type="float">
            <text:p>0,000149</text:p>
          </table:table-cell>
          <table:table-cell table:style-name="ce5" table:formula="of:=[.D34]/30" office:value-type="float" office:value="0.0010042" calcext:value-type="float">
            <text:p>0,0010042</text:p>
          </table:table-cell>
          <table:table-cell table:style-name="ce5" table:formula="of:=[.E34]/30" office:value-type="float" office:value="0.00971146666666667" calcext:value-type="float">
            <text:p>0,0097114667</text:p>
          </table:table-cell>
          <table:table-cell table:style-name="ce5" table:formula="of:=[.F34]/30" office:value-type="float" office:value="0.105359833333333" calcext:value-type="float">
            <text:p>0,1053598333</text:p>
          </table:table-cell>
          <table:table-cell table:style-name="ce5" table:formula="of:=[.G34]/30" office:value-type="float" office:value="0.9513406" calcext:value-type="float">
            <text:p>0,9513406</text:p>
          </table:table-cell>
          <table:table-cell table:style-name="ce3" office:value-type="string" calcext:value-type="string">
            <text:p>media</text:p>
          </table:table-cell>
          <table:table-cell table:style-name="ce12" table:formula="of:=[.I34]/30" office:value-type="float" office:value="0.000107166666666667" calcext:value-type="float">
            <text:p>0,0001071667</text:p>
          </table:table-cell>
          <table:table-cell table:style-name="ce12" table:formula="of:=[.J34]/30" office:value-type="float" office:value="0.000163833333333333" calcext:value-type="float">
            <text:p>0,0001638333</text:p>
          </table:table-cell>
          <table:table-cell table:style-name="ce12" table:formula="of:=[.K34]/30" office:value-type="float" office:value="0.0001843" calcext:value-type="float">
            <text:p>0,0001843</text:p>
          </table:table-cell>
          <table:table-cell table:style-name="ce12" table:formula="of:=[.L34]/30" office:value-type="float" office:value="0.000804433333333333" calcext:value-type="float">
            <text:p>0,0008044333</text:p>
          </table:table-cell>
          <table:table-cell table:style-name="ce12" table:formula="of:=[.M34]/30" office:value-type="float" office:value="0.0059235" calcext:value-type="float">
            <text:p>0,0059235</text:p>
          </table:table-cell>
          <table:table-cell table:style-name="ce12" table:formula="of:=[.N34]/30" office:value-type="float" office:value="0.0520516666666667" calcext:value-type="float">
            <text:p>0,0520516667</text:p>
          </table:table-cell>
          <table:table-cell table:style-name="ce12" table:formula="of:=[.O34]/30" office:value-type="float" office:value="0.487827233333333" calcext:value-type="float">
            <text:p>0,4878272333</text:p>
          </table:table-cell>
          <table:table-cell table:style-name="ce3" office:value-type="string" calcext:value-type="string">
            <text:p>media</text:p>
          </table:table-cell>
          <table:table-cell table:style-name="ce38" table:formula="of:=[.Q34]/30" office:value-type="float" office:value="0.000418566666666667" calcext:value-type="float">
            <text:p>0,0004185667</text:p>
          </table:table-cell>
          <table:table-cell table:style-name="ce38" table:formula="of:=[.R34]/30" office:value-type="float" office:value="0.0006391" calcext:value-type="float">
            <text:p>0,0006391</text:p>
          </table:table-cell>
          <table:table-cell table:style-name="ce38" table:formula="of:=[.S34]/30" office:value-type="float" office:value="0.000660133333333333" calcext:value-type="float">
            <text:p>0,0006601333</text:p>
          </table:table-cell>
          <table:table-cell table:style-name="ce38" table:formula="of:=[.T34]/30" office:value-type="float" office:value="0.0015277" calcext:value-type="float">
            <text:p>0,0015277</text:p>
          </table:table-cell>
          <table:table-cell table:style-name="ce38" table:formula="of:=[.U34]/30" office:value-type="float" office:value="0.0104659" calcext:value-type="float">
            <text:p>0,0104659</text:p>
          </table:table-cell>
          <table:table-cell table:style-name="ce38" table:formula="of:=[.V34]/30" office:value-type="float" office:value="0.108809033333333" calcext:value-type="float">
            <text:p>0,1088090333</text:p>
          </table:table-cell>
          <table:table-cell table:style-name="ce38" table:formula="of:=[.W34]/30" office:value-type="float" office:value="0.987397633333333" calcext:value-type="float">
            <text:p>0,9873976333</text:p>
          </table:table-cell>
        </table:table-row>
        <table:table-row table:style-name="ro1">
          <table:table-cell table:number-columns-repeated="7"/>
          <table:table-cell table:style-name="ce3"/>
          <table:table-cell table:number-columns-repeated="15"/>
        </table:table-row>
        <table:table-row table:style-name="ro1" table:number-rows-repeated="2">
          <table:table-cell table:number-columns-repeated="23"/>
        </table:table-row>
        <table:table-row table:style-name="ro1">
          <table:table-cell/>
          <table:table-cell table:style-name="ce9" table:number-columns-repeated="2"/>
          <table:table-cell table:style-name="ce21" office:value-type="string" calcext:value-type="string">
            <text:p><text:s text:c="24"/>THREADS</text:p>
          </table:table-cell>
          <table:table-cell table:style-name="ce9" table:number-columns-repeated="4"/>
          <table:table-cell table:style-name="ce3"/>
          <table:table-cell table:style-name="ce37" table:number-columns-repeated="3"/>
          <table:table-cell table:style-name="ce44" office:value-type="string" calcext:value-type="string">
            <text:p>PROCESSOS</text:p>
          </table:table-cell>
          <table:table-cell table:style-name="ce37" table:number-columns-repeated="3"/>
          <table:table-cell table:number-columns-repeated="7"/>
        </table:table-row>
        <table:table-row table:style-name="ro1">
          <table:table-cell/>
          <table:table-cell table:number-columns-repeated="7" table:style-name="ce10" office:value-type="float" office:value="10000" calcext:value-type="float">
            <text:p>10000</text:p>
          </table:table-cell>
          <table:table-cell table:style-name="ce3" office:value-type="string" calcext:value-type="string">
            <text:p>tam_vet</text:p>
          </table:table-cell>
          <table:table-cell table:number-columns-repeated="7" table:style-name="ce10" office:value-type="float" office:value="10000" calcext:value-type="float">
            <text:p>10000</text:p>
          </table:table-cell>
          <table:table-cell table:number-columns-repeated="7"/>
        </table:table-row>
        <table:table-row table:style-name="ro1">
          <table:table-cell/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1000" calcext:value-type="float">
            <text:p>1000</text:p>
          </table:table-cell>
          <table:table-cell table:style-name="ce35" office:value-type="string" calcext:value-type="string">
            <text:p>qtd_pt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1000" calcext:value-type="float">
            <text:p>1000</text:p>
          </table:table-cell>
          <table:table-cell table:number-columns-repeated="7"/>
        </table:table-row>
        <table:table-row table:style-name="ro1">
          <table:table-cell/>
          <table:table-cell office:value-type="float" office:value="0.000941" calcext:value-type="float">
            <text:p>0,000941</text:p>
          </table:table-cell>
          <table:table-cell office:value-type="float" office:value="0.00066" calcext:value-type="float">
            <text:p>0,00066</text:p>
          </table:table-cell>
          <table:table-cell office:value-type="float" office:value="0.001509" calcext:value-type="float">
            <text:p>0,001509</text:p>
          </table:table-cell>
          <table:table-cell office:value-type="float" office:value="0.000841" calcext:value-type="float">
            <text:p>0,000841</text:p>
          </table:table-cell>
          <table:table-cell office:value-type="float" office:value="0.002921" calcext:value-type="float">
            <text:p>0,002921</text:p>
          </table:table-cell>
          <table:table-cell office:value-type="float" office:value="0.003818" calcext:value-type="float">
            <text:p>0,003818</text:p>
          </table:table-cell>
          <table:table-cell office:value-type="float" office:value="0.021718" calcext:value-type="float">
            <text:p>0,021718</text:p>
          </table:table-cell>
          <table:table-cell table:style-name="ce3"/>
          <table:table-cell office:value-type="float" office:value="0.002343" calcext:value-type="float">
            <text:p>0,002343</text:p>
          </table:table-cell>
          <table:table-cell office:value-type="float" office:value="0.002926" calcext:value-type="float">
            <text:p>0,002926</text:p>
          </table:table-cell>
          <table:table-cell table:style-name="ce8" office:value-type="string" calcext:value-type="string">
            <text:p>0.002614</text:p>
          </table:table-cell>
          <table:table-cell office:value-type="float" office:value="0.004157" calcext:value-type="float">
            <text:p>0,004157</text:p>
          </table:table-cell>
          <table:table-cell office:value-type="float" office:value="0.011682" calcext:value-type="float">
            <text:p>0,011682</text:p>
          </table:table-cell>
          <table:table-cell office:value-type="float" office:value="0.027622" calcext:value-type="float">
            <text:p>0,027622</text:p>
          </table:table-cell>
          <table:table-cell office:value-type="float" office:value="0.295018" calcext:value-type="float">
            <text:p>0,295018</text:p>
          </table:table-cell>
          <table:table-cell table:number-columns-repeated="7"/>
        </table:table-row>
        <table:table-row table:style-name="ro1">
          <table:table-cell/>
          <table:table-cell office:value-type="float" office:value="0.000921" calcext:value-type="float">
            <text:p>0,000921</text:p>
          </table:table-cell>
          <table:table-cell office:value-type="float" office:value="0.000808" calcext:value-type="float">
            <text:p>0,000808</text:p>
          </table:table-cell>
          <table:table-cell office:value-type="float" office:value="0.000989" calcext:value-type="float">
            <text:p>0,000989</text:p>
          </table:table-cell>
          <table:table-cell office:value-type="float" office:value="0.001107" calcext:value-type="float">
            <text:p>0,001107</text:p>
          </table:table-cell>
          <table:table-cell office:value-type="float" office:value="0.002591" calcext:value-type="float">
            <text:p>0,002591</text:p>
          </table:table-cell>
          <table:table-cell office:value-type="float" office:value="0.007077" calcext:value-type="float">
            <text:p>0,007077</text:p>
          </table:table-cell>
          <table:table-cell office:value-type="float" office:value="0.023893" calcext:value-type="float">
            <text:p>0,023893</text:p>
          </table:table-cell>
          <table:table-cell table:style-name="ce3"/>
          <table:table-cell office:value-type="float" office:value="0.002496" calcext:value-type="float">
            <text:p>0,002496</text:p>
          </table:table-cell>
          <table:table-cell office:value-type="float" office:value="0.002684" calcext:value-type="float">
            <text:p>0,002684</text:p>
          </table:table-cell>
          <table:table-cell office:value-type="float" office:value="0.004734" calcext:value-type="float">
            <text:p>0,004734</text:p>
          </table:table-cell>
          <table:table-cell office:value-type="float" office:value="0.003909" calcext:value-type="float">
            <text:p>0,003909</text:p>
          </table:table-cell>
          <table:table-cell office:value-type="float" office:value="0.011496" calcext:value-type="float">
            <text:p>0,011496</text:p>
          </table:table-cell>
          <table:table-cell office:value-type="float" office:value="0.026002" calcext:value-type="float">
            <text:p>0,026002</text:p>
          </table:table-cell>
          <table:table-cell office:value-type="float" office:value="0.253781" calcext:value-type="float">
            <text:p>0,253781</text:p>
          </table:table-cell>
          <table:table-cell table:number-columns-repeated="7"/>
        </table:table-row>
        <table:table-row table:style-name="ro1">
          <table:table-cell/>
          <table:table-cell office:value-type="float" office:value="0.000886" calcext:value-type="float">
            <text:p>0,000886</text:p>
          </table:table-cell>
          <table:table-cell office:value-type="float" office:value="0.000666" calcext:value-type="float">
            <text:p>0,000666</text:p>
          </table:table-cell>
          <table:table-cell office:value-type="float" office:value="0.001163" calcext:value-type="float">
            <text:p>0,001163</text:p>
          </table:table-cell>
          <table:table-cell office:value-type="float" office:value="0.000794" calcext:value-type="float">
            <text:p>0,000794</text:p>
          </table:table-cell>
          <table:table-cell office:value-type="float" office:value="0.002451" calcext:value-type="float">
            <text:p>0,002451</text:p>
          </table:table-cell>
          <table:table-cell office:value-type="float" office:value="0.002841" calcext:value-type="float">
            <text:p>0,002841</text:p>
          </table:table-cell>
          <table:table-cell office:value-type="float" office:value="0.024658" calcext:value-type="float">
            <text:p>0,024658</text:p>
          </table:table-cell>
          <table:table-cell table:style-name="ce3"/>
          <table:table-cell office:value-type="float" office:value="0.002358" calcext:value-type="float">
            <text:p>0,002358</text:p>
          </table:table-cell>
          <table:table-cell office:value-type="float" office:value="0.002625" calcext:value-type="float">
            <text:p>0,002625</text:p>
          </table:table-cell>
          <table:table-cell office:value-type="float" office:value="0.003988" calcext:value-type="float">
            <text:p>0,003988</text:p>
          </table:table-cell>
          <table:table-cell office:value-type="float" office:value="0.00358" calcext:value-type="float">
            <text:p>0,00358</text:p>
          </table:table-cell>
          <table:table-cell office:value-type="float" office:value="0.010692" calcext:value-type="float">
            <text:p>0,010692</text:p>
          </table:table-cell>
          <table:table-cell office:value-type="float" office:value="0.021763" calcext:value-type="float">
            <text:p>0,021763</text:p>
          </table:table-cell>
          <table:table-cell office:value-type="float" office:value="0.324189" calcext:value-type="float">
            <text:p>0,324189</text:p>
          </table:table-cell>
          <table:table-cell table:number-columns-repeated="7"/>
        </table:table-row>
        <table:table-row table:style-name="ro1">
          <table:table-cell/>
          <table:table-cell office:value-type="float" office:value="0.000892" calcext:value-type="float">
            <text:p>0,000892</text:p>
          </table:table-cell>
          <table:table-cell office:value-type="float" office:value="0.000804" calcext:value-type="float">
            <text:p>0,000804</text:p>
          </table:table-cell>
          <table:table-cell office:value-type="float" office:value="0.000903" calcext:value-type="float">
            <text:p>0,000903</text:p>
          </table:table-cell>
          <table:table-cell office:value-type="float" office:value="0.000748" calcext:value-type="float">
            <text:p>0,000748</text:p>
          </table:table-cell>
          <table:table-cell office:value-type="float" office:value="0.002627" calcext:value-type="float">
            <text:p>0,002627</text:p>
          </table:table-cell>
          <table:table-cell office:value-type="float" office:value="0.003147" calcext:value-type="float">
            <text:p>0,003147</text:p>
          </table:table-cell>
          <table:table-cell office:value-type="float" office:value="0.027621" calcext:value-type="float">
            <text:p>0,027621</text:p>
          </table:table-cell>
          <table:table-cell table:style-name="ce3"/>
          <table:table-cell office:value-type="float" office:value="0.002257" calcext:value-type="float">
            <text:p>0,002257</text:p>
          </table:table-cell>
          <table:table-cell office:value-type="float" office:value="0.002547" calcext:value-type="float">
            <text:p>0,002547</text:p>
          </table:table-cell>
          <table:table-cell office:value-type="float" office:value="0.003998" calcext:value-type="float">
            <text:p>0,003998</text:p>
          </table:table-cell>
          <table:table-cell office:value-type="float" office:value="0.003511" calcext:value-type="float">
            <text:p>0,003511</text:p>
          </table:table-cell>
          <table:table-cell office:value-type="float" office:value="0.015933" calcext:value-type="float">
            <text:p>0,015933</text:p>
          </table:table-cell>
          <table:table-cell office:value-type="float" office:value="0.020842" calcext:value-type="float">
            <text:p>0,020842</text:p>
          </table:table-cell>
          <table:table-cell office:value-type="float" office:value="0.304911" calcext:value-type="float">
            <text:p>0,304911</text:p>
          </table:table-cell>
          <table:table-cell table:number-columns-repeated="7"/>
        </table:table-row>
        <table:table-row table:style-name="ro1">
          <table:table-cell/>
          <table:table-cell office:value-type="float" office:value="0.000833" calcext:value-type="float">
            <text:p>0,000833</text:p>
          </table:table-cell>
          <table:table-cell office:value-type="float" office:value="0.000826" calcext:value-type="float">
            <text:p>0,000826</text:p>
          </table:table-cell>
          <table:table-cell office:value-type="float" office:value="0.000966" calcext:value-type="float">
            <text:p>0,000966</text:p>
          </table:table-cell>
          <table:table-cell office:value-type="float" office:value="0.000993" calcext:value-type="float">
            <text:p>0,000993</text:p>
          </table:table-cell>
          <table:table-cell office:value-type="float" office:value="0.002249" calcext:value-type="float">
            <text:p>0,002249</text:p>
          </table:table-cell>
          <table:table-cell office:value-type="float" office:value="0.002694" calcext:value-type="float">
            <text:p>0,002694</text:p>
          </table:table-cell>
          <table:table-cell office:value-type="float" office:value="0.026652" calcext:value-type="float">
            <text:p>0,026652</text:p>
          </table:table-cell>
          <table:table-cell table:style-name="ce3"/>
          <table:table-cell office:value-type="float" office:value="0.002171" calcext:value-type="float">
            <text:p>0,002171</text:p>
          </table:table-cell>
          <table:table-cell office:value-type="float" office:value="0.002371" calcext:value-type="float">
            <text:p>0,002371</text:p>
          </table:table-cell>
          <table:table-cell office:value-type="float" office:value="0.003999" calcext:value-type="float">
            <text:p>0,003999</text:p>
          </table:table-cell>
          <table:table-cell office:value-type="float" office:value="0.003472" calcext:value-type="float">
            <text:p>0,003472</text:p>
          </table:table-cell>
          <table:table-cell office:value-type="float" office:value="0.014453" calcext:value-type="float">
            <text:p>0,014453</text:p>
          </table:table-cell>
          <table:table-cell office:value-type="float" office:value="0.020656" calcext:value-type="float">
            <text:p>0,020656</text:p>
          </table:table-cell>
          <table:table-cell office:value-type="float" office:value="0.290728" calcext:value-type="float">
            <text:p>0,290728</text:p>
          </table:table-cell>
          <table:table-cell table:number-columns-repeated="7"/>
        </table:table-row>
        <table:table-row table:style-name="ro1">
          <table:table-cell/>
          <table:table-cell office:value-type="float" office:value="0.00081" calcext:value-type="float">
            <text:p>0,00081</text:p>
          </table:table-cell>
          <table:table-cell office:value-type="float" office:value="0.00064" calcext:value-type="float">
            <text:p>0,00064</text:p>
          </table:table-cell>
          <table:table-cell office:value-type="float" office:value="0.000755" calcext:value-type="float">
            <text:p>0,000755</text:p>
          </table:table-cell>
          <table:table-cell office:value-type="float" office:value="0.000882" calcext:value-type="float">
            <text:p>0,000882</text:p>
          </table:table-cell>
          <table:table-cell office:value-type="float" office:value="0.004547" calcext:value-type="float">
            <text:p>0,004547</text:p>
          </table:table-cell>
          <table:table-cell office:value-type="float" office:value="0.002977" calcext:value-type="float">
            <text:p>0,002977</text:p>
          </table:table-cell>
          <table:table-cell office:value-type="float" office:value="0.023032" calcext:value-type="float">
            <text:p>0,023032</text:p>
          </table:table-cell>
          <table:table-cell/>
          <table:table-cell office:value-type="float" office:value="0.002063" calcext:value-type="float">
            <text:p>0,002063</text:p>
          </table:table-cell>
          <table:table-cell office:value-type="float" office:value="0.002237" calcext:value-type="float">
            <text:p>0,002237</text:p>
          </table:table-cell>
          <table:table-cell office:value-type="float" office:value="0.00362" calcext:value-type="float">
            <text:p>0,00362</text:p>
          </table:table-cell>
          <table:table-cell office:value-type="float" office:value="0.003455" calcext:value-type="float">
            <text:p>0,003455</text:p>
          </table:table-cell>
          <table:table-cell office:value-type="float" office:value="0.010902" calcext:value-type="float">
            <text:p>0,010902</text:p>
          </table:table-cell>
          <table:table-cell office:value-type="float" office:value="0.029045" calcext:value-type="float">
            <text:p>0,029045</text:p>
          </table:table-cell>
          <table:table-cell office:value-type="float" office:value="0.26192" calcext:value-type="float">
            <text:p>0,26192</text:p>
          </table:table-cell>
          <table:table-cell table:number-columns-repeated="7"/>
        </table:table-row>
        <table:table-row table:style-name="ro1">
          <table:table-cell/>
          <table:table-cell office:value-type="float" office:value="0.000808" calcext:value-type="float">
            <text:p>0,000808</text:p>
          </table:table-cell>
          <table:table-cell office:value-type="float" office:value="0.000753" calcext:value-type="float">
            <text:p>0,000753</text:p>
          </table:table-cell>
          <table:table-cell office:value-type="float" office:value="0.00089" calcext:value-type="float">
            <text:p>0,00089</text:p>
          </table:table-cell>
          <table:table-cell office:value-type="float" office:value="0.00076" calcext:value-type="float">
            <text:p>0,00076</text:p>
          </table:table-cell>
          <table:table-cell office:value-type="float" office:value="0.003551" calcext:value-type="float">
            <text:p>0,003551</text:p>
          </table:table-cell>
          <table:table-cell office:value-type="float" office:value="0.004251" calcext:value-type="float">
            <text:p>0,004251</text:p>
          </table:table-cell>
          <table:table-cell office:value-type="float" office:value="0.023678" calcext:value-type="float">
            <text:p>0,023678</text:p>
          </table:table-cell>
          <table:table-cell/>
          <table:table-cell office:value-type="float" office:value="0.002068" calcext:value-type="float">
            <text:p>0,002068</text:p>
          </table:table-cell>
          <table:table-cell office:value-type="float" office:value="0.002256" calcext:value-type="float">
            <text:p>0,002256</text:p>
          </table:table-cell>
          <table:table-cell office:value-type="float" office:value="0.003613" calcext:value-type="float">
            <text:p>0,003613</text:p>
          </table:table-cell>
          <table:table-cell office:value-type="float" office:value="0.0035" calcext:value-type="float">
            <text:p>0,0035</text:p>
          </table:table-cell>
          <table:table-cell office:value-type="float" office:value="0.011021" calcext:value-type="float">
            <text:p>0,011021</text:p>
          </table:table-cell>
          <table:table-cell office:value-type="float" office:value="0.022042" calcext:value-type="float">
            <text:p>0,022042</text:p>
          </table:table-cell>
          <table:table-cell office:value-type="float" office:value="0.284977" calcext:value-type="float">
            <text:p>0,284977</text:p>
          </table:table-cell>
          <table:table-cell table:number-columns-repeated="7"/>
        </table:table-row>
        <table:table-row table:style-name="ro1">
          <table:table-cell/>
          <table:table-cell office:value-type="float" office:value="0.000808" calcext:value-type="float">
            <text:p>0,000808</text:p>
          </table:table-cell>
          <table:table-cell office:value-type="float" office:value="0.000846" calcext:value-type="float">
            <text:p>0,000846</text:p>
          </table:table-cell>
          <table:table-cell office:value-type="float" office:value="0.001225" calcext:value-type="float">
            <text:p>0,001225</text:p>
          </table:table-cell>
          <table:table-cell office:value-type="float" office:value="0.000695" calcext:value-type="float">
            <text:p>0,000695</text:p>
          </table:table-cell>
          <table:table-cell office:value-type="float" office:value="0.002726" calcext:value-type="float">
            <text:p>0,002726</text:p>
          </table:table-cell>
          <table:table-cell office:value-type="float" office:value="0.002878" calcext:value-type="float">
            <text:p>0,002878</text:p>
          </table:table-cell>
          <table:table-cell office:value-type="float" office:value="0.025399" calcext:value-type="float">
            <text:p>0,025399</text:p>
          </table:table-cell>
          <table:table-cell/>
          <table:table-cell office:value-type="float" office:value="0.002066" calcext:value-type="float">
            <text:p>0,002066</text:p>
          </table:table-cell>
          <table:table-cell office:value-type="float" office:value="0.002094" calcext:value-type="float">
            <text:p>0,002094</text:p>
          </table:table-cell>
          <table:table-cell office:value-type="float" office:value="0.005409" calcext:value-type="float">
            <text:p>0,005409</text:p>
          </table:table-cell>
          <table:table-cell office:value-type="float" office:value="0.003836" calcext:value-type="float">
            <text:p>0,003836</text:p>
          </table:table-cell>
          <table:table-cell office:value-type="float" office:value="0.010948" calcext:value-type="float">
            <text:p>0,010948</text:p>
          </table:table-cell>
          <table:table-cell office:value-type="float" office:value="0.020881" calcext:value-type="float">
            <text:p>0,020881</text:p>
          </table:table-cell>
          <table:table-cell office:value-type="float" office:value="0.260056" calcext:value-type="float">
            <text:p>0,260056</text:p>
          </table:table-cell>
          <table:table-cell table:number-columns-repeated="7"/>
        </table:table-row>
        <table:table-row table:style-name="ro1">
          <table:table-cell/>
          <table:table-cell office:value-type="float" office:value="0.000746" calcext:value-type="float">
            <text:p>0,000746</text:p>
          </table:table-cell>
          <table:table-cell office:value-type="float" office:value="0.000715" calcext:value-type="float">
            <text:p>0,000715</text:p>
          </table:table-cell>
          <table:table-cell office:value-type="float" office:value="0.001053" calcext:value-type="float">
            <text:p>0,001053</text:p>
          </table:table-cell>
          <table:table-cell office:value-type="float" office:value="0.001532" calcext:value-type="float">
            <text:p>0,001532</text:p>
          </table:table-cell>
          <table:table-cell office:value-type="float" office:value="0.001924" calcext:value-type="float">
            <text:p>0,001924</text:p>
          </table:table-cell>
          <table:table-cell office:value-type="float" office:value="0.003408" calcext:value-type="float">
            <text:p>0,003408</text:p>
          </table:table-cell>
          <table:table-cell office:value-type="float" office:value="0.022388" calcext:value-type="float">
            <text:p>0,022388</text:p>
          </table:table-cell>
          <table:table-cell/>
          <table:table-cell office:value-type="float" office:value="0.001918" calcext:value-type="float">
            <text:p>0,001918</text:p>
          </table:table-cell>
          <table:table-cell office:value-type="float" office:value="0.002298" calcext:value-type="float">
            <text:p>0,002298</text:p>
          </table:table-cell>
          <table:table-cell office:value-type="float" office:value="0.005439" calcext:value-type="float">
            <text:p>0,005439</text:p>
          </table:table-cell>
          <table:table-cell office:value-type="float" office:value="0.0033" calcext:value-type="float">
            <text:p>0,0033</text:p>
          </table:table-cell>
          <table:table-cell office:value-type="float" office:value="0.010779" calcext:value-type="float">
            <text:p>0,010779</text:p>
          </table:table-cell>
          <table:table-cell office:value-type="float" office:value="0.021176" calcext:value-type="float">
            <text:p>0,021176</text:p>
          </table:table-cell>
          <table:table-cell office:value-type="float" office:value="0.254495" calcext:value-type="float">
            <text:p>0,254495</text:p>
          </table:table-cell>
          <table:table-cell table:number-columns-repeated="7"/>
        </table:table-row>
        <table:table-row table:style-name="ro1">
          <table:table-cell/>
          <table:table-cell office:value-type="float" office:value="0.000737" calcext:value-type="float">
            <text:p>0,000737</text:p>
          </table:table-cell>
          <table:table-cell office:value-type="float" office:value="0.000856" calcext:value-type="float">
            <text:p>0,000856</text:p>
          </table:table-cell>
          <table:table-cell office:value-type="float" office:value="0.001308" calcext:value-type="float">
            <text:p>0,001308</text:p>
          </table:table-cell>
          <table:table-cell office:value-type="float" office:value="0.001001" calcext:value-type="float">
            <text:p>0,001001</text:p>
          </table:table-cell>
          <table:table-cell office:value-type="float" office:value="0.002191" calcext:value-type="float">
            <text:p>0,002191</text:p>
          </table:table-cell>
          <table:table-cell office:value-type="float" office:value="0.002863" calcext:value-type="float">
            <text:p>0,002863</text:p>
          </table:table-cell>
          <table:table-cell office:value-type="float" office:value="0.023944" calcext:value-type="float">
            <text:p>0,023944</text:p>
          </table:table-cell>
          <table:table-cell/>
          <table:table-cell office:value-type="float" office:value="0.001887" calcext:value-type="float">
            <text:p>0,001887</text:p>
          </table:table-cell>
          <table:table-cell office:value-type="float" office:value="0.002192" calcext:value-type="float">
            <text:p>0,002192</text:p>
          </table:table-cell>
          <table:table-cell office:value-type="float" office:value="0.003131" calcext:value-type="float">
            <text:p>0,003131</text:p>
          </table:table-cell>
          <table:table-cell office:value-type="float" office:value="0.002979" calcext:value-type="float">
            <text:p>0,002979</text:p>
          </table:table-cell>
          <table:table-cell office:value-type="float" office:value="0.011321" calcext:value-type="float">
            <text:p>0,011321</text:p>
          </table:table-cell>
          <table:table-cell office:value-type="float" office:value="0.023574" calcext:value-type="float">
            <text:p>0,023574</text:p>
          </table:table-cell>
          <table:table-cell office:value-type="float" office:value="0.257303" calcext:value-type="float">
            <text:p>0,257303</text:p>
          </table:table-cell>
          <table:table-cell table:number-columns-repeated="7"/>
        </table:table-row>
        <table:table-row table:style-name="ro1">
          <table:table-cell/>
          <table:table-cell office:value-type="float" office:value="0.00078" calcext:value-type="float">
            <text:p>0,00078</text:p>
          </table:table-cell>
          <table:table-cell office:value-type="float" office:value="0.000846" calcext:value-type="float">
            <text:p>0,000846</text:p>
          </table:table-cell>
          <table:table-cell office:value-type="float" office:value="0.001053" calcext:value-type="float">
            <text:p>0,001053</text:p>
          </table:table-cell>
          <table:table-cell office:value-type="float" office:value="0.000901" calcext:value-type="float">
            <text:p>0,000901</text:p>
          </table:table-cell>
          <table:table-cell office:value-type="float" office:value="0.00262" calcext:value-type="float">
            <text:p>0,00262</text:p>
          </table:table-cell>
          <table:table-cell office:value-type="float" office:value="0.003049" calcext:value-type="float">
            <text:p>0,003049</text:p>
          </table:table-cell>
          <table:table-cell office:value-type="float" office:value="0.02345" calcext:value-type="float">
            <text:p>0,02345</text:p>
          </table:table-cell>
          <table:table-cell/>
          <table:table-cell office:value-type="float" office:value="0.001876" calcext:value-type="float">
            <text:p>0,001876</text:p>
          </table:table-cell>
          <table:table-cell office:value-type="float" office:value="0.002234" calcext:value-type="float">
            <text:p>0,002234</text:p>
          </table:table-cell>
          <table:table-cell office:value-type="float" office:value="0.003707" calcext:value-type="float">
            <text:p>0,003707</text:p>
          </table:table-cell>
          <table:table-cell office:value-type="float" office:value="0.003156" calcext:value-type="float">
            <text:p>0,003156</text:p>
          </table:table-cell>
          <table:table-cell office:value-type="float" office:value="0.01102" calcext:value-type="float">
            <text:p>0,01102</text:p>
          </table:table-cell>
          <table:table-cell office:value-type="float" office:value="0.020305" calcext:value-type="float">
            <text:p>0,020305</text:p>
          </table:table-cell>
          <table:table-cell office:value-type="float" office:value="0.318904" calcext:value-type="float">
            <text:p>0,318904</text:p>
          </table:table-cell>
          <table:table-cell table:number-columns-repeated="7"/>
        </table:table-row>
        <table:table-row table:style-name="ro1">
          <table:table-cell/>
          <table:table-cell office:value-type="float" office:value="0.000762" calcext:value-type="float">
            <text:p>0,000762</text:p>
          </table:table-cell>
          <table:table-cell office:value-type="float" office:value="0.000844" calcext:value-type="float">
            <text:p>0,000844</text:p>
          </table:table-cell>
          <table:table-cell office:value-type="float" office:value="0.001302" calcext:value-type="float">
            <text:p>0,001302</text:p>
          </table:table-cell>
          <table:table-cell office:value-type="float" office:value="0.000871" calcext:value-type="float">
            <text:p>0,000871</text:p>
          </table:table-cell>
          <table:table-cell office:value-type="float" office:value="0.001863" calcext:value-type="float">
            <text:p>0,001863</text:p>
          </table:table-cell>
          <table:table-cell office:value-type="float" office:value="0.002987" calcext:value-type="float">
            <text:p>0,002987</text:p>
          </table:table-cell>
          <table:table-cell office:value-type="float" office:value="0.025562" calcext:value-type="float">
            <text:p>0,025562</text:p>
          </table:table-cell>
          <table:table-cell/>
          <table:table-cell office:value-type="float" office:value="0.001785" calcext:value-type="float">
            <text:p>0,001785</text:p>
          </table:table-cell>
          <table:table-cell office:value-type="float" office:value="0.002079" calcext:value-type="float">
            <text:p>0,002079</text:p>
          </table:table-cell>
          <table:table-cell office:value-type="float" office:value="0.003082" calcext:value-type="float">
            <text:p>0,003082</text:p>
          </table:table-cell>
          <table:table-cell office:value-type="float" office:value="0.005758" calcext:value-type="float">
            <text:p>0,005758</text:p>
          </table:table-cell>
          <table:table-cell office:value-type="float" office:value="0.020454" calcext:value-type="float">
            <text:p>0,020454</text:p>
          </table:table-cell>
          <table:table-cell office:value-type="float" office:value="0.020916" calcext:value-type="float">
            <text:p>0,020916</text:p>
          </table:table-cell>
          <table:table-cell office:value-type="float" office:value="0.316616" calcext:value-type="float">
            <text:p>0,316616</text:p>
          </table:table-cell>
          <table:table-cell table:number-columns-repeated="7"/>
        </table:table-row>
        <table:table-row table:style-name="ro1">
          <table:table-cell/>
          <table:table-cell office:value-type="float" office:value="0.000696" calcext:value-type="float">
            <text:p>0,000696</text:p>
          </table:table-cell>
          <table:table-cell office:value-type="float" office:value="0.000807" calcext:value-type="float">
            <text:p>0,000807</text:p>
          </table:table-cell>
          <table:table-cell office:value-type="float" office:value="0.000721" calcext:value-type="float">
            <text:p>0,000721</text:p>
          </table:table-cell>
          <table:table-cell office:value-type="float" office:value="0.005065" calcext:value-type="float">
            <text:p>0,005065</text:p>
          </table:table-cell>
          <table:table-cell office:value-type="float" office:value="0.002634" calcext:value-type="float">
            <text:p>0,002634</text:p>
          </table:table-cell>
          <table:table-cell office:value-type="float" office:value="0.003182" calcext:value-type="float">
            <text:p>0,003182</text:p>
          </table:table-cell>
          <table:table-cell office:value-type="float" office:value="0.026706" calcext:value-type="float">
            <text:p>0,026706</text:p>
          </table:table-cell>
          <table:table-cell/>
          <table:table-cell office:value-type="float" office:value="0.001761" calcext:value-type="float">
            <text:p>0,001761</text:p>
          </table:table-cell>
          <table:table-cell office:value-type="float" office:value="0.002095" calcext:value-type="float">
            <text:p>0,002095</text:p>
          </table:table-cell>
          <table:table-cell office:value-type="float" office:value="0.003899" calcext:value-type="float">
            <text:p>0,003899</text:p>
          </table:table-cell>
          <table:table-cell office:value-type="float" office:value="0.004177" calcext:value-type="float">
            <text:p>0,004177</text:p>
          </table:table-cell>
          <table:table-cell office:value-type="float" office:value="0.012937" calcext:value-type="float">
            <text:p>0,012937</text:p>
          </table:table-cell>
          <table:table-cell office:value-type="float" office:value="0.020973" calcext:value-type="float">
            <text:p>0,020973</text:p>
          </table:table-cell>
          <table:table-cell office:value-type="float" office:value="0.25844" calcext:value-type="float">
            <text:p>0,25844</text:p>
          </table:table-cell>
          <table:table-cell table:number-columns-repeated="7"/>
        </table:table-row>
        <table:table-row table:style-name="ro1">
          <table:table-cell/>
          <table:table-cell office:value-type="float" office:value="0.000898" calcext:value-type="float">
            <text:p>0,000898</text:p>
          </table:table-cell>
          <table:table-cell office:value-type="float" office:value="0.00079" calcext:value-type="float">
            <text:p>0,00079</text:p>
          </table:table-cell>
          <table:table-cell office:value-type="float" office:value="0.000568" calcext:value-type="float">
            <text:p>0,000568</text:p>
          </table:table-cell>
          <table:table-cell office:value-type="float" office:value="0.000966" calcext:value-type="float">
            <text:p>0,000966</text:p>
          </table:table-cell>
          <table:table-cell office:value-type="float" office:value="0.004699" calcext:value-type="float">
            <text:p>0,004699</text:p>
          </table:table-cell>
          <table:table-cell office:value-type="float" office:value="0.002725" calcext:value-type="float">
            <text:p>0,002725</text:p>
          </table:table-cell>
          <table:table-cell office:value-type="float" office:value="0.022946" calcext:value-type="float">
            <text:p>0,022946</text:p>
          </table:table-cell>
          <table:table-cell/>
          <table:table-cell office:value-type="float" office:value="0.002178" calcext:value-type="float">
            <text:p>0,002178</text:p>
          </table:table-cell>
          <table:table-cell office:value-type="float" office:value="0.002812" calcext:value-type="float">
            <text:p>0,002812</text:p>
          </table:table-cell>
          <table:table-cell office:value-type="float" office:value="0.002506" calcext:value-type="float">
            <text:p>0,002506</text:p>
          </table:table-cell>
          <table:table-cell office:value-type="float" office:value="0.005949" calcext:value-type="float">
            <text:p>0,005949</text:p>
          </table:table-cell>
          <table:table-cell office:value-type="float" office:value="0.010507" calcext:value-type="float">
            <text:p>0,010507</text:p>
          </table:table-cell>
          <table:table-cell office:value-type="float" office:value="0.020846" calcext:value-type="float">
            <text:p>0,020846</text:p>
          </table:table-cell>
          <table:table-cell office:value-type="float" office:value="0.282891" calcext:value-type="float">
            <text:p>0,282891</text:p>
          </table:table-cell>
          <table:table-cell table:number-columns-repeated="7"/>
        </table:table-row>
        <table:table-row table:style-name="ro1">
          <table:table-cell/>
          <table:table-cell office:value-type="float" office:value="0.00115" calcext:value-type="float">
            <text:p>0,00115</text:p>
          </table:table-cell>
          <table:table-cell office:value-type="float" office:value="0.00078" calcext:value-type="float">
            <text:p>0,00078</text:p>
          </table:table-cell>
          <table:table-cell office:value-type="float" office:value="0.000611" calcext:value-type="float">
            <text:p>0,000611</text:p>
          </table:table-cell>
          <table:table-cell office:value-type="float" office:value="0.000649" calcext:value-type="float">
            <text:p>0,000649</text:p>
          </table:table-cell>
          <table:table-cell office:value-type="float" office:value="0.00239" calcext:value-type="float">
            <text:p>0,00239</text:p>
          </table:table-cell>
          <table:table-cell office:value-type="float" office:value="0.006185" calcext:value-type="float">
            <text:p>0,006185</text:p>
          </table:table-cell>
          <table:table-cell office:value-type="float" office:value="0.022532" calcext:value-type="float">
            <text:p>0,022532</text:p>
          </table:table-cell>
          <table:table-cell/>
          <table:table-cell office:value-type="float" office:value="0.001514" calcext:value-type="float">
            <text:p>0,001514</text:p>
          </table:table-cell>
          <table:table-cell office:value-type="float" office:value="0.002224" calcext:value-type="float">
            <text:p>0,002224</text:p>
          </table:table-cell>
          <table:table-cell office:value-type="float" office:value="0.002501" calcext:value-type="float">
            <text:p>0,002501</text:p>
          </table:table-cell>
          <table:table-cell office:value-type="float" office:value="0.003171" calcext:value-type="float">
            <text:p>0,003171</text:p>
          </table:table-cell>
          <table:table-cell office:value-type="float" office:value="0.01094" calcext:value-type="float">
            <text:p>0,01094</text:p>
          </table:table-cell>
          <table:table-cell office:value-type="float" office:value="0.02193" calcext:value-type="float">
            <text:p>0,02193</text:p>
          </table:table-cell>
          <table:table-cell office:value-type="float" office:value="0.251927" calcext:value-type="float">
            <text:p>0,251927</text:p>
          </table:table-cell>
          <table:table-cell table:number-columns-repeated="7"/>
        </table:table-row>
        <table:table-row table:style-name="ro1">
          <table:table-cell/>
          <table:table-cell office:value-type="float" office:value="0.000688" calcext:value-type="float">
            <text:p>0,000688</text:p>
          </table:table-cell>
          <table:table-cell office:value-type="float" office:value="0.000856" calcext:value-type="float">
            <text:p>0,000856</text:p>
          </table:table-cell>
          <table:table-cell office:value-type="float" office:value="0.00068" calcext:value-type="float">
            <text:p>0,00068</text:p>
          </table:table-cell>
          <table:table-cell office:value-type="float" office:value="0.000733" calcext:value-type="float">
            <text:p>0,000733</text:p>
          </table:table-cell>
          <table:table-cell office:value-type="float" office:value="0.002403" calcext:value-type="float">
            <text:p>0,002403</text:p>
          </table:table-cell>
          <table:table-cell office:value-type="float" office:value="0.003302" calcext:value-type="float">
            <text:p>0,003302</text:p>
          </table:table-cell>
          <table:table-cell office:value-type="float" office:value="0.023105" calcext:value-type="float">
            <text:p>0,023105</text:p>
          </table:table-cell>
          <table:table-cell/>
          <table:table-cell office:value-type="float" office:value="0.001721" calcext:value-type="float">
            <text:p>0,001721</text:p>
          </table:table-cell>
          <table:table-cell office:value-type="float" office:value="0.001998" calcext:value-type="float">
            <text:p>0,001998</text:p>
          </table:table-cell>
          <table:table-cell office:value-type="float" office:value="0.002569" calcext:value-type="float">
            <text:p>0,002569</text:p>
          </table:table-cell>
          <table:table-cell office:value-type="float" office:value="0.003155" calcext:value-type="float">
            <text:p>0,003155</text:p>
          </table:table-cell>
          <table:table-cell office:value-type="float" office:value="0.010906" calcext:value-type="float">
            <text:p>0,010906</text:p>
          </table:table-cell>
          <table:table-cell office:value-type="float" office:value="0.020922" calcext:value-type="float">
            <text:p>0,020922</text:p>
          </table:table-cell>
          <table:table-cell office:value-type="float" office:value="0.352314" calcext:value-type="float">
            <text:p>0,352314</text:p>
          </table:table-cell>
          <table:table-cell table:number-columns-repeated="7"/>
        </table:table-row>
        <table:table-row table:style-name="ro1">
          <table:table-cell/>
          <table:table-cell office:value-type="float" office:value="0.001025" calcext:value-type="float">
            <text:p>0,001025</text:p>
          </table:table-cell>
          <table:table-cell office:value-type="float" office:value="0.000478" calcext:value-type="float">
            <text:p>0,000478</text:p>
          </table:table-cell>
          <table:table-cell office:value-type="float" office:value="0.000645" calcext:value-type="float">
            <text:p>0,000645</text:p>
          </table:table-cell>
          <table:table-cell office:value-type="float" office:value="0.000909" calcext:value-type="float">
            <text:p>0,000909</text:p>
          </table:table-cell>
          <table:table-cell office:value-type="float" office:value="0.001622" calcext:value-type="float">
            <text:p>0,001622</text:p>
          </table:table-cell>
          <table:table-cell office:value-type="float" office:value="0.003326" calcext:value-type="float">
            <text:p>0,003326</text:p>
          </table:table-cell>
          <table:table-cell office:value-type="float" office:value="0.024382" calcext:value-type="float">
            <text:p>0,024382</text:p>
          </table:table-cell>
          <table:table-cell/>
          <table:table-cell office:value-type="float" office:value="0.001692" calcext:value-type="float">
            <text:p>0,001692</text:p>
          </table:table-cell>
          <table:table-cell office:value-type="float" office:value="0.001973" calcext:value-type="float">
            <text:p>0,001973</text:p>
          </table:table-cell>
          <table:table-cell office:value-type="float" office:value="0.002594" calcext:value-type="float">
            <text:p>0,002594</text:p>
          </table:table-cell>
          <table:table-cell office:value-type="float" office:value="0.002917" calcext:value-type="float">
            <text:p>0,002917</text:p>
          </table:table-cell>
          <table:table-cell office:value-type="float" office:value="0.011062" calcext:value-type="float">
            <text:p>0,011062</text:p>
          </table:table-cell>
          <table:table-cell office:value-type="float" office:value="0.021105" calcext:value-type="float">
            <text:p>0,021105</text:p>
          </table:table-cell>
          <table:table-cell office:value-type="float" office:value="0.32037" calcext:value-type="float">
            <text:p>0,32037</text:p>
          </table:table-cell>
          <table:table-cell table:number-columns-repeated="7"/>
        </table:table-row>
        <table:table-row table:style-name="ro1">
          <table:table-cell/>
          <table:table-cell office:value-type="float" office:value="0.001668" calcext:value-type="float">
            <text:p>0,001668</text:p>
          </table:table-cell>
          <table:table-cell office:value-type="float" office:value="0.00064" calcext:value-type="float">
            <text:p>0,00064</text:p>
          </table:table-cell>
          <table:table-cell office:value-type="float" office:value="0.000541" calcext:value-type="float">
            <text:p>0,000541</text:p>
          </table:table-cell>
          <table:table-cell office:value-type="float" office:value="0.000587" calcext:value-type="float">
            <text:p>0,000587</text:p>
          </table:table-cell>
          <table:table-cell office:value-type="float" office:value="0.002533" calcext:value-type="float">
            <text:p>0,002533</text:p>
          </table:table-cell>
          <table:table-cell office:value-type="float" office:value="0.002938" calcext:value-type="float">
            <text:p>0,002938</text:p>
          </table:table-cell>
          <table:table-cell office:value-type="float" office:value="0.027542" calcext:value-type="float">
            <text:p>0,027542</text:p>
          </table:table-cell>
          <table:table-cell/>
          <table:table-cell office:value-type="float" office:value="0.002531" calcext:value-type="float">
            <text:p>0,002531</text:p>
          </table:table-cell>
          <table:table-cell office:value-type="float" office:value="0.00199" calcext:value-type="float">
            <text:p>0,00199</text:p>
          </table:table-cell>
          <table:table-cell office:value-type="float" office:value="0.002548" calcext:value-type="float">
            <text:p>0,002548</text:p>
          </table:table-cell>
          <table:table-cell office:value-type="float" office:value="0.002925" calcext:value-type="float">
            <text:p>0,002925</text:p>
          </table:table-cell>
          <table:table-cell office:value-type="float" office:value="0.010726" calcext:value-type="float">
            <text:p>0,010726</text:p>
          </table:table-cell>
          <table:table-cell office:value-type="float" office:value="0.025848" calcext:value-type="float">
            <text:p>0,025848</text:p>
          </table:table-cell>
          <table:table-cell office:value-type="float" office:value="0.252902" calcext:value-type="float">
            <text:p>0,252902</text:p>
          </table:table-cell>
          <table:table-cell table:number-columns-repeated="7"/>
        </table:table-row>
        <table:table-row table:style-name="ro1">
          <table:table-cell/>
          <table:table-cell office:value-type="float" office:value="0.001473" calcext:value-type="float">
            <text:p>0,001473</text:p>
          </table:table-cell>
          <table:table-cell office:value-type="float" office:value="0.000545" calcext:value-type="float">
            <text:p>0,000545</text:p>
          </table:table-cell>
          <table:table-cell office:value-type="float" office:value="0.000694" calcext:value-type="float">
            <text:p>0,000694</text:p>
          </table:table-cell>
          <table:table-cell office:value-type="float" office:value="0.000572" calcext:value-type="float">
            <text:p>0,000572</text:p>
          </table:table-cell>
          <table:table-cell office:value-type="float" office:value="0.00145" calcext:value-type="float">
            <text:p>0,00145</text:p>
          </table:table-cell>
          <table:table-cell office:value-type="float" office:value="0.003287" calcext:value-type="float">
            <text:p>0,003287</text:p>
          </table:table-cell>
          <table:table-cell office:value-type="float" office:value="0.023515" calcext:value-type="float">
            <text:p>0,023515</text:p>
          </table:table-cell>
          <table:table-cell/>
          <table:table-cell office:value-type="float" office:value="0.002022" calcext:value-type="float">
            <text:p>0,002022</text:p>
          </table:table-cell>
          <table:table-cell office:value-type="float" office:value="0.001981" calcext:value-type="float">
            <text:p>0,001981</text:p>
          </table:table-cell>
          <table:table-cell office:value-type="float" office:value="0.002717" calcext:value-type="float">
            <text:p>0,002717</text:p>
          </table:table-cell>
          <table:table-cell office:value-type="float" office:value="0.003049" calcext:value-type="float">
            <text:p>0,003049</text:p>
          </table:table-cell>
          <table:table-cell office:value-type="float" office:value="0.012867" calcext:value-type="float">
            <text:p>0,012867</text:p>
          </table:table-cell>
          <table:table-cell office:value-type="float" office:value="0.02141" calcext:value-type="float">
            <text:p>0,02141</text:p>
          </table:table-cell>
          <table:table-cell office:value-type="float" office:value="0.241188" calcext:value-type="float">
            <text:p>0,241188</text:p>
          </table:table-cell>
          <table:table-cell table:number-columns-repeated="7"/>
        </table:table-row>
        <table:table-row table:style-name="ro1">
          <table:table-cell/>
          <table:table-cell office:value-type="float" office:value="0.000572" calcext:value-type="float">
            <text:p>0,000572</text:p>
          </table:table-cell>
          <table:table-cell office:value-type="float" office:value="0.000814" calcext:value-type="float">
            <text:p>0,000814</text:p>
          </table:table-cell>
          <table:table-cell office:value-type="float" office:value="0.000564" calcext:value-type="float">
            <text:p>0,000564</text:p>
          </table:table-cell>
          <table:table-cell office:value-type="float" office:value="0.000558" calcext:value-type="float">
            <text:p>0,000558</text:p>
          </table:table-cell>
          <table:table-cell office:value-type="float" office:value="0.001814" calcext:value-type="float">
            <text:p>0,001814</text:p>
          </table:table-cell>
          <table:table-cell office:value-type="float" office:value="0.003155" calcext:value-type="float">
            <text:p>0,003155</text:p>
          </table:table-cell>
          <table:table-cell office:value-type="float" office:value="0.023356" calcext:value-type="float">
            <text:p>0,023356</text:p>
          </table:table-cell>
          <table:table-cell/>
          <table:table-cell office:value-type="float" office:value="0.00149" calcext:value-type="float">
            <text:p>0,00149</text:p>
          </table:table-cell>
          <table:table-cell office:value-type="float" office:value="0.001763" calcext:value-type="float">
            <text:p>0,001763</text:p>
          </table:table-cell>
          <table:table-cell office:value-type="float" office:value="0.002728" calcext:value-type="float">
            <text:p>0,002728</text:p>
          </table:table-cell>
          <table:table-cell office:value-type="float" office:value="0.003034" calcext:value-type="float">
            <text:p>0,003034</text:p>
          </table:table-cell>
          <table:table-cell office:value-type="float" office:value="0.010767" calcext:value-type="float">
            <text:p>0,010767</text:p>
          </table:table-cell>
          <table:table-cell office:value-type="float" office:value="0.027779" calcext:value-type="float">
            <text:p>0,027779</text:p>
          </table:table-cell>
          <table:table-cell office:value-type="float" office:value="0.258365" calcext:value-type="float">
            <text:p>0,258365</text:p>
          </table:table-cell>
          <table:table-cell table:number-columns-repeated="7"/>
        </table:table-row>
        <table:table-row table:style-name="ro1">
          <table:table-cell/>
          <table:table-cell office:value-type="float" office:value="0.000554" calcext:value-type="float">
            <text:p>0,000554</text:p>
          </table:table-cell>
          <table:table-cell office:value-type="float" office:value="0.000826" calcext:value-type="float">
            <text:p>0,000826</text:p>
          </table:table-cell>
          <table:table-cell office:value-type="float" office:value="0.000538" calcext:value-type="float">
            <text:p>0,000538</text:p>
          </table:table-cell>
          <table:table-cell office:value-type="float" office:value="0.000757" calcext:value-type="float">
            <text:p>0,000757</text:p>
          </table:table-cell>
          <table:table-cell office:value-type="float" office:value="0.001966" calcext:value-type="float">
            <text:p>0,001966</text:p>
          </table:table-cell>
          <table:table-cell office:value-type="float" office:value="0.003688" calcext:value-type="float">
            <text:p>0,003688</text:p>
          </table:table-cell>
          <table:table-cell office:value-type="float" office:value="0.025517" calcext:value-type="float">
            <text:p>0,025517</text:p>
          </table:table-cell>
          <table:table-cell/>
          <table:table-cell office:value-type="float" office:value="0.001503" calcext:value-type="float">
            <text:p>0,001503</text:p>
          </table:table-cell>
          <table:table-cell office:value-type="float" office:value="0.001717" calcext:value-type="float">
            <text:p>0,001717</text:p>
          </table:table-cell>
          <table:table-cell office:value-type="float" office:value="0.002469" calcext:value-type="float">
            <text:p>0,002469</text:p>
          </table:table-cell>
          <table:table-cell office:value-type="float" office:value="0.002935" calcext:value-type="float">
            <text:p>0,002935</text:p>
          </table:table-cell>
          <table:table-cell office:value-type="float" office:value="0.010628" calcext:value-type="float">
            <text:p>0,010628</text:p>
          </table:table-cell>
          <table:table-cell office:value-type="float" office:value="0.021691" calcext:value-type="float">
            <text:p>0,021691</text:p>
          </table:table-cell>
          <table:table-cell office:value-type="float" office:value="0.285513" calcext:value-type="float">
            <text:p>0,285513</text:p>
          </table:table-cell>
          <table:table-cell table:number-columns-repeated="7"/>
        </table:table-row>
        <table:table-row table:style-name="ro1">
          <table:table-cell/>
          <table:table-cell office:value-type="float" office:value="0.00092" calcext:value-type="float">
            <text:p>0,00092</text:p>
          </table:table-cell>
          <table:table-cell office:value-type="float" office:value="0.000852" calcext:value-type="float">
            <text:p>0,000852</text:p>
          </table:table-cell>
          <table:table-cell office:value-type="float" office:value="0.000661" calcext:value-type="float">
            <text:p>0,000661</text:p>
          </table:table-cell>
          <table:table-cell office:value-type="float" office:value="0.000652" calcext:value-type="float">
            <text:p>0,000652</text:p>
          </table:table-cell>
          <table:table-cell office:value-type="float" office:value="0.002348" calcext:value-type="float">
            <text:p>0,002348</text:p>
          </table:table-cell>
          <table:table-cell office:value-type="float" office:value="0.004016" calcext:value-type="float">
            <text:p>0,004016</text:p>
          </table:table-cell>
          <table:table-cell office:value-type="float" office:value="0.021552" calcext:value-type="float">
            <text:p>0,021552</text:p>
          </table:table-cell>
          <table:table-cell/>
          <table:table-cell office:value-type="float" office:value="0.00145" calcext:value-type="float">
            <text:p>0,00145</text:p>
          </table:table-cell>
          <table:table-cell office:value-type="float" office:value="0.001704" calcext:value-type="float">
            <text:p>0,001704</text:p>
          </table:table-cell>
          <table:table-cell office:value-type="float" office:value="0.002556" calcext:value-type="float">
            <text:p>0,002556</text:p>
          </table:table-cell>
          <table:table-cell office:value-type="float" office:value="0.002866" calcext:value-type="float">
            <text:p>0,002866</text:p>
          </table:table-cell>
          <table:table-cell office:value-type="float" office:value="0.010654" calcext:value-type="float">
            <text:p>0,010654</text:p>
          </table:table-cell>
          <table:table-cell office:value-type="float" office:value="0.024072" calcext:value-type="float">
            <text:p>0,024072</text:p>
          </table:table-cell>
          <table:table-cell office:value-type="float" office:value="0.309735" calcext:value-type="float">
            <text:p>0,309735</text:p>
          </table:table-cell>
          <table:table-cell table:number-columns-repeated="7"/>
        </table:table-row>
        <table:table-row table:style-name="ro1">
          <table:table-cell/>
          <table:table-cell office:value-type="float" office:value="0.000598" calcext:value-type="float">
            <text:p>0,000598</text:p>
          </table:table-cell>
          <table:table-cell office:value-type="float" office:value="0.000474" calcext:value-type="float">
            <text:p>0,000474</text:p>
          </table:table-cell>
          <table:table-cell office:value-type="float" office:value="0.000554" calcext:value-type="float">
            <text:p>0,000554</text:p>
          </table:table-cell>
          <table:table-cell office:value-type="float" office:value="0.000655" calcext:value-type="float">
            <text:p>0,000655</text:p>
          </table:table-cell>
          <table:table-cell office:value-type="float" office:value="0.002575" calcext:value-type="float">
            <text:p>0,002575</text:p>
          </table:table-cell>
          <table:table-cell office:value-type="float" office:value="0.003348" calcext:value-type="float">
            <text:p>0,003348</text:p>
          </table:table-cell>
          <table:table-cell office:value-type="float" office:value="0.034147" calcext:value-type="float">
            <text:p>0,034147</text:p>
          </table:table-cell>
          <table:table-cell/>
          <table:table-cell office:value-type="float" office:value="0.001433" calcext:value-type="float">
            <text:p>0,001433</text:p>
          </table:table-cell>
          <table:table-cell office:value-type="float" office:value="0.001941" calcext:value-type="float">
            <text:p>0,001941</text:p>
          </table:table-cell>
          <table:table-cell office:value-type="float" office:value="0.0025" calcext:value-type="float">
            <text:p>0,0025</text:p>
          </table:table-cell>
          <table:table-cell office:value-type="float" office:value="0.003082" calcext:value-type="float">
            <text:p>0,003082</text:p>
          </table:table-cell>
          <table:table-cell office:value-type="float" office:value="0.011204" calcext:value-type="float">
            <text:p>0,011204</text:p>
          </table:table-cell>
          <table:table-cell office:value-type="float" office:value="0.020896" calcext:value-type="float">
            <text:p>0,020896</text:p>
          </table:table-cell>
          <table:table-cell office:value-type="float" office:value="0.293756" calcext:value-type="float">
            <text:p>0,293756</text:p>
          </table:table-cell>
          <table:table-cell table:number-columns-repeated="7"/>
        </table:table-row>
        <table:table-row table:style-name="ro1">
          <table:table-cell/>
          <table:table-cell office:value-type="float" office:value="0.000541" calcext:value-type="float">
            <text:p>0,000541</text:p>
          </table:table-cell>
          <table:table-cell office:value-type="float" office:value="0.000464" calcext:value-type="float">
            <text:p>0,000464</text:p>
          </table:table-cell>
          <table:table-cell office:value-type="float" office:value="0.000786" calcext:value-type="float">
            <text:p>0,000786</text:p>
          </table:table-cell>
          <table:table-cell office:value-type="float" office:value="0.000578" calcext:value-type="float">
            <text:p>0,000578</text:p>
          </table:table-cell>
          <table:table-cell office:value-type="float" office:value="0.002618" calcext:value-type="float">
            <text:p>0,002618</text:p>
          </table:table-cell>
          <table:table-cell office:value-type="float" office:value="0.00541" calcext:value-type="float">
            <text:p>0,00541</text:p>
          </table:table-cell>
          <table:table-cell office:value-type="float" office:value="0.031695" calcext:value-type="float">
            <text:p>0,031695</text:p>
          </table:table-cell>
          <table:table-cell table:style-name="ce3"/>
          <table:table-cell office:value-type="float" office:value="0.001429" calcext:value-type="float">
            <text:p>0,001429</text:p>
          </table:table-cell>
          <table:table-cell office:value-type="float" office:value="0.001921" calcext:value-type="float">
            <text:p>0,001921</text:p>
          </table:table-cell>
          <table:table-cell office:value-type="float" office:value="0.002622" calcext:value-type="float">
            <text:p>0,002622</text:p>
          </table:table-cell>
          <table:table-cell office:value-type="float" office:value="0.003001" calcext:value-type="float">
            <text:p>0,003001</text:p>
          </table:table-cell>
          <table:table-cell office:value-type="float" office:value="0.010963" calcext:value-type="float">
            <text:p>0,010963</text:p>
          </table:table-cell>
          <table:table-cell office:value-type="float" office:value="0.024423" calcext:value-type="float">
            <text:p>0,024423</text:p>
          </table:table-cell>
          <table:table-cell office:value-type="float" office:value="0.329315" calcext:value-type="float">
            <text:p>0,329315</text:p>
          </table:table-cell>
          <table:table-cell table:number-columns-repeated="7"/>
        </table:table-row>
        <table:table-row table:style-name="ro1">
          <table:table-cell/>
          <table:table-cell office:value-type="float" office:value="0.000823" calcext:value-type="float">
            <text:p>0,000823</text:p>
          </table:table-cell>
          <table:table-cell office:value-type="float" office:value="0.00068" calcext:value-type="float">
            <text:p>0,00068</text:p>
          </table:table-cell>
          <table:table-cell office:value-type="float" office:value="0.000804" calcext:value-type="float">
            <text:p>0,000804</text:p>
          </table:table-cell>
          <table:table-cell office:value-type="float" office:value="0.000651" calcext:value-type="float">
            <text:p>0,000651</text:p>
          </table:table-cell>
          <table:table-cell office:value-type="float" office:value="0.002297" calcext:value-type="float">
            <text:p>0,002297</text:p>
          </table:table-cell>
          <table:table-cell office:value-type="float" office:value="0.002562" calcext:value-type="float">
            <text:p>0,002562</text:p>
          </table:table-cell>
          <table:table-cell office:value-type="float" office:value="0.023622" calcext:value-type="float">
            <text:p>0,023622</text:p>
          </table:table-cell>
          <table:table-cell table:style-name="ce3"/>
          <table:table-cell office:value-type="float" office:value="0.001508" calcext:value-type="float">
            <text:p>0,001508</text:p>
          </table:table-cell>
          <table:table-cell office:value-type="float" office:value="0.00196" calcext:value-type="float">
            <text:p>0,00196</text:p>
          </table:table-cell>
          <table:table-cell office:value-type="float" office:value="0.002676" calcext:value-type="float">
            <text:p>0,002676</text:p>
          </table:table-cell>
          <table:table-cell office:value-type="float" office:value="0.0028" calcext:value-type="float">
            <text:p>0,0028</text:p>
          </table:table-cell>
          <table:table-cell office:value-type="float" office:value="0.010845" calcext:value-type="float">
            <text:p>0,010845</text:p>
          </table:table-cell>
          <table:table-cell office:value-type="float" office:value="0.021037" calcext:value-type="float">
            <text:p>0,021037</text:p>
          </table:table-cell>
          <table:table-cell office:value-type="float" office:value="0.255704" calcext:value-type="float">
            <text:p>0,255704</text:p>
          </table:table-cell>
          <table:table-cell table:number-columns-repeated="7"/>
        </table:table-row>
        <table:table-row table:style-name="ro1">
          <table:table-cell/>
          <table:table-cell office:value-type="float" office:value="0.000548" calcext:value-type="float">
            <text:p>0,000548</text:p>
          </table:table-cell>
          <table:table-cell office:value-type="float" office:value="0.000588" calcext:value-type="float">
            <text:p>0,000588</text:p>
          </table:table-cell>
          <table:table-cell office:value-type="float" office:value="0.000687" calcext:value-type="float">
            <text:p>0,000687</text:p>
          </table:table-cell>
          <table:table-cell office:value-type="float" office:value="0.000585" calcext:value-type="float">
            <text:p>0,000585</text:p>
          </table:table-cell>
          <table:table-cell office:value-type="float" office:value="0.001926" calcext:value-type="float">
            <text:p>0,001926</text:p>
          </table:table-cell>
          <table:table-cell office:value-type="float" office:value="0.002528" calcext:value-type="float">
            <text:p>0,002528</text:p>
          </table:table-cell>
          <table:table-cell office:value-type="float" office:value="0.022602" calcext:value-type="float">
            <text:p>0,022602</text:p>
          </table:table-cell>
          <table:table-cell table:style-name="ce3"/>
          <table:table-cell office:value-type="float" office:value="0.00138" calcext:value-type="float">
            <text:p>0,00138</text:p>
          </table:table-cell>
          <table:table-cell office:value-type="float" office:value="0.001944" calcext:value-type="float">
            <text:p>0,001944</text:p>
          </table:table-cell>
          <table:table-cell office:value-type="float" office:value="0.0026" calcext:value-type="float">
            <text:p>0,0026</text:p>
          </table:table-cell>
          <table:table-cell office:value-type="float" office:value="0.003078" calcext:value-type="float">
            <text:p>0,003078</text:p>
          </table:table-cell>
          <table:table-cell office:value-type="float" office:value="0.011113" calcext:value-type="float">
            <text:p>0,011113</text:p>
          </table:table-cell>
          <table:table-cell office:value-type="float" office:value="0.022499" calcext:value-type="float">
            <text:p>0,022499</text:p>
          </table:table-cell>
          <table:table-cell office:value-type="float" office:value="0.289343" calcext:value-type="float">
            <text:p>0,289343</text:p>
          </table:table-cell>
          <table:table-cell table:number-columns-repeated="7"/>
        </table:table-row>
        <table:table-row table:style-name="ro1">
          <table:table-cell/>
          <table:table-cell office:value-type="float" office:value="0.000571" calcext:value-type="float">
            <text:p>0,000571</text:p>
          </table:table-cell>
          <table:table-cell office:value-type="float" office:value="0.000588" calcext:value-type="float">
            <text:p>0,000588</text:p>
          </table:table-cell>
          <table:table-cell office:value-type="float" office:value="0.000903" calcext:value-type="float">
            <text:p>0,000903</text:p>
          </table:table-cell>
          <table:table-cell office:value-type="float" office:value="0.000635" calcext:value-type="float">
            <text:p>0,000635</text:p>
          </table:table-cell>
          <table:table-cell office:value-type="float" office:value="0.003152" calcext:value-type="float">
            <text:p>0,003152</text:p>
          </table:table-cell>
          <table:table-cell office:value-type="float" office:value="0.003124" calcext:value-type="float">
            <text:p>0,003124</text:p>
          </table:table-cell>
          <table:table-cell office:value-type="float" office:value="0.026597" calcext:value-type="float">
            <text:p>0,026597</text:p>
          </table:table-cell>
          <table:table-cell table:style-name="ce3"/>
          <table:table-cell office:value-type="float" office:value="0.00136" calcext:value-type="float">
            <text:p>0,00136</text:p>
          </table:table-cell>
          <table:table-cell office:value-type="float" office:value="0.001869" calcext:value-type="float">
            <text:p>0,001869</text:p>
          </table:table-cell>
          <table:table-cell office:value-type="float" office:value="0.002525" calcext:value-type="float">
            <text:p>0,002525</text:p>
          </table:table-cell>
          <table:table-cell office:value-type="float" office:value="0.002982" calcext:value-type="float">
            <text:p>0,002982</text:p>
          </table:table-cell>
          <table:table-cell office:value-type="float" office:value="0.010829" calcext:value-type="float">
            <text:p>0,010829</text:p>
          </table:table-cell>
          <table:table-cell office:value-type="float" office:value="0.020467" calcext:value-type="float">
            <text:p>0,020467</text:p>
          </table:table-cell>
          <table:table-cell office:value-type="float" office:value="0.420022" calcext:value-type="float">
            <text:p>0,420022</text:p>
          </table:table-cell>
          <table:table-cell table:number-columns-repeated="7"/>
        </table:table-row>
        <table:table-row table:style-name="ro1">
          <table:table-cell/>
          <table:table-cell office:value-type="float" office:value="0.000564" calcext:value-type="float">
            <text:p>0,000564</text:p>
          </table:table-cell>
          <table:table-cell office:value-type="float" office:value="0.000491" calcext:value-type="float">
            <text:p>0,000491</text:p>
          </table:table-cell>
          <table:table-cell office:value-type="float" office:value="0.000548" calcext:value-type="float">
            <text:p>0,000548</text:p>
          </table:table-cell>
          <table:table-cell office:value-type="float" office:value="0.000644" calcext:value-type="float">
            <text:p>0,000644</text:p>
          </table:table-cell>
          <table:table-cell office:value-type="float" office:value="0.003006" calcext:value-type="float">
            <text:p>0,003006</text:p>
          </table:table-cell>
          <table:table-cell office:value-type="float" office:value="0.003957" calcext:value-type="float">
            <text:p>0,003957</text:p>
          </table:table-cell>
          <table:table-cell office:value-type="float" office:value="0.034404" calcext:value-type="float">
            <text:p>0,034404</text:p>
          </table:table-cell>
          <table:table-cell table:style-name="ce3"/>
          <table:table-cell office:value-type="float" office:value="0.001383" calcext:value-type="float">
            <text:p>0,001383</text:p>
          </table:table-cell>
          <table:table-cell office:value-type="float" office:value="0.001864" calcext:value-type="float">
            <text:p>0,001864</text:p>
          </table:table-cell>
          <table:table-cell office:value-type="float" office:value="0.002551" calcext:value-type="float">
            <text:p>0,002551</text:p>
          </table:table-cell>
          <table:table-cell office:value-type="float" office:value="0.002997" calcext:value-type="float">
            <text:p>0,002997</text:p>
          </table:table-cell>
          <table:table-cell office:value-type="float" office:value="0.010899" calcext:value-type="float">
            <text:p>0,010899</text:p>
          </table:table-cell>
          <table:table-cell office:value-type="float" office:value="0.02222" calcext:value-type="float">
            <text:p>0,02222</text:p>
          </table:table-cell>
          <table:table-cell office:value-type="float" office:value="0.356965" calcext:value-type="float">
            <text:p>0,356965</text:p>
          </table:table-cell>
          <table:table-cell table:number-columns-repeated="7"/>
        </table:table-row>
        <table:table-row table:style-name="ro1">
          <table:table-cell/>
          <table:table-cell office:value-type="float" office:value="0.000866" calcext:value-type="float">
            <text:p>0,000866</text:p>
          </table:table-cell>
          <table:table-cell office:value-type="float" office:value="0.000571" calcext:value-type="float">
            <text:p>0,000571</text:p>
          </table:table-cell>
          <table:table-cell office:value-type="float" office:value="0.000819" calcext:value-type="float">
            <text:p>0,000819</text:p>
          </table:table-cell>
          <table:table-cell office:value-type="float" office:value="0.000637" calcext:value-type="float">
            <text:p>0,000637</text:p>
          </table:table-cell>
          <table:table-cell office:value-type="float" office:value="0.00211" calcext:value-type="float">
            <text:p>0,00211</text:p>
          </table:table-cell>
          <table:table-cell office:value-type="float" office:value="0.002959" calcext:value-type="float">
            <text:p>0,002959</text:p>
          </table:table-cell>
          <table:table-cell office:value-type="float" office:value="0.026162" calcext:value-type="float">
            <text:p>0,026162</text:p>
          </table:table-cell>
          <table:table-cell table:style-name="ce3"/>
          <table:table-cell office:value-type="float" office:value="0.001434" calcext:value-type="float">
            <text:p>0,001434</text:p>
          </table:table-cell>
          <table:table-cell office:value-type="float" office:value="0.001856" calcext:value-type="float">
            <text:p>0,001856</text:p>
          </table:table-cell>
          <table:table-cell office:value-type="float" office:value="0.002719" calcext:value-type="float">
            <text:p>0,002719</text:p>
          </table:table-cell>
          <table:table-cell office:value-type="float" office:value="0.002948" calcext:value-type="float">
            <text:p>0,002948</text:p>
          </table:table-cell>
          <table:table-cell office:value-type="float" office:value="0.010491" calcext:value-type="float">
            <text:p>0,010491</text:p>
          </table:table-cell>
          <table:table-cell office:value-type="float" office:value="0.020976" calcext:value-type="float">
            <text:p>0,020976</text:p>
          </table:table-cell>
          <table:table-cell office:value-type="float" office:value="0.295786" calcext:value-type="float">
            <text:p>0,295786</text:p>
          </table:table-cell>
          <table:table-cell table:number-columns-repeated="7"/>
        </table:table-row>
        <table:table-row table:style-name="ro1">
          <table:table-cell/>
          <table:table-cell office:value-type="float" office:value="0.000862" calcext:value-type="float">
            <text:p>0,000862</text:p>
          </table:table-cell>
          <table:table-cell office:value-type="float" office:value="0.000447" calcext:value-type="float">
            <text:p>0,000447</text:p>
          </table:table-cell>
          <table:table-cell office:value-type="float" office:value="0.000542" calcext:value-type="float">
            <text:p>0,000542</text:p>
          </table:table-cell>
          <table:table-cell office:value-type="float" office:value="0.000574" calcext:value-type="float">
            <text:p>0,000574</text:p>
          </table:table-cell>
          <table:table-cell office:value-type="float" office:value="0.001926" calcext:value-type="float">
            <text:p>0,001926</text:p>
          </table:table-cell>
          <table:table-cell office:value-type="float" office:value="0.003366" calcext:value-type="float">
            <text:p>0,003366</text:p>
          </table:table-cell>
          <table:table-cell office:value-type="float" office:value="0.025188" calcext:value-type="float">
            <text:p>0,025188</text:p>
          </table:table-cell>
          <table:table-cell table:style-name="ce3"/>
          <table:table-cell office:value-type="float" office:value="0.00147" calcext:value-type="float">
            <text:p>0,00147</text:p>
          </table:table-cell>
          <table:table-cell office:value-type="float" office:value="0.00175" calcext:value-type="float">
            <text:p>0,00175</text:p>
          </table:table-cell>
          <table:table-cell office:value-type="float" office:value="0.00264" calcext:value-type="float">
            <text:p>0,00264</text:p>
          </table:table-cell>
          <table:table-cell office:value-type="float" office:value="0.002935" calcext:value-type="float">
            <text:p>0,002935</text:p>
          </table:table-cell>
          <table:table-cell office:value-type="float" office:value="0.010499" calcext:value-type="float">
            <text:p>0,010499</text:p>
          </table:table-cell>
          <table:table-cell office:value-type="float" office:value="0.025241" calcext:value-type="float">
            <text:p>0,025241</text:p>
          </table:table-cell>
          <table:table-cell office:value-type="float" office:value="0.266492" calcext:value-type="float">
            <text:p>0,266492</text:p>
          </table:table-cell>
          <table:table-cell table:number-columns-repeated="7"/>
        </table:table-row>
        <table:table-row table:style-name="ro1">
          <table:table-cell/>
          <table:table-cell table:style-name="ce4" table:formula="of:=SUM([.B42:.B71])" office:value-type="float" office:value="0.024941" calcext:value-type="float">
            <text:p>0,024941</text:p>
          </table:table-cell>
          <table:table-cell table:style-name="ce4" table:formula="of:=SUM([.C42:.C71])" office:value-type="float" office:value="0.020955" calcext:value-type="float">
            <text:p>0,020955</text:p>
          </table:table-cell>
          <table:table-cell table:style-name="ce4" table:formula="of:=SUM([.D42:.D71])" office:value-type="float" office:value="0.024982" calcext:value-type="float">
            <text:p>0,024982</text:p>
          </table:table-cell>
          <table:table-cell table:style-name="ce4" table:formula="of:=SUM([.E42:.E71])" office:value-type="float" office:value="0.027532" calcext:value-type="float">
            <text:p>0,027532</text:p>
          </table:table-cell>
          <table:table-cell table:style-name="ce4" table:formula="of:=SUM([.F42:.F71])" office:value-type="float" office:value="0.07573" calcext:value-type="float">
            <text:p>0,07573</text:p>
          </table:table-cell>
          <table:table-cell table:style-name="ce4" table:formula="of:=SUM([.G42:.G71])" office:value-type="float" office:value="0.105048" calcext:value-type="float">
            <text:p>0,105048</text:p>
          </table:table-cell>
          <table:table-cell table:style-name="ce4" table:formula="of:=SUM([.H42:.H71])" office:value-type="float" office:value="0.757565" calcext:value-type="float">
            <text:p>0,757565</text:p>
          </table:table-cell>
          <table:table-cell table:style-name="ce36" office:value-type="string" calcext:value-type="string">
            <text:p>soma</text:p>
          </table:table-cell>
          <table:table-cell table:style-name="ce4" table:formula="of:=SUM([.J42:.J71])" office:value-type="float" office:value="0.054547" calcext:value-type="float">
            <text:p>0,054547</text:p>
          </table:table-cell>
          <table:table-cell table:style-name="ce4" table:formula="of:=SUM([.K42:.K71])" office:value-type="float" office:value="0.063905" calcext:value-type="float">
            <text:p>0,063905</text:p>
          </table:table-cell>
          <table:table-cell table:style-name="ce4" table:formula="of:=SUM([.L42:.L71])" office:value-type="float" office:value="0.09264" calcext:value-type="float">
            <text:p>0,09264</text:p>
          </table:table-cell>
          <table:table-cell table:style-name="ce4" table:formula="of:=SUM([.M42:.M71])" office:value-type="float" office:value="0.102614" calcext:value-type="float">
            <text:p>0,102614</text:p>
          </table:table-cell>
          <table:table-cell table:style-name="ce4" table:formula="of:=SUM([.N42:.N71])" office:value-type="float" office:value="0.349538" calcext:value-type="float">
            <text:p>0,349538</text:p>
          </table:table-cell>
          <table:table-cell table:style-name="ce4" table:formula="of:=SUM([.O42:.O71])" office:value-type="float" office:value="0.679159" calcext:value-type="float">
            <text:p>0,679159</text:p>
          </table:table-cell>
          <table:table-cell table:style-name="ce4" table:formula="of:=SUM([.P42:.P71])" office:value-type="float" office:value="8.743926" calcext:value-type="float">
            <text:p>8,743926</text:p>
          </table:table-cell>
          <table:table-cell table:number-columns-repeated="7"/>
        </table:table-row>
        <table:table-row table:style-name="ro1">
          <table:table-cell/>
          <table:table-cell table:style-name="ce12" table:formula="of:=[.B72]/30" office:value-type="float" office:value="0.000831366666666666" calcext:value-type="float">
            <text:p>0,0008313667</text:p>
          </table:table-cell>
          <table:table-cell table:style-name="ce12" table:formula="of:=[.C72]/30" office:value-type="float" office:value="0.0006985" calcext:value-type="float">
            <text:p>0,0006985</text:p>
          </table:table-cell>
          <table:table-cell table:style-name="ce12" table:formula="of:=[.D72]/30" office:value-type="float" office:value="0.000832733333333333" calcext:value-type="float">
            <text:p>0,0008327333</text:p>
          </table:table-cell>
          <table:table-cell table:style-name="ce12" table:formula="of:=[.E72]/30" office:value-type="float" office:value="0.000917733333333333" calcext:value-type="float">
            <text:p>0,0009177333</text:p>
          </table:table-cell>
          <table:table-cell table:style-name="ce12" table:formula="of:=[.F72]/30" office:value-type="float" office:value="0.00252433333333333" calcext:value-type="float">
            <text:p>0,0025243333</text:p>
          </table:table-cell>
          <table:table-cell table:style-name="ce12" table:formula="of:=[.G72]/30" office:value-type="float" office:value="0.0035016" calcext:value-type="float">
            <text:p>0,0035016</text:p>
          </table:table-cell>
          <table:table-cell table:style-name="ce12" table:formula="of:=[.H72]/30" office:value-type="float" office:value="0.0252521666666667" calcext:value-type="float">
            <text:p>0,0252521667</text:p>
          </table:table-cell>
          <table:table-cell table:style-name="ce36" office:value-type="string" calcext:value-type="string">
            <text:p>media</text:p>
          </table:table-cell>
          <table:table-cell table:style-name="ce38" table:formula="of:=[.J72]/30" office:value-type="float" office:value="0.00181823333333333" calcext:value-type="float">
            <text:p>0,0018182333</text:p>
          </table:table-cell>
          <table:table-cell table:style-name="ce38" table:formula="of:=[.K72]/30" office:value-type="float" office:value="0.00213016666666667" calcext:value-type="float">
            <text:p>0,0021301667</text:p>
          </table:table-cell>
          <table:table-cell table:style-name="ce38" table:formula="of:=[.L72]/30" office:value-type="float" office:value="0.003088" calcext:value-type="float">
            <text:p>0,003088</text:p>
          </table:table-cell>
          <table:table-cell table:style-name="ce38" table:formula="of:=[.M72]/30" office:value-type="float" office:value="0.00342046666666667" calcext:value-type="float">
            <text:p>0,0034204667</text:p>
          </table:table-cell>
          <table:table-cell table:style-name="ce38" table:formula="of:=[.N72]/30" office:value-type="float" office:value="0.0116512666666667" calcext:value-type="float">
            <text:p>0,0116512667</text:p>
          </table:table-cell>
          <table:table-cell table:style-name="ce38" table:formula="of:=[.O72]/30" office:value-type="float" office:value="0.0226386333333333" calcext:value-type="float">
            <text:p>0,0226386333</text:p>
          </table:table-cell>
          <table:table-cell table:style-name="ce38" table:formula="of:=[.P72]/30" office:value-type="float" office:value="0.2914642" calcext:value-type="float">
            <text:p>0,2914642</text:p>
          </table:table-cell>
          <table:table-cell table:number-columns-repeated="7"/>
        </table:table-row>
        <table:table-row table:style-name="ro1">
          <table:table-cell table:number-columns-repeated="8"/>
          <table:table-cell table:style-name="ce36"/>
          <table:table-cell table:number-columns-repeated="14"/>
        </table:table-row>
        <table:table-row table:style-name="ro1">
          <table:table-cell table:number-columns-repeated="8"/>
          <table:table-cell table:style-name="ce3"/>
          <table:table-cell table:number-columns-repeated="14"/>
        </table:table-row>
        <table:table-row table:style-name="ro1">
          <table:table-cell table:number-columns-repeated="23"/>
        </table:table-row>
        <table:table-row table:style-name="ro2">
          <table:table-cell office:value-type="string" calcext:value-type="string">
            <text:p><text:span text:style-name="T1">tam_vet: </text:span>tamanho do vetor onde foram buscados os números primos</text:p>
          </table:table-cell>
          <table:table-cell table:number-columns-repeated="22"/>
        </table:table-row>
        <table:table-row table:style-name="ro2">
          <table:table-cell office:value-type="string" calcext:value-type="string">
            <text:p><text:span text:style-name="T1">qtd_pt:</text:span> quantidade de threads ou processos que foram criados para fazer a busca</text:p>
          </table:table-cell>
          <table:table-cell table:number-columns-repeated="22"/>
        </table:table-row>
        <table:table-row table:style-name="ro1" table:number-rows-repeated="3">
          <table:table-cell table:number-columns-repeated="23"/>
        </table:table-row>
        <table:table-row table:style-name="ro1">
          <table:table-cell/>
          <table:table-cell table:style-name="ce13" office:value-type="string" calcext:value-type="string">
            <text:p>RESULTADOS</text:p>
          </table:table-cell>
          <table:table-cell table:number-columns-repeated="21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4"/>
          <table:table-cell table:style-name="ce22"/>
          <table:table-cell table:style-name="ce25"/>
          <table:table-cell table:style-name="ce27" office:value-type="string" calcext:value-type="string">
            <text:p><text:s/></text:p>
          </table:table-cell>
          <table:table-cell table:style-name="ce29" office:value-type="string" calcext:value-type="string">
            <text:p><text:s text:c="3"/>SEQUENCIAL</text:p>
          </table:table-cell>
          <table:table-cell table:style-name="ce29"/>
          <table:table-cell table:style-name="ce25"/>
          <table:table-cell table:style-name="ce39"/>
          <table:table-cell table:style-name="ce41"/>
          <table:table-cell table:number-columns-repeated="11"/>
        </table:table-row>
        <table:table-row table:style-name="ro1">
          <table:table-cell table:number-columns-repeated="4"/>
          <table:table-cell table:style-name="ce23" office:value-type="string" calcext:value-type="string">
            <text:p>tam. vetor</text:p>
          </table:table-cell>
          <table:table-cell table:style-name="ce16" office:value-type="float" office:value="10" calcext:value-type="float">
            <text:p>10</text:p>
          </table:table-cell>
          <table:table-cell table:style-name="ce19" office:value-type="float" office:value="100" calcext:value-type="float">
            <text:p>100</text:p>
          </table:table-cell>
          <table:table-cell table:style-name="ce19" office:value-type="float" office:value="1000" calcext:value-type="float">
            <text:p>1000</text:p>
          </table:table-cell>
          <table:table-cell table:style-name="ce19" office:value-type="float" office:value="10000" calcext:value-type="float">
            <text:p>10000</text:p>
          </table:table-cell>
          <table:table-cell table:style-name="ce19" office:value-type="float" office:value="100000" calcext:value-type="float">
            <text:p>100000</text:p>
          </table:table-cell>
          <table:table-cell table:style-name="ce19" office:value-type="float" office:value="1000000" calcext:value-type="float">
            <text:p>1000000</text:p>
          </table:table-cell>
          <table:table-cell table:style-name="ce19" office:value-type="float" office:value="10000000" calcext:value-type="float">
            <text:p>10000000</text:p>
          </table:table-cell>
          <table:table-cell table:number-columns-repeated="11"/>
        </table:table-row>
        <table:table-row table:style-name="ro1">
          <table:table-cell table:number-columns-repeated="4"/>
          <table:table-cell table:style-name="ce23" office:value-type="string" calcext:value-type="string">
            <text:p>tempo(s)</text:p>
          </table:table-cell>
          <table:table-cell table:style-name="ce16" office:value-type="float" office:value="0.0000233" calcext:value-type="float">
            <text:p>0,0000233</text:p>
          </table:table-cell>
          <table:table-cell table:style-name="ce16" office:value-type="float" office:value="0.0000493" calcext:value-type="float">
            <text:p>0,0000493</text:p>
          </table:table-cell>
          <table:table-cell table:style-name="ce16" office:value-type="float" office:value="0.000149" calcext:value-type="float">
            <text:p>0,000149</text:p>
          </table:table-cell>
          <table:table-cell table:style-name="ce16" office:value-type="float" office:value="0.0010042" calcext:value-type="float">
            <text:p>0,0010042</text:p>
          </table:table-cell>
          <table:table-cell table:style-name="ce16" office:value-type="float" office:value="0.00971147" calcext:value-type="float">
            <text:p>0,00971147</text:p>
          </table:table-cell>
          <table:table-cell table:style-name="ce16" office:value-type="float" office:value="0.10535983" calcext:value-type="float">
            <text:p>0,10535983</text:p>
          </table:table-cell>
          <table:table-cell table:style-name="ce16" office:value-type="float" office:value="0.9513406" calcext:value-type="float">
            <text:p>0,9513406</text:p>
          </table:table-cell>
          <table:table-cell table:number-columns-repeated="11"/>
        </table:table-row>
        <table:table-row table:style-name="ro1">
          <table:table-cell table:number-columns-repeated="4"/>
          <table:table-cell table:style-name="ce14"/>
          <table:table-cell table:number-columns-repeated="18"/>
        </table:table-row>
        <table:table-row table:style-name="ro1">
          <table:table-cell/>
          <table:table-cell table:style-name="ce14"/>
          <table:table-cell table:style-name="ce13"/>
          <table:table-cell/>
          <table:table-cell table:style-name="ce14"/>
          <table:table-cell table:number-columns-repeated="18"/>
        </table:table-row>
        <table:table-row table:style-name="ro1">
          <table:table-cell/>
          <table:table-cell table:style-name="ce14"/>
          <table:table-cell table:style-name="ce13"/>
          <table:table-cell/>
          <table:table-cell table:style-name="ce6"/>
          <table:table-cell table:style-name="ce15"/>
          <table:table-cell table:style-name="ce18"/>
          <table:table-cell table:style-name="ce15" office:value-type="string" calcext:value-type="string">
            <text:p><text:s text:c="3"/>THREADS</text:p>
          </table:table-cell>
          <table:table-cell table:style-name="ce15" table:number-columns-repeated="2"/>
          <table:table-cell table:style-name="ce18"/>
          <table:table-cell table:style-name="ce30"/>
          <table:table-cell table:number-columns-repeated="11"/>
        </table:table-row>
        <table:table-row table:style-name="ro1">
          <table:table-cell/>
          <table:table-cell table:style-name="ce14"/>
          <table:table-cell table:number-columns-repeated="2"/>
          <table:table-cell table:style-name="ce7" office:value-type="string" calcext:value-type="string">
            <text:p>tam. vetor</text:p>
          </table:table-cell>
          <table:table-cell table:style-name="ce16" office:value-type="float" office:value="10" calcext:value-type="float">
            <text:p>10</text:p>
          </table:table-cell>
          <table:table-cell table:style-name="ce19" office:value-type="float" office:value="100" calcext:value-type="float">
            <text:p>100</text:p>
          </table:table-cell>
          <table:table-cell table:style-name="ce19" office:value-type="float" office:value="1000" calcext:value-type="float">
            <text:p>1000</text:p>
          </table:table-cell>
          <table:table-cell table:style-name="ce19" office:value-type="float" office:value="10000" calcext:value-type="float">
            <text:p>10000</text:p>
          </table:table-cell>
          <table:table-cell table:style-name="ce19" office:value-type="float" office:value="100000" calcext:value-type="float">
            <text:p>100000</text:p>
          </table:table-cell>
          <table:table-cell table:style-name="ce19" office:value-type="float" office:value="1000000" calcext:value-type="float">
            <text:p>1000000</text:p>
          </table:table-cell>
          <table:table-cell table:style-name="ce19" office:value-type="float" office:value="10000000" calcext:value-type="float">
            <text:p>10000000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17"/>
          <table:table-cell/>
          <table:table-cell table:style-name="ce7" office:value-type="string" calcext:value-type="string">
            <text:p>tempo(s)</text:p>
          </table:table-cell>
          <table:table-cell table:style-name="ce16" office:value-type="float" office:value="0.00010717" calcext:value-type="float">
            <text:p>0,00010717</text:p>
          </table:table-cell>
          <table:table-cell table:style-name="ce16" office:value-type="float" office:value="0.00016383" calcext:value-type="float">
            <text:p>0,00016383</text:p>
          </table:table-cell>
          <table:table-cell table:style-name="ce16" office:value-type="float" office:value="0.0001843" calcext:value-type="float">
            <text:p>0,0001843</text:p>
          </table:table-cell>
          <table:table-cell table:style-name="ce16" office:value-type="float" office:value="0.00080443" calcext:value-type="float">
            <text:p>0,00080443</text:p>
          </table:table-cell>
          <table:table-cell table:style-name="ce16" office:value-type="float" office:value="0.0059235" calcext:value-type="float">
            <text:p>0,0059235</text:p>
          </table:table-cell>
          <table:table-cell table:style-name="ce16" office:value-type="float" office:value="0.05205167" calcext:value-type="float">
            <text:p>0,05205167</text:p>
          </table:table-cell>
          <table:table-cell table:style-name="ce16" office:value-type="float" office:value="0.48782723" calcext:value-type="float">
            <text:p>0,48782723</text:p>
          </table:table-cell>
          <table:table-cell table:number-columns-repeated="11"/>
        </table:table-row>
        <table:table-row table:style-name="ro1">
          <table:table-cell table:number-columns-repeated="4"/>
          <table:table-cell table:style-name="ce14"/>
          <table:table-cell table:style-name="ce13"/>
          <table:table-cell table:number-columns-repeated="17"/>
        </table:table-row>
        <table:table-row table:style-name="ro1">
          <table:table-cell table:number-columns-repeated="4"/>
          <table:table-cell table:style-name="ce17"/>
          <table:table-cell table:style-name="ce13"/>
          <table:table-cell table:number-columns-repeated="17"/>
        </table:table-row>
        <table:table-row table:style-name="ro1">
          <table:table-cell table:number-columns-repeated="4"/>
          <table:table-cell table:style-name="ce17"/>
          <table:table-cell table:number-columns-repeated="18"/>
        </table:table-row>
        <table:table-row table:style-name="ro1">
          <table:table-cell table:number-columns-repeated="4"/>
          <table:table-cell table:style-name="ce24"/>
          <table:table-cell table:style-name="ce26"/>
          <table:table-cell table:style-name="ce28"/>
          <table:table-cell table:style-name="ce26" office:value-type="string" calcext:value-type="string">
            <text:p><text:s text:c="4"/>PROCESSOS</text:p>
          </table:table-cell>
          <table:table-cell table:style-name="ce26" table:number-columns-repeated="2"/>
          <table:table-cell table:style-name="ce28"/>
          <table:table-cell table:style-name="ce42"/>
          <table:table-cell table:number-columns-repeated="11"/>
        </table:table-row>
        <table:table-row table:style-name="ro1">
          <table:table-cell table:number-columns-repeated="4"/>
          <table:table-cell table:style-name="ce7" office:value-type="string" calcext:value-type="string">
            <text:p>tam. vetor</text:p>
          </table:table-cell>
          <table:table-cell table:style-name="ce16" office:value-type="float" office:value="10" calcext:value-type="float">
            <text:p>10</text:p>
          </table:table-cell>
          <table:table-cell table:style-name="ce19" office:value-type="float" office:value="100" calcext:value-type="float">
            <text:p>100</text:p>
          </table:table-cell>
          <table:table-cell table:style-name="ce19" office:value-type="float" office:value="1000" calcext:value-type="float">
            <text:p>1000</text:p>
          </table:table-cell>
          <table:table-cell table:style-name="ce19" office:value-type="float" office:value="10000" calcext:value-type="float">
            <text:p>10000</text:p>
          </table:table-cell>
          <table:table-cell table:style-name="ce19" office:value-type="float" office:value="100000" calcext:value-type="float">
            <text:p>100000</text:p>
          </table:table-cell>
          <table:table-cell table:style-name="ce19" office:value-type="float" office:value="1000000" calcext:value-type="float">
            <text:p>1000000</text:p>
          </table:table-cell>
          <table:table-cell table:style-name="ce19" office:value-type="float" office:value="10000000" calcext:value-type="float">
            <text:p>10000000</text:p>
          </table:table-cell>
          <table:table-cell table:number-columns-repeated="11"/>
        </table:table-row>
        <table:table-row table:style-name="ro1">
          <table:table-cell table:number-columns-repeated="4"/>
          <table:table-cell table:style-name="ce7" office:value-type="string" calcext:value-type="string">
            <text:p>tempo(s)</text:p>
          </table:table-cell>
          <table:table-cell table:style-name="ce16" office:value-type="float" office:value="0.00041857" calcext:value-type="float">
            <text:p>0,00041857</text:p>
          </table:table-cell>
          <table:table-cell table:style-name="ce16" office:value-type="float" office:value="0.0006391" calcext:value-type="float">
            <text:p>0,0006391</text:p>
          </table:table-cell>
          <table:table-cell table:style-name="ce16" office:value-type="float" office:value="0.00066013" calcext:value-type="float">
            <text:p>0,00066013</text:p>
          </table:table-cell>
          <table:table-cell table:style-name="ce16" office:value-type="float" office:value="0.0015277" calcext:value-type="float">
            <text:p>0,0015277</text:p>
          </table:table-cell>
          <table:table-cell table:style-name="ce16" office:value-type="float" office:value="0.0104659" calcext:value-type="float">
            <text:p>0,0104659</text:p>
          </table:table-cell>
          <table:table-cell table:style-name="ce16" office:value-type="float" office:value="0.10880903" calcext:value-type="float">
            <text:p>0,10880903</text:p>
          </table:table-cell>
          <table:table-cell table:style-name="ce16" office:value-type="float" office:value="0.98739763" calcext:value-type="float">
            <text:p>0,98739763</text:p>
          </table:table-cell>
          <table:table-cell table:number-columns-repeated="11"/>
        </table:table-row>
        <table:table-row table:style-name="ro1" table:number-rows-repeated="3">
          <table:table-cell table:number-columns-repeated="23"/>
        </table:table-row>
        <table:table-row table:style-name="ro1">
          <table:table-cell table:style-name="ce6"/>
          <table:table-cell table:style-name="ce15"/>
          <table:table-cell table:style-name="ce18"/>
          <table:table-cell table:style-name="ce15" office:value-type="string" calcext:value-type="string">
            <text:p><text:s text:c="2"/>THREADS</text:p>
          </table:table-cell>
          <table:table-cell table:style-name="ce15" table:number-columns-repeated="2"/>
          <table:table-cell table:style-name="ce18"/>
          <table:table-cell table:style-name="ce30"/>
          <table:table-cell/>
          <table:table-cell table:style-name="ce24"/>
          <table:table-cell table:style-name="ce26"/>
          <table:table-cell table:style-name="ce28"/>
          <table:table-cell table:style-name="ce26" office:value-type="string" calcext:value-type="string">
            <text:p><text:s text:c="4"/>PROCESSOS</text:p>
          </table:table-cell>
          <table:table-cell table:style-name="ce26" table:number-columns-repeated="2"/>
          <table:table-cell table:style-name="ce28"/>
          <table:table-cell table:style-name="ce42"/>
          <table:table-cell table:number-columns-repeated="6"/>
        </table:table-row>
        <table:table-row table:style-name="ro1">
          <table:table-cell table:style-name="ce7" office:value-type="string" calcext:value-type="string">
            <text:p>qtd thread</text:p>
          </table:table-cell>
          <table:table-cell table:style-name="ce16" office:value-type="float" office:value="2" calcext:value-type="float">
            <text:p>2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50" calcext:value-type="float">
            <text:p>50</text:p>
          </table:table-cell>
          <table:table-cell table:style-name="ce19" office:value-type="float" office:value="100" calcext:value-type="float">
            <text:p>100</text:p>
          </table:table-cell>
          <table:table-cell table:style-name="ce19" office:value-type="float" office:value="1000" calcext:value-type="float">
            <text:p>1000</text:p>
          </table:table-cell>
          <table:table-cell/>
          <table:table-cell table:style-name="ce7" office:value-type="string" calcext:value-type="string">
            <text:p>qtd proc.</text:p>
          </table:table-cell>
          <table:table-cell table:style-name="ce16" office:value-type="float" office:value="2" calcext:value-type="float">
            <text:p>2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50" calcext:value-type="float">
            <text:p>50</text:p>
          </table:table-cell>
          <table:table-cell table:style-name="ce19" office:value-type="float" office:value="100" calcext:value-type="float">
            <text:p>100</text:p>
          </table:table-cell>
          <table:table-cell table:style-name="ce19" office:value-type="float" office:value="1000" calcext:value-type="float">
            <text:p>1000</text:p>
          </table:table-cell>
          <table:table-cell table:number-columns-repeated="6"/>
        </table:table-row>
        <table:table-row table:style-name="ro1">
          <table:table-cell table:style-name="ce7" office:value-type="string" calcext:value-type="string">
            <text:p>tempo(s)</text:p>
          </table:table-cell>
          <table:table-cell table:style-name="ce16" office:value-type="float" office:value="0.00083137" calcext:value-type="float">
            <text:p>0,00083137</text:p>
          </table:table-cell>
          <table:table-cell table:style-name="ce16" office:value-type="float" office:value="0.0006985" calcext:value-type="float">
            <text:p>0,0006985</text:p>
          </table:table-cell>
          <table:table-cell table:style-name="ce16" office:value-type="float" office:value="0.00083273" calcext:value-type="float">
            <text:p>0,00083273</text:p>
          </table:table-cell>
          <table:table-cell table:style-name="ce16" office:value-type="float" office:value="0.00091773" calcext:value-type="float">
            <text:p>0,00091773</text:p>
          </table:table-cell>
          <table:table-cell table:style-name="ce16" office:value-type="float" office:value="0.00252433" calcext:value-type="float">
            <text:p>0,00252433</text:p>
          </table:table-cell>
          <table:table-cell table:style-name="ce16" office:value-type="float" office:value="0.0035016" calcext:value-type="float">
            <text:p>0,0035016</text:p>
          </table:table-cell>
          <table:table-cell table:style-name="ce16" office:value-type="float" office:value="0.02525217" calcext:value-type="float">
            <text:p>0,02525217</text:p>
          </table:table-cell>
          <table:table-cell/>
          <table:table-cell table:style-name="ce7" office:value-type="string" calcext:value-type="string">
            <text:p>tempo(s)</text:p>
          </table:table-cell>
          <table:table-cell table:style-name="ce16" office:value-type="float" office:value="0.00181823" calcext:value-type="float">
            <text:p>0,00181823</text:p>
          </table:table-cell>
          <table:table-cell table:style-name="ce16" office:value-type="float" office:value="0.00213017" calcext:value-type="float">
            <text:p>0,00213017</text:p>
          </table:table-cell>
          <table:table-cell table:style-name="ce16" office:value-type="float" office:value="0.003088" calcext:value-type="float">
            <text:p>0,003088</text:p>
          </table:table-cell>
          <table:table-cell table:style-name="ce16" office:value-type="float" office:value="0.00342047" calcext:value-type="float">
            <text:p>0,00342047</text:p>
          </table:table-cell>
          <table:table-cell table:style-name="ce16" office:value-type="float" office:value="0.01165127" calcext:value-type="float">
            <text:p>0,01165127</text:p>
          </table:table-cell>
          <table:table-cell table:style-name="ce16" office:value-type="float" office:value="0.02263863" calcext:value-type="float">
            <text:p>0,02263863</text:p>
          </table:table-cell>
          <table:table-cell table:style-name="ce16" office:value-type="float" office:value="0.2914642" calcext:value-type="float">
            <text:p>0,2914642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0">00/00/0000</text:date>, <text:time style:data-style-name="N2" text:time-value="16:42:56.39495582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9T18:19:09.255480927</meta:creation-date>
    <dc:date>2017-05-20T16:46:05.745316170</dc:date>
    <meta:editing-duration>PT45M8S</meta:editing-duration>
    <meta:editing-cycles>10</meta:editing-cycles>
    <meta:generator>LibreOffice/5.1.6.2$Linux_X86_64 LibreOffice_project/10m0$Build-2</meta:generator>
    <meta:document-statistic meta:table-count="1" meta:cell-count="1288" meta:object-count="0"/>
  </office:meta>
</office:document-meta>
</file>